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Arial" svg:font-family="Arial"/>
    <style:font-face style:name="Cambria" svg:font-family="Cambria"/>
    <style:font-face style:name="Skin-market-sans" svg:font-family="Skin-market-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253.1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96.86pt"/>
    </style:style>
    <style:style style:name="co5" style:family="table-column">
      <style:table-column-properties fo:break-before="auto" style:column-width="104.8pt"/>
    </style:style>
    <style:style style:name="co6" style:family="table-column">
      <style:table-column-properties fo:break-before="auto" style:column-width="115.06pt"/>
    </style:style>
    <style:style style:name="co7" style:family="table-column">
      <style:table-column-properties fo:break-before="auto" style:column-width="68.29pt"/>
    </style:style>
    <style:style style:name="co8" style:family="table-column">
      <style:table-column-properties fo:break-before="auto" style:column-width="169.06pt"/>
    </style:style>
    <style:style style:name="co9" style:family="table-column">
      <style:table-column-properties fo:break-before="auto" style:column-width="178.55pt"/>
    </style:style>
    <style:style style:name="co10" style:family="table-column">
      <style:table-column-properties fo:break-before="auto" style:column-width="163.5pt"/>
    </style:style>
    <style:style style:name="co11" style:family="table-column">
      <style:table-column-properties fo:break-before="auto" style:column-width="57.94pt"/>
    </style:style>
    <style:style style:name="co12" style:family="table-column">
      <style:table-column-properties fo:break-before="auto" style:column-width="64.29pt"/>
    </style:style>
    <style:style style:name="co13" style:family="table-column">
      <style:table-column-properties fo:break-before="auto" style:column-width="52.41pt"/>
    </style:style>
    <style:style style:name="co14" style:family="table-column">
      <style:table-column-properties fo:break-before="auto" style:column-width="100.74pt"/>
    </style:style>
    <style:style style:name="co15" style:family="table-column">
      <style:table-column-properties fo:break-before="auto" style:column-width="65.06pt"/>
    </style:style>
    <style:style style:name="co16" style:family="table-column">
      <style:table-column-properties fo:break-before="auto" style:column-width="71.46pt"/>
    </style:style>
    <style:style style:name="co17" style:family="table-column">
      <style:table-column-properties fo:break-before="auto" style:column-width="67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52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1.74pt" fo:break-before="auto" style:use-optimal-row-height="false"/>
    </style:style>
    <style:style style:name="ro5" style:family="table-row">
      <style:table-row-properties style:row-height="37.5pt" fo:break-before="auto" style:use-optimal-row-height="false"/>
    </style:style>
    <style:style style:name="ta1" style:family="table" style:master-page-name="PageStyle_5f_MidFDM-HTU">
      <style:table-properties table:display="true" style:writing-mode="lr-tb"/>
    </style:style>
    <style:style style:name="ta2" style:family="table" style:master-page-name="PageStyle_5f_midFDM-Kleve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name-complex="&quot;Open Sans&quot;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6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6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6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6">
      <style:table-cell-properties fo:border-bottom="none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Skin-market-sans" fo:font-size="11pt" fo:font-style="normal" fo:text-shadow="none" style:text-underline-style="none" fo:font-weight="normal" style:font-size-asian="11pt" style:font-style-asian="normal" style:font-weight-asian="normal" style:font-name-complex="Skin-market-sans" style:font-size-complex="11pt" style:font-style-complex="normal" style:font-weight-complex="normal"/>
    </style:style>
    <style:style style:name="ce4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Skin-market-sans" fo:font-size="11pt" fo:font-style="normal" fo:text-shadow="none" style:text-underline-style="none" fo:font-weight="normal" style:font-size-asian="11pt" style:font-style-asian="normal" style:font-weight-asian="normal" style:font-name-complex="Skin-market-sans" style:font-size-complex="11pt" style:font-style-complex="normal" style:font-weight-complex="normal"/>
    </style:style>
    <style:style style:name="ce46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99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00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00ff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 style:data-style-name="N125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25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25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ff00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e5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name-complex="&quot;Open Sans&quot;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3c47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26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26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26">
      <style:table-cell-properties fo:border-bottom="0.74pt solid #000000" fo:background-color="#6aa84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26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26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26">
      <style:table-cell-properties fo:border-bottom="0.74pt solid #000000" fo:background-color="#ea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26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26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26">
      <style:table-cell-properties fo:border-bottom="0.74pt solid #000000" fo:background-color="#6aa84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26">
      <style:table-cell-properties fo:border-bottom="0.74pt solid #000000" fo:background-color="#93c47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26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25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25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25">
      <style:table-cell-properties fo:border-bottom="0.74pt solid #000000" fo:background-color="#6aa84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25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25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25">
      <style:table-cell-properties fo:border-bottom="0.74pt solid #000000" fo:background-color="#ea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25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25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25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25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125">
      <style:table-cell-properties fo:border-bottom="0.74pt solid #000000" fo:background-color="#6aa84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25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 style:data-style-name="N125">
      <style:table-cell-properties fo:border-bottom="0.74pt solid #000000" fo:background-color="#93c47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25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 style:data-style-name="N125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25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25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25">
      <style:table-cell-properties fo:border-bottom="0.74pt solid #000000" fo:background-color="#ea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25">
      <style:table-cell-properties fo:border-bottom="none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 style:data-style-name="N125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25">
      <style:table-cell-properties fo:border-bottom="none" fo:background-color="#6aa84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25">
      <style:table-cell-properties fo:border-bottom="none" fo:background-color="#93c47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25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25">
      <style:table-cell-properties fo:border-bottom="none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6aa84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ea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fo:background-color="#93c47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ackground-color="#f9cb9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ackground-color="#6aa84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ackground-color="#93c4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Skin-market-sans" fo:font-size="11pt" fo:font-style="normal" fo:text-shadow="none" style:text-underline-style="none" fo:font-weight="normal" style:font-size-asian="11pt" style:font-style-asian="normal" style:font-weight-asian="normal" style:font-name-complex="Skin-market-sans" style:font-size-complex="11pt" style:font-style-complex="normal" style:font-weight-complex="normal"/>
    </style:style>
    <style:style style:name="ce180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fo:background-color="#6aa84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fo:background-color="#6aa84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Skin-market-sans" fo:font-size="11pt" fo:font-style="normal" fo:text-shadow="none" style:text-underline-style="none" fo:font-weight="normal" style:font-size-asian="11pt" style:font-style-asian="normal" style:font-weight-asian="normal" style:font-name-complex="Skin-market-sans" style:font-size-complex="11pt" style:font-style-complex="normal" style:font-weight-complex="normal"/>
    </style:style>
    <style:style style:name="ce183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7" style:family="table-cell" style:parent-style-name="Default">
      <style:table-cell-properties fo:background-color="#ff99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ackground-color="#f9cb9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fo:background-color="#6aa84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ackground-color="#93c47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ackground-color="#b6d7a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>
      <style:table-cell-properties fo:background-color="#6aa84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>
      <style:table-cell-properties fo:background-color="#ea99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0" style:family="table-cell" style:parent-style-name="Default">
      <style:table-cell-properties fo:background-color="#b6d7a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Default">
      <style:table-cell-properties fo:background-color="#ff99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3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>
      <style:table-cell-properties fo:background-color="#6aa84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8" style:family="table-cell" style:parent-style-name="Default">
      <style:table-cell-properties fo:background-color="#93c4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>
      <style:table-cell-properties fo:background-color="#6aa84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Default">
      <style:table-cell-properties fo:background-color="#93c47d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4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6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Default" style:data-style-name="N125">
      <style:table-cell-properties fo:background-color="#6aa84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1" style:family="table-cell" style:parent-style-name="Default" style:data-style-name="N125">
      <style:table-cell-properties fo:background-color="#93c47d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2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3" style:family="table-cell" style:parent-style-name="Default" style:data-style-name="N125">
      <style:table-cell-properties fo:background-color="#6aa84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4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5" style:family="table-cell" style:parent-style-name="Default" style:data-style-name="N125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6" style:family="table-cell" style:parent-style-name="Default" style:data-style-name="N125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 style:data-style-name="N125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8" style:family="table-cell" style:parent-style-name="Default" style:data-style-name="N125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Default">
      <style:table-cell-properties fo:background-color="#93c47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Default">
      <style:table-cell-properties fo:background-color="#6aa84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1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4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dFDM-HT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Ready to be ordered/ordered</text:p>
          </table:table-cell>
          <table:covered-table-cell table:number-columns-repeated="8" table:style-name="ce7"/>
          <table:covered-table-cell table:style-name="ce52"/>
          <table:table-cell/>
          <table:table-cell table:style-name="ce66"/>
          <table:table-cell table:style-name="ce61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fications</text:p>
          </table:table-cell>
          <table:table-cell table:style-name="ce1" office:value-type="string" calcext:value-type="string">
            <text:p>Amount</text:p>
          </table:table-cell>
          <table:table-cell table:style-name="ce11" office:value-type="string" calcext:value-type="string">
            <text:p>Unit Price</text:p>
          </table:table-cell>
          <table:table-cell table:style-name="ce1" office:value-type="string" calcext:value-type="string">
            <text:p>Total</text:p>
          </table:table-cell>
          <table:table-cell table:style-name="ce18" office:value-type="string" calcext:value-type="string">
            <text:p>Shipping</text:p>
          </table:table-cell>
          <table:table-cell table:style-name="ce1" office:value-type="string" calcext:value-type="string">
            <text:p>Vendor</text:p>
          </table:table-cell>
          <table:table-cell table:style-name="ce37" office:value-type="string" calcext:value-type="string">
            <text:p>Unique Vendor</text:p>
          </table:table-cell>
          <table:table-cell table:style-name="ce47" office:value-type="string" calcext:value-type="string">
            <text:p>William</text:p>
          </table:table-cell>
          <table:table-cell table:style-name="ce47" office:value-type="string" calcext:value-type="string">
            <text:p>Daniele</text:p>
          </table:table-cell>
          <table:table-cell table:style-name="ce61" office:value-type="string" calcext:value-type="string">
            <text:p>Location</text:p>
          </table:table-cell>
          <table:table-cell table:style-name="ce66" office:value-type="string" calcext:value-type="string">
            <text:p>Invoice Amt</text:p>
          </table:table-cell>
          <table:table-cell table:style-name="ce61" office:value-type="string" calcext:value-type="string">
            <text:p>Invoice number</text:p>
          </table:table-cell>
          <table:table-cell table:style-name="ce77" office:value-type="string" calcext:value-type="string" table:number-columns-spanned="2" table:number-rows-spanned="1">
            <text:p>Legenda:</text:p>
          </table:table-cell>
          <table:covered-table-cell/>
          <table:table-cell table:style-name="ce88" office:value-type="string" calcext:value-type="string">
            <text:p>Note: prices are MwSt include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luminum Profile</text:p>
          </table:table-cell>
          <table:table-cell table:style-name="ce2" office:value-type="string" calcext:value-type="string">
            <text:p>40x40 nut 8 740mm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currency" office:currency="EUR" office:value="9" calcext:value-type="currency">
            <text:p>€9.00</text:p>
          </table:table-cell>
          <table:table-cell table:style-name="ce12" table:formula="of:=[.C3]*[.D3]" office:value-type="currency" office:currency="EUR" office:value="9" calcext:value-type="currency">
            <text:p>€9.00</text:p>
          </table:table-cell>
          <table:table-cell table:style-name="ce14" table:formula="of:=11.21*1.16" office:value-type="currency" office:currency="EUR" office:value="13.0036" calcext:value-type="currency" table:number-columns-spanned="1" table:number-rows-spanned="16">
            <text:p>€13.00</text:p>
          </table:table-cell>
          <table:table-cell table:style-name="ce29" office:value-type="string" calcext:value-type="string" table:number-columns-spanned="1" table:number-rows-spanned="6">
            <text:p><text:a xlink:href="https://www.alu-profil-technik.de/Profil-40-x-40-Nut-8-I-Raster-435.html" xlink:type="simple">link</text:a></text:p>
          </table:table-cell>
          <table:table-cell table:style-name="ce38" office:value-type="string" calcext:value-type="string" table:number-columns-spanned="1" table:number-rows-spanned="16">
            <text:p>Aluprofil Technik Kohl</text:p>
          </table:table-cell>
          <table:table-cell table:style-name="ce48" office:value-type="string" calcext:value-type="string" table:number-columns-spanned="1" table:number-rows-spanned="16">
            <text:p>reimbursement claimed</text:p>
          </table:table-cell>
          <table:table-cell table:style-name="ce53" office:value-type="string" calcext:value-type="string">
            <text:p>My bad was 740mm, I will add it from my stock and take the shorter one</text:p>
          </table:table-cell>
          <table:table-cell table:style-name="ce62" office:value-type="string" calcext:value-type="string" table:number-columns-spanned="1" table:number-rows-spanned="16">
            <text:p>xanten</text:p>
          </table:table-cell>
          <table:table-cell table:style-name="ce67" office:value-type="string" calcext:value-type="string" table:number-columns-spanned="1" table:number-rows-spanned="16">
            <text:p>227.19</text:p>
          </table:table-cell>
          <table:table-cell table:style-name="ce72" table:number-columns-spanned="1" table:number-rows-spanned="16"/>
          <table:table-cell table:style-name="ce61" office:value-type="string" calcext:value-type="string">
            <text:p>To be ordered</text:p>
          </table:table-cell>
          <table:table-cell table:style-name="ce82"/>
          <table:table-cell table:number-columns-repeated="1009"/>
        </table:table-row>
        <table:table-row table:style-name="ro1">
          <table:table-cell table:style-name="ce2" office:value-type="string" calcext:value-type="string">
            <text:p>Aluminum Profile</text:p>
          </table:table-cell>
          <table:table-cell table:style-name="ce2" office:value-type="string" calcext:value-type="string">
            <text:p>40x40 nut 8 830mm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currency" office:currency="EUR" office:value="10" calcext:value-type="currency">
            <text:p>€10.00</text:p>
          </table:table-cell>
          <table:table-cell table:style-name="ce12" table:formula="of:=[.C4]*[.D4]" office:value-type="currency" office:currency="EUR" office:value="10" calcext:value-type="currency">
            <text:p>€10.00</text:p>
          </table:table-cell>
          <table:covered-table-cell table:style-name="ce19"/>
          <table:covered-table-cell table:number-columns-repeated="3" table:style-name="ce21"/>
          <table:table-cell table:style-name="ce54"/>
          <table:covered-table-cell table:number-columns-repeated="3" table:style-name="ce19"/>
          <table:table-cell table:style-name="ce61" office:value-type="string" calcext:value-type="string">
            <text:p>Ordered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 calcext:value-type="string">
            <text:p>Aluminum Profile</text:p>
          </table:table-cell>
          <table:table-cell table:style-name="ce2" office:value-type="string" calcext:value-type="string">
            <text:p>40x40 nut 8 576mm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currency" office:currency="EUR" office:value="6.72" calcext:value-type="currency">
            <text:p>€6.72</text:p>
          </table:table-cell>
          <table:table-cell table:style-name="ce12" table:formula="of:=[.C5]*[.D5]" office:value-type="currency" office:currency="EUR" office:value="6.72" calcext:value-type="currency">
            <text:p>€6.72</text:p>
          </table:table-cell>
          <table:covered-table-cell table:style-name="ce19"/>
          <table:covered-table-cell table:number-columns-repeated="3" table:style-name="ce21"/>
          <table:table-cell table:style-name="ce54"/>
          <table:covered-table-cell table:number-columns-repeated="3" table:style-name="ce19"/>
          <table:table-cell table:style-name="ce61" office:value-type="string" calcext:value-type="string">
            <text:p>Arrived</text:p>
          </table:table-cell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Aluminum Profile</text:p>
          </table:table-cell>
          <table:table-cell table:style-name="ce2" office:value-type="string" calcext:value-type="string">
            <text:p>40x40 nut 8 200mm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currency" office:currency="EUR" office:value="2.24" calcext:value-type="currency">
            <text:p>€2.24</text:p>
          </table:table-cell>
          <table:table-cell table:style-name="ce12" table:formula="of:=[.C6]*[.D6]" office:value-type="currency" office:currency="EUR" office:value="4.48" calcext:value-type="currency">
            <text:p>€4.48</text:p>
          </table:table-cell>
          <table:covered-table-cell table:style-name="ce19"/>
          <table:covered-table-cell table:number-columns-repeated="3" table:style-name="ce21"/>
          <table:table-cell table:style-name="ce54"/>
          <table:covered-table-cell table:number-columns-repeated="3" table:style-name="ce19"/>
          <table:table-cell table:style-name="ce61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Aluminum Profile</text:p>
          </table:table-cell>
          <table:table-cell table:style-name="ce2" office:value-type="string" calcext:value-type="string">
            <text:p>40x40 nut 8 300m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3.36" calcext:value-type="currency">
            <text:p>€3.36</text:p>
          </table:table-cell>
          <table:table-cell table:style-name="ce12" table:formula="of:=[.C7]*[.D7]" office:value-type="currency" office:currency="EUR" office:value="3.36" calcext:value-type="currency">
            <text:p>€3.36</text:p>
          </table:table-cell>
          <table:covered-table-cell table:style-name="ce19"/>
          <table:covered-table-cell table:number-columns-repeated="3" table:style-name="ce21"/>
          <table:table-cell table:style-name="ce54"/>
          <table:covered-table-cell table:number-columns-repeated="3" table:style-name="ce19"/>
          <table:table-cell table:style-name="ce1" office:value-type="string" calcext:value-type="string">
            <text:p>Total with MwST (no shipping):</text:p>
          </table:table-cell>
          <table:table-cell table:style-name="ce1" office:value-type="string" calcext:value-type="string">
            <text:p>Total without MwST (no shipping):</text:p>
          </table:table-cell>
          <table:table-cell table:style-name="ce1" office:value-type="string" calcext:value-type="string">
            <text:p>Shipping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luminum Profile</text:p>
          </table:table-cell>
          <table:table-cell table:style-name="ce2" office:value-type="string" calcext:value-type="string">
            <text:p>40x40 nut 8 330m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4.48" calcext:value-type="currency">
            <text:p>€4.48</text:p>
          </table:table-cell>
          <table:table-cell table:style-name="ce12" table:formula="of:=[.C8]*[.D8]" office:value-type="currency" office:currency="EUR" office:value="4.48" calcext:value-type="currency">
            <text:p>€4.48</text:p>
          </table:table-cell>
          <table:covered-table-cell table:style-name="ce19"/>
          <table:covered-table-cell table:style-name="ce22"/>
          <table:covered-table-cell table:number-columns-repeated="2" table:style-name="ce21"/>
          <table:table-cell table:style-name="ce54"/>
          <table:covered-table-cell table:number-columns-repeated="3" table:style-name="ce19"/>
          <table:table-cell table:style-name="ce78" table:formula="of:=SUM([.E$1:.E$1048576])" office:value-type="currency" office:currency="EUR" office:value="1629.6008" calcext:value-type="currency">
            <text:p>€1,629.60</text:p>
          </table:table-cell>
          <table:table-cell table:style-name="ce78" table:formula="of:=[.N8]/1.16" office:value-type="currency" office:currency="EUR" office:value="1404.828276" calcext:value-type="currency">
            <text:p>€1,404.83</text:p>
          </table:table-cell>
          <table:table-cell table:style-name="ce78" table:formula="of:=SUM([.F$1:.F$1048576])" office:value-type="currency" office:currency="EUR" office:value="187.55" calcext:value-type="currency">
            <text:p>€187.5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luminum Profile</text:p>
          </table:table-cell>
          <table:table-cell table:style-name="ce2" office:value-type="string" calcext:value-type="string">
            <text:p>40x80 nut 8 690m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16" calcext:value-type="currency">
            <text:p>€16.00</text:p>
          </table:table-cell>
          <table:table-cell table:style-name="ce12" table:formula="of:=[.C9]*[.D9]" office:value-type="currency" office:currency="EUR" office:value="16" calcext:value-type="currency">
            <text:p>€16.00</text:p>
          </table:table-cell>
          <table:covered-table-cell table:style-name="ce19"/>
          <table:table-cell table:style-name="ce30" office:value-type="string" calcext:value-type="string" table:number-columns-spanned="1" table:number-rows-spanned="2">
            <text:p><text:a xlink:href="https://www.alu-profil-technik.de/Profil-40-x-80-Nut-8-I-Raster.html" xlink:type="simple">link</text:a></text:p>
          </table:table-cell>
          <table:covered-table-cell table:number-columns-repeated="2" table:style-name="ce21"/>
          <table:table-cell table:style-name="ce55" office:value-type="string" calcext:value-type="string">
            <text:p>Adjusted from design, better buy 60x30 nut6 profile</text:p>
          </table:table-cell>
          <table:covered-table-cell table:number-columns-repeated="3" table:style-name="ce19"/>
          <table:table-cell table:style-name="ce61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Aluminum Profile</text:p>
          </table:table-cell>
          <table:table-cell table:style-name="ce2" office:value-type="string" calcext:value-type="string">
            <text:p>40x80 nut 8 790m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16" calcext:value-type="currency">
            <text:p>€16.00</text:p>
          </table:table-cell>
          <table:table-cell table:style-name="ce12" table:formula="of:=[.C10]*[.D10]" office:value-type="currency" office:currency="EUR" office:value="16" calcext:value-type="currency">
            <text:p>€16.00</text:p>
          </table:table-cell>
          <table:covered-table-cell table:style-name="ce19"/>
          <table:covered-table-cell table:style-name="ce20"/>
          <table:covered-table-cell table:number-columns-repeated="2" table:style-name="ce21"/>
          <table:table-cell table:style-name="ce54"/>
          <table:covered-table-cell table:number-columns-repeated="3" table:style-name="ce19"/>
          <table:table-cell table:style-name="ce77" office:value-type="string" calcext:value-type="string" table:number-columns-spanned="2" table:number-rows-spanned="1">
            <text:p>Total per vendor MwSt <text:s/>and shipping included: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luminum Profile</text:p>
          </table:table-cell>
          <table:table-cell table:style-name="ce8" office:value-type="string" calcext:value-type="string">
            <text:p>80x80 nut 8 695m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46" calcext:value-type="currency">
            <text:p>€46.00</text:p>
          </table:table-cell>
          <table:table-cell table:style-name="ce12" table:formula="of:=[.C11]*[.D11]" office:value-type="currency" office:currency="EUR" office:value="46" calcext:value-type="currency">
            <text:p>€46.00</text:p>
          </table:table-cell>
          <table:covered-table-cell table:style-name="ce19"/>
          <table:table-cell table:style-name="ce31" office:value-type="string" calcext:value-type="string">
            <text:p><text:a xlink:href="https://www.alu-profil-technik.de/Profil-40-x-40-Nut-8-I-Raster-560-655.html" xlink:type="simple">link</text:a></text:p>
          </table:table-cell>
          <table:covered-table-cell table:number-columns-repeated="2" table:style-name="ce21"/>
          <table:table-cell table:style-name="ce55" office:value-type="string" calcext:value-type="string">
            <text:p>695mm</text:p>
          </table:table-cell>
          <table:covered-table-cell table:number-columns-repeated="3" table:style-name="ce19"/>
          <table:table-cell table:style-name="ce79" office:value-type="string" calcext:value-type="string">
            <text:p>Aluprofil Technik Kohl</text:p>
          </table:table-cell>
          <table:table-cell table:style-name="ce78" table:formula="of:=SUM([.E3:.E18])" office:value-type="currency" office:currency="EUR" office:value="222.34" calcext:value-type="currency">
            <text:p>€222.34</text:p>
          </table:table-cell>
          <table:table-cell table:style-name="ce89"/>
          <table:table-cell table:number-columns-repeated="1008"/>
        </table:table-row>
        <table:table-row table:style-name="ro1">
          <table:table-cell table:style-name="ce2" office:value-type="string" calcext:value-type="string">
            <text:p>Aluminum Profile</text:p>
          </table:table-cell>
          <table:table-cell table:style-name="ce8" office:value-type="string" calcext:value-type="string">
            <text:p>20x20 nut 6 790mm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currency" office:currency="EUR" office:value="3.76" calcext:value-type="currency">
            <text:p>€3.76</text:p>
          </table:table-cell>
          <table:table-cell table:style-name="ce12" table:formula="of:=[.C12]*[.D12]" office:value-type="currency" office:currency="EUR" office:value="11.28" calcext:value-type="currency">
            <text:p>€11.28</text:p>
          </table:table-cell>
          <table:covered-table-cell table:style-name="ce19"/>
          <table:table-cell table:style-name="ce30" office:value-type="string" calcext:value-type="string" table:number-columns-spanned="1" table:number-rows-spanned="4">
            <text:p><text:a xlink:href="https://www.alu-profil-technik.de/Profil20x20-Designprofil-Aluprofile-Strebenprofile-Solarpeofile-Alubaukasten.html" xlink:type="simple">link</text:a></text:p>
          </table:table-cell>
          <table:covered-table-cell table:number-columns-repeated="2" table:style-name="ce21"/>
          <table:table-cell table:style-name="ce54"/>
          <table:covered-table-cell table:number-columns-repeated="3" table:style-name="ce19"/>
          <table:table-cell table:style-name="ce79" office:value-type="string" calcext:value-type="string">
            <text:p>Stepperonline</text:p>
          </table:table-cell>
          <table:table-cell table:style-name="ce78" table:formula="of:=SUM([.E19:.E20])+SUM([.F19])" office:value-type="currency" office:currency="EUR" office:value="72.26" calcext:value-type="currency">
            <text:p>€72.26</text:p>
          </table:table-cell>
          <table:table-cell table:style-name="ce89"/>
          <table:table-cell table:number-columns-repeated="1008"/>
        </table:table-row>
        <table:table-row table:style-name="ro1">
          <table:table-cell table:style-name="ce2" office:value-type="string" calcext:value-type="string">
            <text:p>Aluminum Profile</text:p>
          </table:table-cell>
          <table:table-cell table:style-name="ce8" office:value-type="string" calcext:value-type="string">
            <text:p>20x20 nut 6 550m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2.82" calcext:value-type="currency">
            <text:p>€2.82</text:p>
          </table:table-cell>
          <table:table-cell table:style-name="ce12" table:formula="of:=[.C13]*[.D13]" office:value-type="currency" office:currency="EUR" office:value="2.82" calcext:value-type="currency">
            <text:p>€2.82</text:p>
          </table:table-cell>
          <table:covered-table-cell table:number-columns-repeated="2" table:style-name="ce19"/>
          <table:covered-table-cell table:number-columns-repeated="2" table:style-name="ce21"/>
          <table:table-cell table:style-name="ce54"/>
          <table:covered-table-cell table:number-columns-repeated="3" table:style-name="ce19"/>
          <table:table-cell table:style-name="ce79" office:value-type="string" calcext:value-type="string">
            <text:p>CNC Store</text:p>
          </table:table-cell>
          <table:table-cell table:style-name="ce78" table:formula="of:=SUM([.E21:.E23])+SUM([.F21])" office:value-type="currency" office:currency="EUR" office:value="172.32" calcext:value-type="currency">
            <text:p>€172.32</text:p>
          </table:table-cell>
          <table:table-cell table:style-name="ce79" office:value-type="string" calcext:value-type="string">
            <text:p>Note: from Italy, no MwSt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luminum Profile</text:p>
          </table:table-cell>
          <table:table-cell table:style-name="ce8" office:value-type="string" calcext:value-type="string">
            <text:p>20x20 nut 6 800mm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currency" office:currency="EUR" office:value="3.76" calcext:value-type="currency">
            <text:p>€3.76</text:p>
          </table:table-cell>
          <table:table-cell table:style-name="ce12" table:formula="of:=[.C14]*[.D14]" office:value-type="currency" office:currency="EUR" office:value="18.8" calcext:value-type="currency">
            <text:p>€18.80</text:p>
          </table:table-cell>
          <table:covered-table-cell table:number-columns-repeated="2" table:style-name="ce19"/>
          <table:covered-table-cell table:number-columns-repeated="2" table:style-name="ce21"/>
          <table:table-cell table:style-name="ce54"/>
          <table:covered-table-cell table:number-columns-repeated="3" table:style-name="ce19"/>
          <table:table-cell table:style-name="ce79" office:value-type="string" calcext:value-type="string">
            <text:p>FistBond</text:p>
          </table:table-cell>
          <table:table-cell table:style-name="ce78" table:formula="of:=[.E25]+[.F25]" office:value-type="currency" office:currency="EUR" office:value="194.2" calcext:value-type="currency">
            <text:p>€194.2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luminum Profile</text:p>
          </table:table-cell>
          <table:table-cell table:style-name="ce8" office:value-type="string" calcext:value-type="string">
            <text:p>20x20 nut 6 760mm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currency" office:currency="EUR" office:value="3.76" calcext:value-type="currency">
            <text:p>€3.76</text:p>
          </table:table-cell>
          <table:table-cell table:style-name="ce12" table:formula="of:=[.C15]*[.D15]" office:value-type="currency" office:currency="EUR" office:value="15.04" calcext:value-type="currency">
            <text:p>€15.04</text:p>
          </table:table-cell>
          <table:covered-table-cell table:style-name="ce19"/>
          <table:covered-table-cell table:style-name="ce20"/>
          <table:covered-table-cell table:number-columns-repeated="2" table:style-name="ce21"/>
          <table:table-cell table:style-name="ce54"/>
          <table:covered-table-cell table:number-columns-repeated="3" table:style-name="ce19"/>
          <table:table-cell table:style-name="ce79" office:value-type="string" calcext:value-type="string">
            <text:p>mechatronics-pro</text:p>
          </table:table-cell>
          <table:table-cell table:style-name="ce78" table:formula="of:=[.E26]+[.F26]" office:value-type="currency" office:currency="EUR" office:value="68.84" calcext:value-type="currency">
            <text:p>€68.8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luminum Bracket</text:p>
          </table:table-cell>
          <table:table-cell table:style-name="ce8" office:value-type="string" calcext:value-type="string">
            <text:p>40x4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currency" office:currency="EUR" office:value="1.75" calcext:value-type="currency">
            <text:p>€1.75</text:p>
          </table:table-cell>
          <table:table-cell table:style-name="ce12" table:formula="of:=[.C16]*[.D16]" office:value-type="currency" office:currency="EUR" office:value="14" calcext:value-type="currency">
            <text:p>€14.00</text:p>
          </table:table-cell>
          <table:covered-table-cell table:style-name="ce19"/>
          <table:table-cell table:style-name="ce31" office:value-type="string" calcext:value-type="string">
            <text:p><text:a xlink:href="https://www.alu-profil-technik.de/Winkel-40-nut-8-Aluprofil-profil40-Strebenprofil-Saarland-Solartechnik-Solarprofile-Maschinenbauprofile-Maschinenbau-Automatisierung-Verbvindung-Eckwinkel-Modellbau-camping-outdor-Wohnmibilausbau-Profilausbau-unterschrank-Aquarium-TV-Schrank-284-700.html" xlink:type="simple">link</text:a></text:p>
          </table:table-cell>
          <table:covered-table-cell table:number-columns-repeated="2" table:style-name="ce21"/>
          <table:table-cell table:style-name="ce53" office:value-type="string" calcext:value-type="string">
            <text:p>Also buy some 40x80 and/or L flat reinforcements</text:p>
          </table:table-cell>
          <table:covered-table-cell table:number-columns-repeated="3" table:style-name="ce19"/>
          <table:table-cell table:style-name="ce79" office:value-type="string" calcext:value-type="string">
            <text:p>Dold-Mechatronik</text:p>
          </table:table-cell>
          <table:table-cell table:style-name="ce78" table:formula="of:=SUM([.E27:.E29])+[.F27]" office:value-type="currency" office:currency="EUR" office:value="187.39" calcext:value-type="currency">
            <text:p>€187.3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luminum Bracket</text:p>
          </table:table-cell>
          <table:table-cell table:style-name="ce8" office:value-type="string" calcext:value-type="string">
            <text:p>20x20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currency" office:currency="EUR" office:value="1.56" calcext:value-type="currency">
            <text:p>€1.56</text:p>
          </table:table-cell>
          <table:table-cell table:style-name="ce12" table:formula="of:=[.C17]*[.D17]" office:value-type="currency" office:currency="EUR" office:value="34.32" calcext:value-type="currency">
            <text:p>€34.32</text:p>
          </table:table-cell>
          <table:covered-table-cell table:style-name="ce19"/>
          <table:table-cell table:style-name="ce31" office:value-type="string" calcext:value-type="string">
            <text:p><text:a xlink:href="https://www.alu-profil-technik.de/Winkel--Verbinder--Winkel-20.html" xlink:type="simple">link</text:a></text:p>
          </table:table-cell>
          <table:covered-table-cell table:number-columns-repeated="2" table:style-name="ce21"/>
          <table:table-cell table:style-name="ce53" office:value-type="string" calcext:value-type="string">
            <text:p>Maybe better from another supplier next time</text:p>
          </table:table-cell>
          <table:covered-table-cell table:number-columns-repeated="3" table:style-name="ce19"/>
          <table:table-cell table:style-name="ce80" office:value-type="string" calcext:value-type="string">
            <text:p>3DJake</text:p>
          </table:table-cell>
          <table:table-cell table:style-name="ce78" table:formula="of:=[.D29]" office:value-type="currency" office:currency="EUR" office:value="145.99" calcext:value-type="currency">
            <text:p>€145.9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luminum Bracket</text:p>
          </table:table-cell>
          <table:table-cell table:style-name="ce8" office:value-type="string" calcext:value-type="string">
            <text:p>40x8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currency" office:currency="EUR" office:value="5.02" calcext:value-type="currency">
            <text:p>€5.02</text:p>
          </table:table-cell>
          <table:table-cell table:style-name="ce12" table:formula="of:=[.C18]*[.D18]" office:value-type="currency" office:currency="EUR" office:value="10.04" calcext:value-type="currency">
            <text:p>€10.04</text:p>
          </table:table-cell>
          <table:covered-table-cell table:style-name="ce20"/>
          <table:table-cell table:style-name="ce31" office:value-type="string" calcext:value-type="string">
            <text:p><text:a xlink:href="https://www.alu-profil-technik.de/Winkel-40-x-80-Nut-8-I-Raster-schwere-Ausfuehrung-mit-Befestigungsset.html" xlink:type="simple">link</text:a></text:p>
          </table:table-cell>
          <table:covered-table-cell table:number-columns-repeated="2" table:style-name="ce22"/>
          <table:table-cell table:style-name="ce54" office:value-type="string" calcext:value-type="string">
            <text:p>we will use 2 pieces 40x80 nut 8</text:p>
          </table:table-cell>
          <table:covered-table-cell table:number-columns-repeated="3" table:style-name="ce20"/>
          <table:table-cell table:style-name="ce81" office:value-type="string" calcext:value-type="string">
            <text:p>cnc-zubehoer</text:p>
          </table:table-cell>
          <table:table-cell table:style-name="ce83" office:value-type="currency" office:currency="EUR" office:value="231" calcext:value-type="currency">
            <text:p>€231.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tepper motor</text:p>
          </table:table-cell>
          <table:table-cell table:style-name="ce8" office:value-type="string" calcext:value-type="string">
            <text:p><text:s/>Nema 24 60x60x100m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34.88" calcext:value-type="currency">
            <text:p>€34.88</text:p>
          </table:table-cell>
          <table:table-cell table:style-name="ce12" table:formula="of:=[.C19]*[.D19]" office:value-type="currency" office:currency="EUR" office:value="34.88" calcext:value-type="currency">
            <text:p>€34.88</text:p>
          </table:table-cell>
          <table:table-cell table:style-name="ce14" office:value-type="currency" office:currency="EUR" office:value="6" calcext:value-type="currency" table:number-columns-spanned="1" table:number-rows-spanned="2">
            <text:p>€6.00</text:p>
          </table:table-cell>
          <table:table-cell table:style-name="ce31" office:value-type="string" calcext:value-type="string">
            <text:p><text:a xlink:href="https://www.omc-stepperonline.com/nema-24-stepper-motor/dual-shaft-nema-24-stepper-motor-42a-4nm-566-ozin-60x60x100mm-4-wires-24hs39-4204d.html" xlink:type="simple">link</text:a></text:p>
          </table:table-cell>
          <table:table-cell table:style-name="ce38" office:value-type="string" calcext:value-type="string" table:number-columns-spanned="1" table:number-rows-spanned="2">
            <text:p>Stepperonline</text:p>
          </table:table-cell>
          <table:table-cell table:style-name="ce48" office:value-type="string" calcext:value-type="string" table:number-columns-spanned="1" table:number-rows-spanned="2">
            <text:p>reimbursement claimed</text:p>
          </table:table-cell>
          <table:table-cell table:style-name="ce54" office:value-type="string" calcext:value-type="string">
            <text:p>no worries, I have ordered plenty of times from them</text:p>
          </table:table-cell>
          <table:table-cell table:style-name="ce63" office:value-type="string" calcext:value-type="string" table:number-columns-spanned="1" table:number-rows-spanned="2">
            <text:p>Xanten</text:p>
          </table:table-cell>
          <table:table-cell table:style-name="ce68" office:value-type="currency" office:currency="EUR" office:value="74.38" calcext:value-type="currency" table:number-columns-spanned="1" table:number-rows-spanned="2">
            <text:p>74.38 €</text:p>
          </table:table-cell>
          <table:table-cell table:style-name="ce73"/>
          <table:table-cell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Stepper motor</text:p>
          </table:table-cell>
          <table:table-cell table:style-name="ce8" office:value-type="string" calcext:value-type="string">
            <text:p><text:s/>Nema 23 57x57x56mm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currency" office:currency="EUR" office:value="15.69" calcext:value-type="currency">
            <text:p>€15.69</text:p>
          </table:table-cell>
          <table:table-cell table:style-name="ce12" table:formula="of:=[.C20]*[.D20]" office:value-type="currency" office:currency="EUR" office:value="31.38" calcext:value-type="currency">
            <text:p>€31.38</text:p>
          </table:table-cell>
          <table:covered-table-cell table:style-name="ce20"/>
          <table:table-cell table:style-name="ce31" office:value-type="string" calcext:value-type="string">
            <text:p><text:a xlink:href="https://www.omc-stepperonline.com/nema-23-stepper-motor/clearance-sale-nema-23-unipolar-1-8deg-0-9nm-127-5oz-in-1a-7-4v-57x57x56mm-6-wires.html?mfp=16o-ship-from%5B60%5D" xlink:type="simple">link</text:a></text:p>
          </table:table-cell>
          <table:covered-table-cell table:number-columns-repeated="2" table:style-name="ce22"/>
          <table:table-cell table:style-name="ce54"/>
          <table:covered-table-cell table:number-columns-repeated="2"/>
          <table:table-cell table:style-name="ce73"/>
          <table:table-cell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Linear Guide</text:p>
          </table:table-cell>
          <table:table-cell table:style-name="ce2" office:value-type="string" calcext:value-type="string">
            <text:p>HGR15 750mm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currency" office:currency="EUR" office:value="38.43" calcext:value-type="currency">
            <text:p>€38.43</text:p>
          </table:table-cell>
          <table:table-cell table:style-name="ce13" table:formula="of:=[.C21]*[.D21]" office:value-type="currency" office:currency="EUR" office:value="76.86" calcext:value-type="currency">
            <text:p>€76.86</text:p>
          </table:table-cell>
          <table:table-cell table:style-name="ce15" office:value-type="currency" office:currency="EUR" office:value="25" calcext:value-type="currency" table:number-columns-spanned="1" table:number-rows-spanned="3">
            <text:p>€25.00</text:p>
          </table:table-cell>
          <table:table-cell table:style-name="ce32" office:value-type="string" calcext:value-type="string" table:number-columns-spanned="1" table:number-rows-spanned="3">
            <text:p><text:a xlink:href="https://www.cnc-store.eu/en/linear-guideways-126/guideway-hgr15-r-c.html" xlink:type="simple">link</text:a></text:p>
          </table:table-cell>
          <table:table-cell table:style-name="ce38" office:value-type="string" calcext:value-type="string" table:number-columns-spanned="1" table:number-rows-spanned="3">
            <text:p>CNC Store</text:p>
          </table:table-cell>
          <table:table-cell table:style-name="ce48" office:value-type="string" calcext:value-type="string" table:number-columns-spanned="1" table:number-rows-spanned="3">
            <text:p>reimbursement claimed</text:p>
          </table:table-cell>
          <table:table-cell table:style-name="ce54"/>
          <table:table-cell table:style-name="ce64" office:value-type="string" calcext:value-type="string">
            <text:p>Xanten</text:p>
          </table:table-cell>
          <table:table-cell table:style-name="ce68" office:value-type="currency" office:currency="EUR" office:value="176.89" calcext:value-type="currency" table:number-columns-spanned="1" table:number-rows-spanned="3">
            <text:p>176.89 €</text:p>
          </table:table-cell>
          <table:table-cell table:style-name="ce73"/>
          <table:table-cell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Linear Guide</text:p>
          </table:table-cell>
          <table:table-cell table:style-name="ce2" office:value-type="string" calcext:value-type="string">
            <text:p>HGR15 690mm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currency" office:currency="EUR" office:value="35.36" calcext:value-type="currency">
            <text:p>€35.36</text:p>
          </table:table-cell>
          <table:table-cell table:style-name="ce13" table:formula="of:=[.C22]*[.D22]" office:value-type="currency" office:currency="EUR" office:value="35.36" calcext:value-type="currency">
            <text:p>€35.36</text:p>
          </table:table-cell>
          <table:covered-table-cell table:number-columns-repeated="4" table:style-name="ce21"/>
          <table:table-cell table:style-name="ce54"/>
          <table:table-cell table:style-name="ce64" office:value-type="string" calcext:value-type="string">
            <text:p>Xanten</text:p>
          </table:table-cell>
          <table:covered-table-cell/>
          <table:table-cell table:style-name="ce73"/>
          <table:table-cell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Linear Guide</text:p>
          </table:table-cell>
          <table:table-cell table:style-name="ce2" office:value-type="string" calcext:value-type="string">
            <text:p>HGR15 725mm</text:p>
          </table:table-cell>
          <table:table-cell table:style-name="ce2" office:value-type="float" office:value="1" calcext:value-type="float">
            <text:p>1</text:p>
          </table:table-cell>
          <table:table-cell table:style-name="ce13" office:value-type="currency" office:currency="EUR" office:value="35.1" calcext:value-type="currency">
            <text:p>€35.10</text:p>
          </table:table-cell>
          <table:table-cell table:style-name="ce13" table:formula="of:=[.C23]*[.D23]" office:value-type="currency" office:currency="EUR" office:value="35.1" calcext:value-type="currency">
            <text:p>€35.10</text:p>
          </table:table-cell>
          <table:covered-table-cell table:number-columns-repeated="4" table:style-name="ce22"/>
          <table:table-cell table:style-name="ce55" office:value-type="string" calcext:value-type="string">
            <text:p>Better buy it 725mm</text:p>
          </table:table-cell>
          <table:table-cell table:style-name="ce64" office:value-type="string" calcext:value-type="string">
            <text:p>Xanten</text:p>
          </table:table-cell>
          <table:covered-table-cell/>
          <table:table-cell table:style-name="ce73"/>
          <table:table-cell/>
          <table:table-cell table:style-name="ce6"/>
          <table:table-cell table:number-columns-repeated="1009"/>
        </table:table-row>
        <table:table-row table:style-name="ro2">
          <table:table-cell table:style-name="ce3" office:value-type="string" calcext:value-type="string">
            <text:p>Bearing Blocks</text:p>
          </table:table-cell>
          <table:table-cell table:style-name="ce9" office:value-type="string" calcext:value-type="string">
            <text:p>HGH15CA</text:p>
          </table:table-cell>
          <table:table-cell table:style-name="ce10" office:value-type="float" office:value="7" calcext:value-type="float">
            <text:p>7</text:p>
          </table:table-cell>
          <table:table-cell table:style-name="ce14" office:value-type="currency" office:currency="EUR" office:value="33" calcext:value-type="currency">
            <text:p>€33.00</text:p>
          </table:table-cell>
          <table:table-cell table:style-name="ce14" table:formula="of:=[.C24]*[.D24]" office:value-type="currency" office:currency="EUR" office:value="231" calcext:value-type="currency">
            <text:p>€231.00</text:p>
          </table:table-cell>
          <table:table-cell table:style-name="ce23" office:value-type="currency" office:currency="EUR" office:value="4.9" calcext:value-type="currency">
            <text:p>€4.90</text:p>
          </table:table-cell>
          <table:table-cell table:style-name="ce30" office:value-type="string" calcext:value-type="string">
            <text:p><text:a xlink:href="https://www.cnc-zubehoer.eu/antriebe/profilschienenfuehrungen/201/hiwin-laufwagen-hgh" xlink:type="simple">link</text:a></text:p>
          </table:table-cell>
          <table:table-cell table:style-name="ce39" office:value-type="string" calcext:value-type="string">
            <text:p>cnc-zubehoer</text:p>
          </table:table-cell>
          <table:table-cell table:style-name="ce48" office:value-type="string" calcext:value-type="string">
            <text:p>reimbursement claimed</text:p>
          </table:table-cell>
          <table:table-cell table:style-name="ce56" office:value-type="string" calcext:value-type="string">
            <text:p>better 5xHGH15CA and 2xHGW15CC</text:p>
          </table:table-cell>
          <table:table-cell table:style-name="ce64" office:value-type="string" calcext:value-type="string">
            <text:p>Xanten</text:p>
          </table:table-cell>
          <table:table-cell table:style-name="ce69" office:value-type="currency" office:currency="EUR" office:value="235.9" calcext:value-type="currency">
            <text:p>235.90 €</text:p>
          </table:table-cell>
          <table:table-cell table:style-name="ce74"/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Dibond</text:p>
          </table:table-cell>
          <table:table-cell table:style-name="ce8" office:value-type="string" calcext:value-type="string">
            <text:p>White RAL9016 2050x1000x3mm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currency" office:currency="EUR" office:value="37.8" calcext:value-type="currency">
            <text:p>€37.80</text:p>
          </table:table-cell>
          <table:table-cell table:style-name="ce12" table:formula="of:=[.C25]*[.D25]" office:value-type="currency" office:currency="EUR" office:value="151.2" calcext:value-type="currency">
            <text:p>€151.20</text:p>
          </table:table-cell>
          <table:table-cell table:style-name="ce14" office:value-type="currency" office:currency="EUR" office:value="43" calcext:value-type="currency">
            <text:p>€43.00</text:p>
          </table:table-cell>
          <table:table-cell table:style-name="ce31" office:value-type="string" calcext:value-type="string">
            <text:p><text:a xlink:href="https://onlineshop.firstbond.de/product_info.php?info=p2%7B4%7D7%7B626404%7D0_aluverbundplatte-3mm-2050x1000mm-weiss-ral9016.html&amp;no_boost=1" xlink:type="simple">link</text:a></text:p>
          </table:table-cell>
          <table:table-cell table:style-name="ce38" office:value-type="string" calcext:value-type="string">
            <text:p>First Bond</text:p>
          </table:table-cell>
          <table:table-cell table:style-name="ce49" office:value-type="string" calcext:value-type="string">
            <text:p>reimbursement claimed</text:p>
          </table:table-cell>
          <table:table-cell table:style-name="ce54"/>
          <table:table-cell table:style-name="ce58" office:value-type="string" calcext:value-type="string">
            <text:p>Xanten</text:p>
          </table:table-cell>
          <table:table-cell table:style-name="ce69" office:value-type="currency" office:currency="EUR" office:value="194.11" calcext:value-type="currency">
            <text:p>194.11 €</text:p>
          </table:table-cell>
          <table:table-cell table:style-name="ce73"/>
          <table:table-cell/>
          <table:table-cell table:style-name="ce84"/>
          <table:table-cell table:style-name="ce90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Stepper Driver</text:p>
          </table:table-cell>
          <table:table-cell table:style-name="ce8" office:value-type="string" calcext:value-type="string">
            <text:p>TB660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currency" office:currency="EUR" office:value="12.65" calcext:value-type="currency">
            <text:p>€12.65</text:p>
          </table:table-cell>
          <table:table-cell table:style-name="ce12" table:formula="of:=[.C26]*[.D26]" office:value-type="currency" office:currency="EUR" office:value="63.25" calcext:value-type="currency">
            <text:p>€63.25</text:p>
          </table:table-cell>
          <table:table-cell table:style-name="ce14" office:value-type="currency" office:currency="EUR" office:value="5.59" calcext:value-type="currency">
            <text:p>€5.59</text:p>
          </table:table-cell>
          <table:table-cell table:style-name="ce31" office:value-type="string" calcext:value-type="string">
            <text:p><text:a xlink:href="https://www.mechatronics-pro.de/de/stepper-motor-treiber-tb6600-4a-9-42v-controller-steuerung-cnc-schrittmotor_618.html" xlink:type="simple">link</text:a></text:p>
          </table:table-cell>
          <table:table-cell table:style-name="ce38" office:value-type="string" calcext:value-type="string">
            <text:p>mechatronics-pro</text:p>
          </table:table-cell>
          <table:table-cell table:style-name="ce49" office:value-type="string" calcext:value-type="string">
            <text:p>reimbursement claimed</text:p>
          </table:table-cell>
          <table:table-cell table:style-name="ce54"/>
          <table:table-cell table:style-name="ce54" office:value-type="string" calcext:value-type="string">
            <text:p>Xanten</text:p>
          </table:table-cell>
          <table:table-cell table:style-name="ce69" office:value-type="currency" office:currency="EUR" office:value="63.3" calcext:value-type="currency">
            <text:p>63.30 €</text:p>
          </table:table-cell>
          <table:table-cell table:style-name="ce73"/>
          <table:table-cell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Lead Screw</text:p>
          </table:table-cell>
          <table:table-cell table:style-name="ce8" office:value-type="string" calcext:value-type="string">
            <text:p>TR 16x4 Right 1000m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9.5" calcext:value-type="currency">
            <text:p>€9.50</text:p>
          </table:table-cell>
          <table:table-cell table:style-name="ce12" table:formula="of:=[.C27]*[.D27]" office:value-type="currency" office:currency="EUR" office:value="9.5" calcext:value-type="currency">
            <text:p>€9.50</text:p>
          </table:table-cell>
          <table:table-cell table:style-name="ce24" office:value-type="currency" office:currency="EUR" office:value="8.9" calcext:value-type="currency" table:number-columns-spanned="1" table:number-rows-spanned="2">
            <text:p>€8.90</text:p>
          </table:table-cell>
          <table:table-cell table:style-name="ce31" office:value-type="string" calcext:value-type="string">
            <text:p><text:a xlink:href="https://www.dold-mechatronik.de/Acme-screw-RTS-TR-16X4-Right-1-meter" xlink:type="simple">link</text:a></text:p>
          </table:table-cell>
          <table:table-cell table:style-name="ce40" office:value-type="string" calcext:value-type="string" table:number-columns-spanned="1" table:number-rows-spanned="2">
            <text:p><text:s/>Dold-Mechatronik</text:p>
          </table:table-cell>
          <table:table-cell table:style-name="ce48" office:value-type="string" calcext:value-type="string" table:number-columns-spanned="1" table:number-rows-spanned="2">
            <text:p>reimbursement claimed</text:p>
          </table:table-cell>
          <table:table-cell table:style-name="ce54"/>
          <table:table-cell table:style-name="ce54" office:value-type="string" calcext:value-type="string">
            <text:p>Xanten</text:p>
          </table:table-cell>
          <table:table-cell table:style-name="ce68" office:value-type="currency" office:currency="EUR" office:value="39.4" calcext:value-type="currency" table:number-columns-spanned="1" table:number-rows-spanned="2">
            <text:p>39.40 €</text:p>
          </table:table-cell>
          <table:table-cell table:style-name="ce73"/>
          <table:table-cell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Brass Nut</text:p>
          </table:table-cell>
          <table:table-cell table:style-name="ce8" office:value-type="string" calcext:value-type="string">
            <text:p>Trapezoidal Nut 16x4 Righ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23" calcext:value-type="currency">
            <text:p>€23.00</text:p>
          </table:table-cell>
          <table:table-cell table:style-name="ce12" table:formula="of:=[.C28]*[.D28]" office:value-type="currency" office:currency="EUR" office:value="23" calcext:value-type="currency">
            <text:p>€23.00</text:p>
          </table:table-cell>
          <table:covered-table-cell table:style-name="ce19"/>
          <table:table-cell table:style-name="ce31" office:value-type="string" calcext:value-type="string">
            <text:p><text:a xlink:href="https://www.dold-mechatronik.de/Trapezoidal-screw-nut-flange-EBFM-16x4-right-gunmetal" xlink:type="simple">link</text:a></text:p>
          </table:table-cell>
          <table:covered-table-cell table:style-name="ce21"/>
          <table:covered-table-cell table:style-name="ce22"/>
          <table:table-cell table:style-name="ce54"/>
          <table:table-cell table:style-name="ce54" office:value-type="string" calcext:value-type="string">
            <text:p>Xanten</text:p>
          </table:table-cell>
          <table:covered-table-cell/>
          <table:table-cell table:style-name="ce73"/>
          <table:table-cell/>
          <table:table-cell table:style-name="ce6"/>
          <table:table-cell table:number-columns-repeated="1009"/>
        </table:table-row>
        <table:table-row table:style-name="ro1">
          <table:table-cell table:style-name="ce3" office:value-type="string" calcext:value-type="string">
            <text:p>Extruder</text:p>
          </table:table-cell>
          <table:table-cell table:style-name="ce10" office:value-type="string" calcext:value-type="string">
            <text:p>Titan Aero 24V with Motor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currency" office:currency="EUR" office:value="145.99" calcext:value-type="currency">
            <text:p>€145.99</text:p>
          </table:table-cell>
          <table:table-cell table:style-name="ce15" table:formula="of:=[.C29]*[.D29]" office:value-type="currency" office:currency="EUR" office:value="145.99" calcext:value-type="currency">
            <text:p>€145.99</text:p>
          </table:table-cell>
          <table:table-cell table:style-name="ce15" office:value-type="currency" office:currency="EUR" office:value="0" calcext:value-type="currency">
            <text:p>€0.00</text:p>
          </table:table-cell>
          <table:table-cell table:style-name="ce32" office:value-type="string" calcext:value-type="string">
            <text:p><text:a xlink:href="https://www.3djake.de/e3d/titan-aero-standard-300-mm?sai=7468" xlink:type="simple">link</text:a></text:p>
          </table:table-cell>
          <table:table-cell table:style-name="ce38" office:value-type="string" calcext:value-type="string">
            <text:p>3DJake</text:p>
          </table:table-cell>
          <table:table-cell table:style-name="ce48" office:value-type="string" calcext:value-type="string">
            <text:p>reimbursement claimed</text:p>
          </table:table-cell>
          <table:table-cell table:style-name="ce38" office:value-type="string" calcext:value-type="string">
            <text:p>found from another vendor</text:p>
          </table:table-cell>
          <table:table-cell table:style-name="ce64" office:value-type="string" calcext:value-type="string">
            <text:p>Xanten</text:p>
          </table:table-cell>
          <table:table-cell table:style-name="ce69" office:value-type="currency" office:currency="EUR" office:value="145.99" calcext:value-type="currency">
            <text:p>145.99 €</text:p>
          </table:table-cell>
          <table:table-cell table:style-name="ce74"/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3" office:value-type="string" calcext:value-type="string">
            <text:p>Power Supply</text:p>
          </table:table-cell>
          <table:table-cell table:style-name="ce3" office:value-type="string" calcext:value-type="string">
            <text:p>24V 30A power supply</text:p>
          </table:table-cell>
          <table:table-cell table:style-name="ce3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ce15"/>
          <table:table-cell table:style-name="ce3"/>
          <table:table-cell table:style-name="ce41" office:value-type="string" calcext:value-type="string" table:number-columns-spanned="1" table:number-rows-spanned="8">
            <text:p>Daniele</text:p>
          </table:table-cell>
          <table:table-cell table:style-name="ce48"/>
          <table:table-cell table:style-name="ce38" office:value-type="string" calcext:value-type="string" table:number-columns-spanned="1" table:number-rows-spanned="8">
            <text:p>will donate to the project</text:p>
          </table:table-cell>
          <table:table-cell table:style-name="ce63" office:value-type="string" calcext:value-type="string" table:number-columns-spanned="1" table:number-rows-spanned="8">
            <text:p>Xanten</text:p>
          </table:table-cell>
          <table:table-cell table:style-name="ce68" office:value-type="currency" office:currency="EUR" office:value="0" calcext:value-type="currency" table:number-columns-spanned="1" table:number-rows-spanned="8">
            <text:p>0.00 €</text:p>
          </table:table-cell>
          <table:table-cell table:style-name="ce74"/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3" office:value-type="string" calcext:value-type="string">
            <text:p>Bearing</text:p>
          </table:table-cell>
          <table:table-cell table:style-name="ce3" office:value-type="string" calcext:value-type="string">
            <text:p>628ZZ</text:p>
          </table:table-cell>
          <table:table-cell table:style-name="ce3" office:value-type="float" office:value="1" calcext:value-type="float">
            <text:p>1</text:p>
          </table:table-cell>
          <table:table-cell table:style-name="ce15"/>
          <table:table-cell table:style-name="ce3"/>
          <table:table-cell table:style-name="ce15"/>
          <table:table-cell table:style-name="ce32"/>
          <table:covered-table-cell table:style-name="ce21"/>
          <table:table-cell table:style-name="ce48"/>
          <table:covered-table-cell table:style-name="ce21"/>
          <table:covered-table-cell table:number-columns-repeated="2"/>
          <table:table-cell table:style-name="ce74"/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Cable</text:p>
          </table:table-cell>
          <table:table-cell table:style-name="ce2" office:value-type="string" calcext:value-type="string">
            <text:p>USB Cable</text:p>
          </table:table-cell>
          <table:table-cell table:style-name="ce2" office:value-type="float" office:value="1" calcext:value-type="float">
            <text:p>1</text:p>
          </table:table-cell>
          <table:table-cell table:style-name="ce13"/>
          <table:table-cell table:style-name="ce2"/>
          <table:table-cell table:style-name="ce15"/>
          <table:table-cell table:style-name="ce2"/>
          <table:covered-table-cell table:style-name="ce21"/>
          <table:table-cell table:style-name="ce49"/>
          <table:covered-table-cell table:style-name="ce21"/>
          <table:covered-table-cell table:number-columns-repeated="2"/>
          <table:table-cell table:style-name="ce74"/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Cable</text:p>
          </table:table-cell>
          <table:table-cell table:style-name="ce2" office:value-type="string" calcext:value-type="string">
            <text:p>AC Power Cable</text:p>
          </table:table-cell>
          <table:table-cell table:style-name="ce2" office:value-type="float" office:value="1" calcext:value-type="float">
            <text:p>1</text:p>
          </table:table-cell>
          <table:table-cell table:style-name="ce13"/>
          <table:table-cell table:style-name="ce2"/>
          <table:table-cell table:style-name="ce15"/>
          <table:table-cell table:style-name="ce33"/>
          <table:covered-table-cell table:style-name="ce21"/>
          <table:table-cell table:style-name="ce49"/>
          <table:covered-table-cell table:style-name="ce21"/>
          <table:covered-table-cell table:number-columns-repeated="2"/>
          <table:table-cell table:style-name="ce74"/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Cable</text:p>
          </table:table-cell>
          <table:table-cell table:style-name="ce2" office:value-type="string" calcext:value-type="string">
            <text:p>Earth Cable</text:p>
          </table:table-cell>
          <table:table-cell table:style-name="ce2" office:value-type="float" office:value="1" calcext:value-type="float">
            <text:p>1</text:p>
          </table:table-cell>
          <table:table-cell table:style-name="ce13"/>
          <table:table-cell table:style-name="ce2"/>
          <table:table-cell table:style-name="ce15"/>
          <table:table-cell table:style-name="ce33"/>
          <table:covered-table-cell table:style-name="ce21"/>
          <table:table-cell table:style-name="ce49"/>
          <table:covered-table-cell table:style-name="ce21"/>
          <table:covered-table-cell table:number-columns-repeated="2"/>
          <table:table-cell table:style-name="ce74"/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Cable</text:p>
          </table:table-cell>
          <table:table-cell table:style-name="ce2" office:value-type="string" calcext:value-type="string">
            <text:p>AC wire</text:p>
          </table:table-cell>
          <table:table-cell table:style-name="ce2" office:value-type="float" office:value="1" calcext:value-type="float">
            <text:p>1</text:p>
          </table:table-cell>
          <table:table-cell table:style-name="ce13"/>
          <table:table-cell table:style-name="ce2"/>
          <table:table-cell table:style-name="ce15"/>
          <table:table-cell table:style-name="ce33"/>
          <table:covered-table-cell table:style-name="ce21"/>
          <table:table-cell table:style-name="ce49"/>
          <table:covered-table-cell table:style-name="ce21"/>
          <table:covered-table-cell table:number-columns-repeated="2"/>
          <table:table-cell table:style-name="ce74"/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Endstops</text:p>
          </table:table-cell>
          <table:table-cell table:style-name="ce2" office:value-type="string" calcext:value-type="string">
            <text:p>Makerbot endstops</text:p>
          </table:table-cell>
          <table:table-cell table:style-name="ce8" office:value-type="float" office:value="6" calcext:value-type="float">
            <text:p>6</text:p>
          </table:table-cell>
          <table:table-cell table:style-name="ce12"/>
          <table:table-cell table:style-name="ce8"/>
          <table:table-cell table:style-name="ce14"/>
          <table:table-cell table:style-name="ce31"/>
          <table:covered-table-cell table:style-name="ce21"/>
          <table:table-cell table:style-name="ce49"/>
          <table:covered-table-cell table:style-name="ce21"/>
          <table:covered-table-cell table:number-columns-repeated="2"/>
          <table:table-cell table:style-name="ce74"/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Controller</text:p>
          </table:table-cell>
          <table:table-cell table:style-name="ce8" office:value-type="string" calcext:value-type="string">
            <text:p>Ramps or SBASE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style-name="ce8"/>
          <table:table-cell table:style-name="ce14"/>
          <table:table-cell table:style-name="ce8"/>
          <table:covered-table-cell table:style-name="ce22"/>
          <table:table-cell table:style-name="ce49"/>
          <table:covered-table-cell table:style-name="ce22"/>
          <table:covered-table-cell table:number-columns-repeated="2"/>
          <table:table-cell table:style-name="ce74"/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4" office:value-type="string" calcext:value-type="string">
            <text:p>Power Plug</text:p>
          </table:table-cell>
          <table:table-cell table:style-name="ce2" office:value-type="string" calcext:value-type="string">
            <text:p>Power Plug With Fuse and Switch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3.19" calcext:value-type="currency">
            <text:p>€3.19</text:p>
          </table:table-cell>
          <table:table-cell table:style-name="ce12" table:formula="of:=[.C38]*[.D38]" office:value-type="currency" office:currency="EUR" office:value="3.19" calcext:value-type="currency">
            <text:p>€3.19</text:p>
          </table:table-cell>
          <table:table-cell table:style-name="ce14" office:value-type="currency" office:currency="EUR" office:value="2.2" calcext:value-type="currency">
            <text:p>€2.20</text:p>
          </table:table-cell>
          <table:table-cell table:style-name="ce31" office:value-type="string" calcext:value-type="string">
            <text:p><text:a xlink:href="https://www.ebay.de/itm/Kaltgerate-C14-Einbaustecker-250-V-10-A-Schalter-Sicherungshalter-Modul-14554/293009802941?hash=item4438bec6bd:m:m99mkA6NLlHJPv05yc4vwPw" xlink:type="simple">link</text:a></text:p>
          </table:table-cell>
          <table:table-cell table:style-name="ce3" office:value-type="string" calcext:value-type="string">
            <text:p>Inetbote.de e.K.</text:p>
          </table:table-cell>
          <table:table-cell table:style-name="ce48" office:value-type="string" calcext:value-type="string">
            <text:p>reimbursement claimed</text:p>
          </table:table-cell>
          <table:table-cell table:style-name="ce38"/>
          <table:table-cell table:style-name="ce64" office:value-type="string" calcext:value-type="string">
            <text:p>Xanten</text:p>
          </table:table-cell>
          <table:table-cell table:style-name="ce69" table:formula="of:=SUM([.E38:.F38])" office:value-type="currency" office:currency="EUR" office:value="5.39" calcext:value-type="currency">
            <text:p>5.39 €</text:p>
          </table:table-cell>
          <table:table-cell table:style-name="ce74" office:value-type="float" office:value="69841" calcext:value-type="float">
            <text:p>69841</text:p>
          </table:table-cell>
          <table:table-cell table:style-name="ce75"/>
          <table:table-cell table:style-name="ce85"/>
          <table:table-cell table:style-name="ce91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PETG</text:p>
          </table:table-cell>
          <table:table-cell table:style-name="ce8" office:value-type="string" calcext:value-type="string">
            <text:p>1KG PETG 2.85 White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currency" office:currency="EUR" office:value="13.95" calcext:value-type="currency">
            <text:p>€13.95</text:p>
          </table:table-cell>
          <table:table-cell table:style-name="ce12" table:formula="of:=[.C39]*[.D39]" office:value-type="currency" office:currency="EUR" office:value="27.9" calcext:value-type="currency">
            <text:p>€27.90</text:p>
          </table:table-cell>
          <table:table-cell table:style-name="ce14" office:value-type="currency" office:currency="EUR" office:value="0" calcext:value-type="currency">
            <text:p>€0.00</text:p>
          </table:table-cell>
          <table:table-cell table:style-name="ce31" office:value-type="string" calcext:value-type="string">
            <text:p><text:a xlink:href="https://www.ebay.de/itm/Maertz-Budget-PETG-Filament-Schwarz-Weis-Blau-Rot-Grun-Gelb-1-75mm-2-85mm-1kg/284051614204?hash=item4222cba9fc%3Ag%3A82gAAOSwTyhfjskS&amp;LH_BIN=1" xlink:type="simple">link</text:a></text:p>
          </table:table-cell>
          <table:table-cell table:style-name="ce42" office:value-type="string" calcext:value-type="string">
            <text:p>igo3D</text:p>
          </table:table-cell>
          <table:table-cell table:style-name="ce48" office:value-type="string" calcext:value-type="string">
            <text:p>reimbursement claimed</text:p>
          </table:table-cell>
          <table:table-cell table:style-name="ce38"/>
          <table:table-cell table:style-name="ce64" office:value-type="string" calcext:value-type="string">
            <text:p>Xanten</text:p>
          </table:table-cell>
          <table:table-cell table:style-name="ce69" office:value-type="currency" office:currency="EUR" office:value="27.9" calcext:value-type="currency">
            <text:p>27.90 €</text:p>
          </table:table-cell>
          <table:table-cell table:style-name="ce74"/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Hinges</text:p>
          </table:table-cell>
          <table:table-cell table:style-name="ce8" office:value-type="string" calcext:value-type="string">
            <text:p>DIN 7954 60x60mm (set of 4)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5.75" calcext:value-type="currency">
            <text:p>€5.75</text:p>
          </table:table-cell>
          <table:table-cell table:style-name="ce12" table:formula="of:=[.C40]*[.D40]" office:value-type="currency" office:currency="EUR" office:value="5.75" calcext:value-type="currency">
            <text:p>€5.75</text:p>
          </table:table-cell>
          <table:table-cell table:style-name="ce14" office:value-type="currency" office:currency="EUR" office:value="5" calcext:value-type="currency">
            <text:p>€5.00</text:p>
          </table:table-cell>
          <table:table-cell table:style-name="ce31" office:value-type="string" calcext:value-type="string">
            <text:p><text:a xlink:href="https://www.ebay.de/itm/VORMANN-Scharnier-DIN-7954-C-kantig-verzinkt-M%C3%B6belscharniere-T%C3%BCrscharnier/193033697802?ssPageName=STRK%3AMEBIDX%3AIT&amp;var=493228559719&amp;_trksid=p2057872.m2749.l2649" xlink:type="simple">link</text:a></text:p>
          </table:table-cell>
          <table:table-cell table:style-name="ce43" office:value-type="string" calcext:value-type="string">
            <text:p>Huber GmbH</text:p>
          </table:table-cell>
          <table:table-cell table:style-name="ce48" office:value-type="string" calcext:value-type="string">
            <text:p>reimbursement claimed</text:p>
          </table:table-cell>
          <table:table-cell table:style-name="ce38"/>
          <table:table-cell table:style-name="ce64" office:value-type="string" calcext:value-type="string">
            <text:p>Xanten</text:p>
          </table:table-cell>
          <table:table-cell table:style-name="ce69" office:value-type="currency" office:currency="EUR" office:value="10.7" calcext:value-type="currency">
            <text:p>10.70 €</text:p>
          </table:table-cell>
          <table:table-cell table:style-name="ce74"/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Belt</text:p>
          </table:table-cell>
          <table:table-cell table:style-name="ce8" office:value-type="string" calcext:value-type="string">
            <text:p>GT2 10mm 1 meter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currency" office:currency="EUR" office:value="4.4" calcext:value-type="currency">
            <text:p>€4.40</text:p>
          </table:table-cell>
          <table:table-cell table:style-name="ce12" table:formula="of:=[.C41]*[.D41]" office:value-type="currency" office:currency="EUR" office:value="26.4" calcext:value-type="currency">
            <text:p>€26.40</text:p>
          </table:table-cell>
          <table:table-cell table:style-name="ce14" office:value-type="currency" office:currency="EUR" office:value="5.6" calcext:value-type="currency">
            <text:p>€5.60</text:p>
          </table:table-cell>
          <table:table-cell table:style-name="ce31" office:value-type="string" calcext:value-type="string">
            <text:p><text:a xlink:href="https://www.mechatronics-pro.de/de/gt2-/-2gt-zahnriemen-10mm-neopren-mit-fiberglas-kern-3d-drucker-cnc-linear_685.html" xlink:type="simple">link</text:a></text:p>
          </table:table-cell>
          <table:table-cell table:style-name="ce3" office:value-type="string" calcext:value-type="string">
            <text:p>Mechatronics Pro</text:p>
          </table:table-cell>
          <table:table-cell table:style-name="ce48" office:value-type="string" calcext:value-type="string">
            <text:p>reimbursement claimed</text:p>
          </table:table-cell>
          <table:table-cell table:style-name="ce38"/>
          <table:table-cell table:style-name="ce64" office:value-type="string" calcext:value-type="string">
            <text:p>Xanten</text:p>
          </table:table-cell>
          <table:table-cell table:style-name="ce69" office:value-type="currency" office:currency="EUR" office:value="26.31" calcext:value-type="currency">
            <text:p>26.31 €</text:p>
          </table:table-cell>
          <table:table-cell table:style-name="ce74"/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Pulley</text:p>
          </table:table-cell>
          <table:table-cell table:style-name="ce8" office:value-type="string" calcext:value-type="string">
            <text:p>GT2 10mm 40 teeth bore 8mm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currency" office:currency="EUR" office:value="4.1" calcext:value-type="currency">
            <text:p>€4.10</text:p>
          </table:table-cell>
          <table:table-cell table:style-name="ce12" table:formula="of:=[.C42]*[.D42]" office:value-type="currency" office:currency="EUR" office:value="8.2" calcext:value-type="currency">
            <text:p>€8.20</text:p>
          </table:table-cell>
          <table:table-cell table:style-name="ce14" office:value-type="currency" office:currency="EUR" office:value="3" calcext:value-type="currency">
            <text:p>€3.00</text:p>
          </table:table-cell>
          <table:table-cell table:style-name="ce31" office:value-type="string" calcext:value-type="string">
            <text:p><text:a xlink:href="https://www.ebay.de/itm/GT2-Zahnrad-40-Zahne-Bohrung-5-6-6-35-8-10-12mm-Riemenbreite-bis-10mm-Pulley/253925897704?hash=item3b1f29b5e8:g:77QAAOSwk3RbvMi1" xlink:type="simple">link</text:a></text:p>
          </table:table-cell>
          <table:table-cell table:style-name="ce3" office:value-type="string" calcext:value-type="string">
            <text:p>clever 3D</text:p>
          </table:table-cell>
          <table:table-cell table:style-name="ce48" office:value-type="string" calcext:value-type="string">
            <text:p>reimbursement claimed</text:p>
          </table:table-cell>
          <table:table-cell table:style-name="ce38"/>
          <table:table-cell table:style-name="ce64" office:value-type="string" calcext:value-type="string">
            <text:p>Xanten</text:p>
          </table:table-cell>
          <table:table-cell table:style-name="ce69" office:value-type="currency" office:currency="EUR" office:value="11.2" calcext:value-type="currency">
            <text:p>11.20 €</text:p>
          </table:table-cell>
          <table:table-cell table:style-name="ce74"/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Pulley</text:p>
          </table:table-cell>
          <table:table-cell table:style-name="ce8" office:value-type="string" calcext:value-type="string">
            <text:p>GT2 10mm 24 teeth bore 6.35m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3.95" calcext:value-type="currency">
            <text:p>€3.95</text:p>
          </table:table-cell>
          <table:table-cell table:style-name="ce12" table:formula="of:=[.C43]*[.D43]" office:value-type="currency" office:currency="EUR" office:value="3.95" calcext:value-type="currency">
            <text:p>€3.95</text:p>
          </table:table-cell>
          <table:table-cell table:style-name="ce14" office:value-type="currency" office:currency="EUR" office:value="2.1" calcext:value-type="currency">
            <text:p>€2.10</text:p>
          </table:table-cell>
          <table:table-cell table:style-name="ce31" office:value-type="string" calcext:value-type="string">
            <text:p><text:a xlink:href="https://www.ebay.de/itm/10mm-Breite-GT2-Pulley-Zahnrad-Ritzel-ver-Zahne-und-ver-GT-2-SOFORTVERSAND/283302996132?_trkparms=ispr%3D1&amp;hash=item41f62ca8a4:g:QHcAAOSwGBNexsH9&amp;amdata=enc%3AAQAFAAACYBaobrjLl8XobRIiIML1V4Imu%252Fn%252BzU5L90Z278x5ickk7PdDazAlGltMLJlUhrWsDx4sMfiOB7BG7QB9QdCQc1OE%252FEXZTlsKafK2NJeRe8yJi4mPRDbMAir%252Flv368eIQpejsVlzvAGQnhcIpFiEg190CspnGNg8SSQqztHhj6ou%252FrE3hewvjkCCbf2zmesbrv6fj8jx4FIAGqdn33nPMjUob4UzuOR8a1BCGRLvn1ZKnwOdnYC9YMpoj7AZDfeC4%252FwIPeFUE5P9hCqOa8frsjBOUwoTCH9Sv%252FNrgA8WS5xHNNAWN5ETtmuXNC%252FiyR%252BFz%252FUj5JtFEvBNrXokhxxJK0hlt98zdumOet0SmjkC2EAdtimy5cbFtYITO6pVcjNq8wq9swBSR0arXj8XmazlICcM80xwnGSZhxukqSSGZ6GCyTdxwSwCHSC42lay%252BOA2lvapS%252FLunapfvyK%252FmVEuE7TWVSanasHZBUY5lj8bsKZlIFN0APzaI2nXtke06M9flm9UBn0tC0d4Wxr9RqGJH1NvqIWOYfTvC8QyntnzEDLD19V6R09Yv4VV%252FVNlCm6WzRNqqz9FeHH%252FgtQU64pDN%252ByNLkSl8N6pajXa8CXpOY6L7Nd3LoDv2uzdp1RLOadVM4D19gO9efRT0ZYlcWLiYR01uCv3%252BKhPPtGMdmL3RblRsiQHA8vphUESnmZyTqGxc2E%252BDDkhacghtKpLZUDrc6ih5r5FInbpCyMUn5XKNlOAFNw9jXKsKmBjz054LyHkJdbY6notm5O9FjJ9QqGXze2l6eth6ILf1a7Xn5aHawfcV%7Ccksum%3A283302996132befa0a83f7a6400dba56706e44aa64b1%7Campid%3APL_CLK%7Cclp%3A2334524" xlink:type="simple">link</text:a></text:p>
          </table:table-cell>
          <table:table-cell table:style-name="ce43" office:value-type="string" calcext:value-type="string">
            <text:p>3DHamburg</text:p>
          </table:table-cell>
          <table:table-cell table:style-name="ce48" office:value-type="string" calcext:value-type="string">
            <text:p>Reimbursement claimed</text:p>
          </table:table-cell>
          <table:table-cell table:style-name="ce38"/>
          <table:table-cell table:style-name="ce64" office:value-type="string" calcext:value-type="string">
            <text:p>Xanten</text:p>
          </table:table-cell>
          <table:table-cell table:style-name="ce69" table:formula="of:=SUM([.E43:.F43])" office:value-type="currency" office:currency="EUR" office:value="6.05" calcext:value-type="currency">
            <text:p>6.05 €</text:p>
          </table:table-cell>
          <table:table-cell table:style-name="ce74" office:value-type="float" office:value="17217" calcext:value-type="float">
            <text:p>17217</text:p>
          </table:table-cell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Bearing</text:p>
          </table:table-cell>
          <table:table-cell table:style-name="ce8" office:value-type="string" calcext:value-type="string">
            <text:p>619/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currency" office:currency="EUR" office:value="1.05" calcext:value-type="currency">
            <text:p>€1.05</text:p>
          </table:table-cell>
          <table:table-cell table:style-name="ce8" table:formula="of:=1.79*1.16" office:value-type="float" office:value="2.0764" calcext:value-type="float">
            <text:p>2.0764</text:p>
          </table:table-cell>
          <table:table-cell table:style-name="ce14" table:formula="of:=1.21*1.16" office:value-type="currency" office:currency="EUR" office:value="1.4036" calcext:value-type="currency">
            <text:p>€1.40</text:p>
          </table:table-cell>
          <table:table-cell table:style-name="ce31" office:value-type="string" calcext:value-type="string">
            <text:p><text:a xlink:href="https://www.ebay.de/itm/1-Stk-IBU-Rillenkugellager-696-ZZ-Miniatur-Kugellager-619-6-2Z-6x15x5-mm/372580709140?hash=item56bf8a7314:g:weMAAOSwRLZT1~kV" xlink:type="simple">link</text:a></text:p>
          </table:table-cell>
          <table:table-cell table:style-name="ce44" office:value-type="string" calcext:value-type="string">
            <text:p>KLH</text:p>
          </table:table-cell>
          <table:table-cell table:style-name="ce48" office:value-type="string" calcext:value-type="string">
            <text:p>Reimbursement claimed</text:p>
          </table:table-cell>
          <table:table-cell table:style-name="ce38"/>
          <table:table-cell table:style-name="ce64" office:value-type="string" calcext:value-type="string">
            <text:p>Xanten</text:p>
          </table:table-cell>
          <table:table-cell table:style-name="ce69" table:formula="of:=SUM([.E44:.F44])" office:value-type="currency" office:currency="EUR" office:value="3.48" calcext:value-type="currency">
            <text:p>3.48 €</text:p>
          </table:table-cell>
          <table:table-cell table:style-name="ce74" office:value-type="float" office:value="69012" calcext:value-type="float">
            <text:p>69012</text:p>
          </table:table-cell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Bearing</text:p>
          </table:table-cell>
          <table:table-cell table:style-name="ce8" office:value-type="string" calcext:value-type="string">
            <text:p>3200 angular bearing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4.34" calcext:value-type="currency">
            <text:p>€4.34</text:p>
          </table:table-cell>
          <table:table-cell table:style-name="ce12" table:formula="of:=[.C45]*[.D45]" office:value-type="currency" office:currency="EUR" office:value="4.34" calcext:value-type="currency">
            <text:p>€4.34</text:p>
          </table:table-cell>
          <table:table-cell table:style-name="ce14" office:value-type="currency" office:currency="EUR" office:value="0" calcext:value-type="currency">
            <text:p>€0.00</text:p>
          </table:table-cell>
          <table:table-cell table:style-name="ce31" office:value-type="string" calcext:value-type="string">
            <text:p><text:a xlink:href="https://www.ebay.de/itm/1x-3200-2RS-TN-3200RS-TN-Schragkugellager-10x30x14-3-mm-2RS1-2RSR-LLU-2RSH/201443789744?hash=item2ee6fc4bb0:g:EkcAAOSw0HVWE9oy" xlink:type="simple">link</text:a></text:p>
          </table:table-cell>
          <table:table-cell table:style-name="ce43" office:value-type="string" calcext:value-type="string">
            <text:p>CQ GmbH</text:p>
          </table:table-cell>
          <table:table-cell table:style-name="ce48" office:value-type="string" calcext:value-type="string">
            <text:p>reimbursement claimed</text:p>
          </table:table-cell>
          <table:table-cell table:style-name="ce38"/>
          <table:table-cell table:style-name="ce64" office:value-type="string" calcext:value-type="string">
            <text:p>Xanten</text:p>
          </table:table-cell>
          <table:table-cell table:style-name="ce69" office:value-type="currency" office:currency="EUR" office:value="4.34" calcext:value-type="currency">
            <text:p>4.34 €</text:p>
          </table:table-cell>
          <table:table-cell table:style-name="ce74"/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3" office:value-type="string" calcext:value-type="string">
            <text:p>Acrylic</text:p>
          </table:table-cell>
          <table:table-cell table:style-name="ce10" office:value-type="string" calcext:value-type="string">
            <text:p>Acrylic 4mm 600x700mm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currency" office:currency="EUR" office:value="21" calcext:value-type="currency">
            <text:p>€21.00</text:p>
          </table:table-cell>
          <table:table-cell table:style-name="ce10" office:value-type="float" office:value="5.99" calcext:value-type="float">
            <text:p>5.99</text:p>
          </table:table-cell>
          <table:table-cell table:style-name="ce14"/>
          <table:table-cell table:style-name="ce30" office:value-type="string" calcext:value-type="string">
            <text:p><text:a xlink:href="https://www.ebay.de/itm/PLEXIGLAS-XT-Klar-Materialstarke-Grose-wahlbar-Kostenfreier-Wunschzuschnitt/193564310711?hash=item2d1154fcb7:g:WocAAOSwOtZfKA22" xlink:type="simple">link</text:a></text:p>
          </table:table-cell>
          <table:table-cell table:style-name="ce44" office:value-type="string" calcext:value-type="string">
            <text:p>hbholzmaus</text:p>
          </table:table-cell>
          <table:table-cell table:style-name="ce48" office:value-type="string" calcext:value-type="string">
            <text:p>reimbursement claimed</text:p>
          </table:table-cell>
          <table:table-cell table:style-name="ce38"/>
          <table:table-cell table:style-name="ce64" office:value-type="string" calcext:value-type="string">
            <text:p>Xanten</text:p>
          </table:table-cell>
          <table:table-cell table:style-name="ce69" office:value-type="currency" office:currency="EUR" office:value="65.84" calcext:value-type="currency">
            <text:p>65.84 €</text:p>
          </table:table-cell>
          <table:table-cell table:style-name="ce74"/>
          <table:table-cell table:style-name="ce75"/>
          <table:table-cell table:style-name="ce85"/>
          <table:table-cell table:style-name="ce91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Aluminum Plate</text:p>
          </table:table-cell>
          <table:table-cell table:style-name="ce8" office:value-type="string" calcext:value-type="string">
            <text:p>6x1000x950m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90" calcext:value-type="currency">
            <text:p>€90.00</text:p>
          </table:table-cell>
          <table:table-cell table:style-name="ce12" table:formula="of:=[.C47]*[.D47]" office:value-type="currency" office:currency="EUR" office:value="90" calcext:value-type="currency">
            <text:p>€90.00</text:p>
          </table:table-cell>
          <table:table-cell table:style-name="ce14" office:value-type="currency" office:currency="EUR" office:value="7" calcext:value-type="currency">
            <text:p>€7.00</text:p>
          </table:table-cell>
          <table:table-cell table:style-name="ce31" office:value-type="string" calcext:value-type="string">
            <text:p><text:a xlink:href="https://www.ebay.de/itm/Aluminium-1-1-5-2-3-4-5-6mm-1000mm-lang-Beite-bis-950mm-Zuschnitte-Glattblech/132669569488?_trkparms=ispr%3D1&amp;hash=item1ee3b8f9d0:g:AWEAAOSwYVlaBZb7&amp;amdata=enc%3AAQAFAAACcBaobrjLl8XobRIiIML1V4Imu%252Fn%252BzU5L90Z278x5ickkBUIiHwYv5YgVss0WaiENzx5a4DZ0mpskQleSGOS9%252FuX1xOYtYedJruy0%252BBduyF90U7MGp654OyQUVKZXnmcQOgaR2g3Yn606BU71Jfc%252BHtuy3yvvOzRe8Ha2WrduXYO38GiB4aWGafBjX1LvIpcdzJOHLSpEbHwDMII1rhEg2drqcxC0aXJ0CUFGibHVidELT6BgaHz1l0GMWBlLwvpB3E21MI1AJJH4McvnR6fO%252BD2Rl3Vu5EYvTLxR%252Bi4wZ8UQuDQjVFwhuvOVgDXk%252B1e9CtnR7DUbYRwfvHQx%252B44rOR57zSkMq5zJz8TlwRrf3Se48ZiwizMCBvtx1m8WtKhprOVMi0Goy5OyA8mPg%252FboSxcge0BTjPACzWIKFvqKcon9KDDOLAE91kmcLwk3msFiUL%252FABE%252FV2mpP3n27QmVPo8rahqf6C2vPim3PFXpV0Y1Hsc12Z5RDhfHiW4KSQ4x1%252FaK281r1NsqxR%252BYlhkqGVI85HqdDNXINT7b1OcIrBdrCYl3o1op%252B2foefbkhwRUeT%252B7WsNR2kWRCnaW%252FM55qvsz%252Fjv3Q7c6MaNTdJsJ%252BcD3BeLk2P2Z0yW8z4dMGu06TmIYxJa%252FnBFh4hL5jj%252F7xZXHesUy3BmkB0lAuRBQW7dUmAx5%252FOSjp05LrY3aiV%252Fuz9xWZrVb1pSEpbDR4Pe9gj3qGw8hvzsmssug72%252Br%252B%252BDFPgBqfgQioGb6jv9n%252By7lTly8yu3rNGltKfLl6qUXi6JwmbOQ%252Bms2mpTL7kJI3IePnwBA3MFA2dSrpDst%252F3qK80w%253D%253D%7Ccksum%3A1326695694888ef47429cd624b38b3e43874fbe16b24%7Campid%3APL_CLK%7Cclp%3A2334524" xlink:type="simple">link</text:a></text:p>
          </table:table-cell>
          <table:table-cell table:style-name="ce43" office:value-type="string" calcext:value-type="string">
            <text:p>Schlögel GmbH</text:p>
          </table:table-cell>
          <table:table-cell table:style-name="ce48" office:value-type="string" calcext:value-type="string">
            <text:p>reimbursement claimed</text:p>
          </table:table-cell>
          <table:table-cell table:style-name="ce38"/>
          <table:table-cell table:style-name="ce64" office:value-type="string" calcext:value-type="string">
            <text:p>Xanten</text:p>
          </table:table-cell>
          <table:table-cell table:style-name="ce69" office:value-type="currency" office:currency="EUR" office:value="96.94" calcext:value-type="currency">
            <text:p>96.94 €</text:p>
          </table:table-cell>
          <table:table-cell table:style-name="ce74"/>
          <table:table-cell table:style-name="ce75"/>
          <table:table-cell table:style-name="ce85"/>
          <table:table-cell table:style-name="ce91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Aluminum Plate</text:p>
          </table:table-cell>
          <table:table-cell table:style-name="ce8" office:value-type="string" calcext:value-type="string">
            <text:p>12mm 500x300m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38.74" calcext:value-type="currency">
            <text:p>€38.74</text:p>
          </table:table-cell>
          <table:table-cell table:style-name="ce12" table:formula="of:=[.C48]*[.D48]" office:value-type="currency" office:currency="EUR" office:value="38.74" calcext:value-type="currency">
            <text:p>€38.74</text:p>
          </table:table-cell>
          <table:table-cell table:style-name="ce14" office:value-type="currency" office:currency="EUR" office:value="5.9" calcext:value-type="currency">
            <text:p>€5.90</text:p>
          </table:table-cell>
          <table:table-cell table:style-name="ce31" office:value-type="string" calcext:value-type="string">
            <text:p><text:a xlink:href="https://www.ebay.de/itm/Aluminiumplatte-AlMg3-Abmessungen-wahlbar-Aluplatte-Alu-Blende-Blech-Platte-Walz/383467300487?_trkparms=ispr%3D1&amp;hash=item59486ea687:g:iPIAAOSwifhecKbk&amp;amdata=enc%3AAQAFAAACcBaobrjLl8XobRIiIML1V4Imu%252Fn%252BzU5L90Z278x5ickkxFtV7J5P58ubuVigtBH%252Fe5wuYX5jVLE5tQTShVrYisUt7lp2R1dzQJIJL7ukW4s7bDvboUFzMZ99nKJh%252BQ3W7AfTIhD8RCI9WuoLAp9O28QJuWJ7V0MQJ0J8XiSoZMVWsSK3HK9L0RIrmM%252FIAdjqNwhKCfU%252B2tScr%252BuzKaGXhov00Bn2y1etzWebVCnPo59HNbTj8VNIHhwhDt2e3ddG6a884aXMRsqVCfBsksV%252FfZEUZzdfKv8ao9jtk976nOy%252FnO8DuPjpquh%252BOuTaG6AYh9rHaUEsQisrhEDrzi1K0qDDZg8ThuR%252FUNN1XXf07manwLCWflgMfyfXgQ3cOlv8HvwL1tn9PB9vTJd92Xi14TbuPV1HHJSB7QtFU85yu5nU2tKxOqnnVuENJj8kK1g3u7UAQafgBy8Gp1PKt4ubqE9EOR85bCX1%252F7O%252Bo5hf9lU1X5MzeqSl6ct02B4AhB%252FC%252Fk6rE9A2z0y2QuExIlSlQ06i2g26HMUDDckufFIkdkDhjB%252B%252BL%252F9Ahncpx1dJxtP8dSjBuzyjJdskmWNI7U%252Fi7aIy9Z06fXDMnXtBpajZnMH9ATBHPGmQgsaWKBHzSgE5qDFEa8QXUN0gMU3iDCEn5Eu0L4EtFpGAWT%252B8hHWvdMWMiBWsdv9j4o7AnpL5ESdm3G%252BstUWhJzr0cg5bOSywk6ySE8Bho3JATPekZC61jZonPmV533K53nHTVQmB9RfC7j492ycVmHAvZBrKDYw5VUVL87kOOjh9aiGyX24VeEGZ%252BueKjnuc5hmMkMAsj4sKdQ%253D%253D%7Ccksum%3A3834673004871ef2723f578e46ddaa4da3271ecf11c9%7Campid%3APL_CLK%7Cclp%3A2334524" xlink:type="simple">link</text:a></text:p>
          </table:table-cell>
          <table:table-cell table:style-name="ce41" office:value-type="string" calcext:value-type="string">
            <text:p>Durr Metall</text:p>
          </table:table-cell>
          <table:table-cell table:style-name="ce48" office:value-type="string" calcext:value-type="string">
            <text:p>reimbursement claimed</text:p>
          </table:table-cell>
          <table:table-cell table:style-name="ce38"/>
          <table:table-cell table:style-name="ce64" office:value-type="string" calcext:value-type="string">
            <text:p>Xanten</text:p>
          </table:table-cell>
          <table:table-cell table:style-name="ce69" office:value-type="currency" office:currency="EUR" office:value="44.64" calcext:value-type="currency">
            <text:p>44.64 €</text:p>
          </table:table-cell>
          <table:table-cell table:style-name="ce74"/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3" office:value-type="string" calcext:value-type="string">
            <text:p>Aluminum Stock</text:p>
          </table:table-cell>
          <table:table-cell table:style-name="ce10" office:value-type="string" calcext:value-type="string">
            <text:p>50x50x100mm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currency" office:currency="EUR" office:value="7.78" calcext:value-type="currency">
            <text:p>€7.78</text:p>
          </table:table-cell>
          <table:table-cell table:style-name="ce14" table:formula="of:=[.C49]*[.D49]" office:value-type="currency" office:currency="EUR" office:value="23.34" calcext:value-type="currency">
            <text:p>€23.34</text:p>
          </table:table-cell>
          <table:table-cell table:style-name="ce14" office:value-type="currency" office:currency="EUR" office:value="4.95" calcext:value-type="currency">
            <text:p>€4.95</text:p>
          </table:table-cell>
          <table:table-cell table:style-name="ce30" office:value-type="string" calcext:value-type="string">
            <text:p><text:a xlink:href="https://www.ebay.de/itm/Aluminium-Alu-Vierkant-50-x-50-mm-100-mm-Lang/283469831287?ssPageName=STRK%3AMEBIDX%3AIT&amp;_trksid=p2057872.m2749.l2649" xlink:type="simple">link</text:a></text:p>
          </table:table-cell>
          <table:table-cell table:style-name="ce45" office:value-type="string" calcext:value-type="string">
            <text:p>Färber Metall- und Kunststoffhandel Maschinenbau</text:p>
          </table:table-cell>
          <table:table-cell table:style-name="ce48" office:value-type="string" calcext:value-type="string">
            <text:p>Reimbursement claimed</text:p>
          </table:table-cell>
          <table:table-cell table:style-name="ce54" office:value-type="string" calcext:value-type="string">
            <text:p>Add one piece 100x100x50mm</text:p>
          </table:table-cell>
          <table:table-cell table:style-name="ce64" office:value-type="string" calcext:value-type="string">
            <text:p>Xanten</text:p>
          </table:table-cell>
          <table:table-cell table:style-name="ce69" table:formula="of:=SUM([.E49:.F49])" office:value-type="currency" office:currency="EUR" office:value="28.29" calcext:value-type="currency">
            <text:p>28.29 €</text:p>
          </table:table-cell>
          <table:table-cell table:style-name="ce74" office:value-type="float" office:value="38291" calcext:value-type="float">
            <text:p>38291</text:p>
          </table:table-cell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5" office:value-type="string" calcext:value-type="string">
            <text:p>Coupler</text:p>
          </table:table-cell>
          <table:table-cell table:style-name="ce5" office:value-type="string" calcext:value-type="string">
            <text:p>6.35mm to 10mm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currency" office:currency="EUR" office:value="2.89" calcext:value-type="currency">
            <text:p>€2.89</text:p>
          </table:table-cell>
          <table:table-cell table:style-name="ce16" table:formula="of:=[.C50]*[.D50]" office:value-type="currency" office:currency="EUR" office:value="5.78" calcext:value-type="currency">
            <text:p>€5.78</text:p>
          </table:table-cell>
          <table:table-cell table:style-name="ce25" office:value-type="currency" office:currency="EUR" office:value="1.99" calcext:value-type="currency">
            <text:p>€1.99</text:p>
          </table:table-cell>
          <table:table-cell table:style-name="ce34" office:value-type="string" calcext:value-type="string">
            <text:p><text:a xlink:href="https://www.ebay.de/itm/Wellenkupplung-Aluminium-flexibel-3D-Drucker-Modellbau-CNC-shaft-coupler-D19L25/332909225030?hash=item4d82efa446:g:lwYAAOSwbKdb~qK7" xlink:type="simple">link</text:a></text:p>
          </table:table-cell>
          <table:table-cell table:style-name="ce46" office:value-type="string" calcext:value-type="string">
            <text:p>Julian Gibbels</text:p>
          </table:table-cell>
          <table:table-cell table:style-name="ce50" office:value-type="string" calcext:value-type="string">
            <text:p>in claim stack</text:p>
          </table:table-cell>
          <table:table-cell table:style-name="ce57"/>
          <table:table-cell table:style-name="ce65" office:value-type="string" calcext:value-type="string">
            <text:p>Kleve</text:p>
          </table:table-cell>
          <table:table-cell table:style-name="ce70" table:formula="of:=SUM([.E50:.F50])" office:value-type="currency" office:currency="EUR" office:value="7.77" calcext:value-type="currency">
            <text:p>7.77 €</text:p>
          </table:table-cell>
          <table:table-cell table:style-name="ce75" table:number-columns-repeated="2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Cable chain</text:p>
          </table:table-cell>
          <table:table-cell table:style-name="ce8" office:value-type="string" calcext:value-type="string">
            <text:p>10x20mm R18</text:p>
          </table:table-cell>
          <table:table-cell table:style-name="ce8" office:value-type="float" office:value="2" calcext:value-type="float">
            <text:p>2</text:p>
          </table:table-cell>
          <table:table-cell table:style-name="ce12" table:formula="of:=12.06*1.16" office:value-type="currency" office:currency="EUR" office:value="13.9896" calcext:value-type="currency">
            <text:p>€13.99</text:p>
          </table:table-cell>
          <table:table-cell table:style-name="ce12" table:formula="of:=[.C51]*[.D51]" office:value-type="currency" office:currency="EUR" office:value="27.9792" calcext:value-type="currency">
            <text:p>€27.98</text:p>
          </table:table-cell>
          <table:table-cell table:style-name="ce14" office:value-type="currency" office:currency="EUR" office:value="0" calcext:value-type="currency">
            <text:p>€0.00</text:p>
          </table:table-cell>
          <table:table-cell table:style-name="ce31" office:value-type="string" calcext:value-type="string">
            <text:p><text:a xlink:href="https://www.ebay.de/itm/1M-Hochwertige-Nylon-Energiekette-Schleppkette-Drahttrager-Kabelschlepp/383608628106?_trkparms=ispr%3D1&amp;hash=item5950db238a:g:WuAAAOSwQG9eBNqK&amp;amdata=enc%3AAQAFAAACYBaobrjLl8XobRIiIML1V4Imu%252Fn%252BzU5L90Z278x5ickkxFtV7J5P58ubuVigtBH%252Fe5y7mBBZTfqagBlG4zlxJXEDhqfyGP9iKd%252BCi9cnuMcuD9hFjUxN1Lmy2GXLvz5RZQngN45%252Fd%252Bg4hL0xfGLBdBXxcgwsv1t%252By1jrtunmY0yQWLe6fsan45op6y4rUFW5h2238UJzgTERUFidbE9RJ4juUFcbL0vOrSGqba%252FxZkG14GnlQLe8QSdUdu%252F%252FJq%252F2FI53V1fU6Nd0k3d22OO8V89vThQS4iHCADGeqNkedswi9CqIbmdbOr%252BrAMgWIwOkoLUh%252BrLfgTUKez2P7twrI55dPi8ikEJlDeFgYmbpY0U9Hrj58laqITIojzUdUHqV0iAA8czwZoUzyMkYO6wuTB%252FPkun1mUrMUHKmheNORo6UDpqoGxDapeEr%252BUUxd9u5KcAxB2wTSDj17edLbJfv8FlywAxgOlDe8Cffc68bwD1rZBevJTOJPdQLT5WcBjjrMUAEsVXmVNEuAcCXHHCfzP%252BRrJwzCpt3v%252FdKjPUjDqK5UlPnKXrKeza1uEU3tOFdBlQVPg6bNazwK38%252Bm%252BC%252BAKaNZl7dFCwIEp%252FaAqn8UZs5B7QAcZhuO55hnmV%252Bschd7Mn5IDwCU5z3o%252ByCQwuHHINM0zPCFgmhX3pDIUDjB4FXGzlrPRKRO4KHwJrayjvd6lSlT4yroXwaswqy74fSz2J7x8d6s9vDx%252B6GdBW2Z%252BIqQGFUBCpYweMlgmGyymGr%252FFWe8Kd1HvtXtYZahGSR1oLeAYpcmlswaZMnBzmG3I8v%7Ccksum%3A3836086281066a56729f9dee4518bf9bbdc20ab7c0e6%7Campid%3APL_CLK%7Cclp%3A2334524" xlink:type="simple">link</text:a></text:p>
          </table:table-cell>
          <table:table-cell table:style-name="ce3"/>
          <table:table-cell table:style-name="ce49" office:value-type="string" calcext:value-type="string">
            <text:p>Reimbursement claimed</text:p>
          </table:table-cell>
          <table:table-cell table:style-name="ce54"/>
          <table:table-cell table:style-name="ce58" office:value-type="string" calcext:value-type="string">
            <text:p>Xanten</text:p>
          </table:table-cell>
          <table:table-cell table:style-name="ce69" table:formula="of:=[.E51]" office:value-type="currency" office:currency="EUR" office:value="27.9792" calcext:value-type="currency">
            <text:p>27.98 €</text:p>
          </table:table-cell>
          <table:table-cell table:style-name="ce74" office:value-type="float" office:value="4776" calcext:value-type="float">
            <text:p>4776</text:p>
          </table:table-cell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Wire</text:p>
          </table:table-cell>
          <table:table-cell table:style-name="ce2" office:value-type="string" calcext:value-type="string">
            <text:p>LIYCY 4x0.5mm 1 meter</text:p>
          </table:table-cell>
          <table:table-cell table:style-name="ce2" office:value-type="float" office:value="15" calcext:value-type="float">
            <text:p>15</text:p>
          </table:table-cell>
          <table:table-cell table:style-name="ce12" office:value-type="currency" office:currency="EUR" office:value="1.06" calcext:value-type="currency">
            <text:p>€1.06</text:p>
          </table:table-cell>
          <table:table-cell table:style-name="ce12" table:formula="of:=[.C52]*[.D52]" office:value-type="currency" office:currency="EUR" office:value="15.9" calcext:value-type="currency">
            <text:p>€15.90</text:p>
          </table:table-cell>
          <table:table-cell table:style-name="ce14" office:value-type="currency" office:currency="EUR" office:value="6.9" calcext:value-type="currency" table:number-columns-spanned="1" table:number-rows-spanned="3">
            <text:p>€6.90</text:p>
          </table:table-cell>
          <table:table-cell table:style-name="ce35" office:value-type="string" calcext:value-type="string" table:number-columns-spanned="1" table:number-rows-spanned="2">
            <text:p><text:a xlink:href="https://www.ebay.de/itm/Steuerleitung-geschirmt-Datenleitung-LIYCY-2-12x0-14-1-5-mm-Schnittlange-lauf-M/283736151360?hash=item420ffe1540:m:m-eo4TXTfOR1pXDKKKBsvSg" xlink:type="simple">link</text:a></text:p>
          </table:table-cell>
          <table:table-cell table:style-name="ce3" office:value-type="string" calcext:value-type="string" table:number-columns-spanned="1" table:number-rows-spanned="3">
            <text:p>powercables-shop</text:p>
          </table:table-cell>
          <table:table-cell table:style-name="ce48" office:value-type="string" calcext:value-type="string" table:number-columns-spanned="1" table:number-rows-spanned="3">
            <text:p>reimbursement claimed</text:p>
          </table:table-cell>
          <table:table-cell table:style-name="ce54"/>
          <table:table-cell table:style-name="ce63" office:value-type="string" calcext:value-type="string" table:number-columns-spanned="1" table:number-rows-spanned="3">
            <text:p>Xanten</text:p>
          </table:table-cell>
          <table:table-cell table:style-name="ce68" office:value-type="currency" office:currency="EUR" office:value="52.95" calcext:value-type="currency" table:number-columns-spanned="1" table:number-rows-spanned="3">
            <text:p>52.95 €</text:p>
          </table:table-cell>
          <table:table-cell table:style-name="ce74"/>
          <table:table-cell table:style-name="ce75"/>
          <table:table-cell table:style-name="ce85"/>
          <table:table-cell table:style-name="ce91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Wire</text:p>
          </table:table-cell>
          <table:table-cell table:style-name="ce2" office:value-type="string" calcext:value-type="string">
            <text:p>LIYCY 3x0.25mm 1 meter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currency" office:currency="EUR" office:value="1.01" calcext:value-type="currency">
            <text:p>€1.01</text:p>
          </table:table-cell>
          <table:table-cell table:style-name="ce12" table:formula="of:=[.C53]*[.D53]" office:value-type="currency" office:currency="EUR" office:value="15.15" calcext:value-type="currency">
            <text:p>€15.15</text:p>
          </table:table-cell>
          <table:covered-table-cell table:style-name="ce19"/>
          <table:covered-table-cell table:style-name="ce20"/>
          <table:covered-table-cell table:number-columns-repeated="2" table:style-name="ce21"/>
          <table:table-cell table:style-name="ce54"/>
          <table:covered-table-cell table:number-columns-repeated="2"/>
          <table:table-cell table:style-name="ce74"/>
          <table:table-cell table:style-name="ce75"/>
          <table:table-cell table:style-name="ce85"/>
          <table:table-cell table:style-name="ce91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Wire</text:p>
          </table:table-cell>
          <table:table-cell table:style-name="ce8" office:value-type="string" calcext:value-type="string">
            <text:p>2x1.5mm 24V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currency" office:currency="EUR" office:value="1" calcext:value-type="currency">
            <text:p>€1.00</text:p>
          </table:table-cell>
          <table:table-cell table:style-name="ce12" table:formula="of:=[.C54]*[.D54]" office:value-type="currency" office:currency="EUR" office:value="15" calcext:value-type="currency">
            <text:p>€15.00</text:p>
          </table:table-cell>
          <table:covered-table-cell table:style-name="ce20"/>
          <table:table-cell table:style-name="ce35" office:value-type="string" calcext:value-type="string">
            <text:p><text:a xlink:href="https://www.ebay.de/itm/Niedervoltkabel-2x1-5-4-mm-Niedervoltleitung-max-24-V-SIF-PV-P-laufende-Meter/272840350273?hash=item3f868d5a41:g:kqwAAOSw~iRZmsbM" xlink:type="simple">link</text:a></text:p>
          </table:table-cell>
          <table:covered-table-cell table:number-columns-repeated="2" table:style-name="ce22"/>
          <table:table-cell table:style-name="ce54"/>
          <table:covered-table-cell table:number-columns-repeated="2"/>
          <table:table-cell table:style-name="ce74"/>
          <table:table-cell table:style-name="ce75"/>
          <table:table-cell table:style-name="ce85"/>
          <table:table-cell table:style-name="ce91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Solid state Relay</text:p>
          </table:table-cell>
          <table:table-cell table:style-name="ce8" office:value-type="string" calcext:value-type="string">
            <text:p>40A 480V AC CDG1-1DA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currency" office:currency="EUR" office:value="8.99" calcext:value-type="currency">
            <text:p>€8.99</text:p>
          </table:table-cell>
          <table:table-cell table:style-name="ce12" table:formula="of:=[.C55]*[.D55]" office:value-type="currency" office:currency="EUR" office:value="17.98" calcext:value-type="currency">
            <text:p>€17.98</text:p>
          </table:table-cell>
          <table:table-cell table:style-name="ce24" office:value-type="currency" office:currency="EUR" office:value="0" calcext:value-type="currency">
            <text:p>€0.00</text:p>
          </table:table-cell>
          <table:table-cell table:style-name="ce31" office:value-type="string" calcext:value-type="string">
            <text:p><text:a xlink:href="https://www.ebay.de/itm/24V-380V-40A-SSR-40-DA-Solid-State-Relay-Relais-Halbleiterrelais-Modul3-32V-W1G1/352736500544?_trkparms=ispr%3D1&amp;hash=item5220bbdb40:g:smQAAOSw6ZBdPsY0&amp;amdata=enc%3AAQAFAAACcBaobrjLl8XobRIiIML1V4Imu%252Fn%252BzU5L90Z278x5ickkWpEuxXwAiCNKyBQsQ5%252Fe6zZDdFZ9WvN4tPu7UExl2%252FT3mFkvs15vyH1k0KzkmcL3mP%252BF7fqZr0rEn9Srrtrhyr326CeZ9riH2TJxfpNXVRh1FYCWNTx8aD5fI4WE1nelD3HFFzP4%252BXG6xnLeFBEkBgQYp1tQkmyEOGgopodfmfVw7yO%252Bm4GgeLFINA4eP47jQmOGBWC2uF%252BZCDhA3iUeF1VqQ8tgfpuMGFzcKuwK%252FiLme5jNxC4MIAqRfj%252Bp3cJxPg69VzlTo%252F9HM6yq4p%252FxUHmgBQVBqwzPvdJLf%252FEdoMyoXPjusa2izpeaY1vqgdtr0usDYGes9GXrdoxn%252BfQP3ZFwHNw45jPs5IY%252F5erN%252FXH9YHcV%252BVoOMgIkQUFDQTeopq%252B3frDKjHifwAjuECx4qg9gE05fhhjTDXF5wiWWLnl9rca%252FNSjwXKahBpbf%252F%252F3p5GbFuK7lZa3EAs6tPjmE7LEzGO1iUuEjrv23mjiptVx3gYT9kzDmVRIK0FI8Mrw6uDWLgWyaMvUdS%252BeSLW9CJ7GUx%252F2cF4CuYwQvhtuPP4%252BTJp4%252F69kYRmPKDiaq96MEgLYPSCAAuwyLoLaKu8CeAT6sSMROUk43hMGYwIzA1tWxOE4hcFZMshlCBzlYrpKiXjC4a5bHvfzJ7Orsonl2rEvRGNbPwLeiwGyWX7bIfm9M60%252F%252FYbeEP3jH7w4DVrnxqtaUuZRwzxcAc3QplnD2J%252F9kBFqk79eSJDDrBHd%252FnARx2aZ%252FmlgHsPZymIg2V%252BQ%252B6YpCi1TgTrXYv%252FmvisQG%252BQ%253D%253D%7Ccksum%3A35273650054439f1a12fe4064a67a921a1d6f6760603%7Campid%3APL_CLK%7Cclp%3A2334524" xlink:type="simple">link</text:a></text:p>
          </table:table-cell>
          <table:table-cell table:style-name="ce42"/>
          <table:table-cell table:style-name="ce49" office:value-type="string" calcext:value-type="string">
            <text:p>reimbursement claimed</text:p>
          </table:table-cell>
          <table:table-cell table:style-name="ce54" office:value-type="string" calcext:value-type="string">
            <text:p>changed link</text:p>
          </table:table-cell>
          <table:table-cell table:style-name="ce58" office:value-type="string" calcext:value-type="string">
            <text:p>Xanten</text:p>
          </table:table-cell>
          <table:table-cell table:style-name="ce69" table:formula="of:=[.E55]" office:value-type="currency" office:currency="EUR" office:value="17.98" calcext:value-type="currency">
            <text:p>17.98 €</text:p>
          </table:table-cell>
          <table:table-cell table:style-name="ce74" office:value-type="float" office:value="4662" calcext:value-type="float">
            <text:p>4662</text:p>
          </table:table-cell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Heat Element</text:p>
          </table:table-cell>
          <table:table-cell table:style-name="ce8" office:value-type="string" calcext:value-type="string">
            <text:p>Silicon Heater</text:p>
          </table:table-cell>
          <table:table-cell table:style-name="ce8" office:value-type="float" office:value="2" calcext:value-type="float">
            <text:p>2</text:p>
          </table:table-cell>
          <table:table-cell table:style-name="ce12"/>
          <table:table-cell table:style-name="ce8"/>
          <table:table-cell table:style-name="ce24"/>
          <table:table-cell table:style-name="ce31"/>
          <table:table-cell table:style-name="ce42"/>
          <table:table-cell table:style-name="ce49" office:value-type="string" calcext:value-type="string">
            <text:p>half an Amazon order</text:p>
          </table:table-cell>
          <table:table-cell table:style-name="ce58"/>
          <table:table-cell table:style-name="ce58" office:value-type="string" calcext:value-type="string">
            <text:p>Xanten</text:p>
          </table:table-cell>
          <table:table-cell table:style-name="ce69"/>
          <table:table-cell table:style-name="ce74"/>
          <table:table-cell table:style-name="ce75"/>
          <table:table-cell table:style-name="ce87"/>
          <table:table-cell table:style-name="ce92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Heat Element</text:p>
          </table:table-cell>
          <table:table-cell table:style-name="ce8" office:value-type="string" calcext:value-type="string">
            <text:p>Silicon Heat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29.65" calcext:value-type="currency">
            <text:p>€29.65</text:p>
          </table:table-cell>
          <table:table-cell table:style-name="ce12" table:formula="of:=[.C57]*[.D57]" office:value-type="currency" office:currency="EUR" office:value="29.65" calcext:value-type="currency">
            <text:p>€29.65</text:p>
          </table:table-cell>
          <table:table-cell table:style-name="ce24" office:value-type="currency" office:currency="EUR" office:value="2.49" calcext:value-type="currency">
            <text:p>€2.49</text:p>
          </table:table-cell>
          <table:table-cell table:style-name="ce31" office:value-type="string" calcext:value-type="string">
            <text:p><text:a xlink:href="https://www.ebay.de/itm/Silikon-Heizmatte-Heizbett-220V-200W-200-x-200mm-RepRap-3D-Drucker-Heat-bed/184347435609?hash=item2aebf6a259:g:qNMAAOSwmoNfcvz3" xlink:type="simple">link</text:a></text:p>
          </table:table-cell>
          <table:table-cell table:style-name="ce42" office:value-type="string" calcext:value-type="string">
            <text:p>Roboter-Bausatz</text:p>
          </table:table-cell>
          <table:table-cell table:style-name="ce49" office:value-type="string" calcext:value-type="string">
            <text:p>reimbursement claimed</text:p>
          </table:table-cell>
          <table:table-cell table:style-name="ce58"/>
          <table:table-cell table:style-name="ce58" office:value-type="string" calcext:value-type="string">
            <text:p>Xanten</text:p>
          </table:table-cell>
          <table:table-cell table:style-name="ce69" office:value-type="currency" office:currency="EUR" office:value="32.14" calcext:value-type="currency">
            <text:p>32.14 €</text:p>
          </table:table-cell>
          <table:table-cell table:style-name="ce74"/>
          <table:table-cell table:style-name="ce75"/>
          <table:table-cell table:style-name="ce87"/>
          <table:table-cell table:style-name="ce92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Heat Element</text:p>
          </table:table-cell>
          <table:table-cell table:style-name="ce8" office:value-type="string" calcext:value-type="string">
            <text:p>Silicon Heat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30" calcext:value-type="currency">
            <text:p>€30.00</text:p>
          </table:table-cell>
          <table:table-cell table:style-name="ce12" table:formula="of:=[.C58]*[.D58]" office:value-type="currency" office:currency="EUR" office:value="30" calcext:value-type="currency">
            <text:p>€30.00</text:p>
          </table:table-cell>
          <table:table-cell table:style-name="ce24" office:value-type="currency" office:currency="EUR" office:value="2.5" calcext:value-type="currency">
            <text:p>€2.50</text:p>
          </table:table-cell>
          <table:table-cell table:style-name="ce31" office:value-type="string" calcext:value-type="string">
            <text:p><text:a xlink:href="https://www.ebay.de/itm/Silikon-Heizmatte-Heizbett-220V-200W-200-x-200mm-RepRap-3D-Drucker-Heat-bed/184347435609?hash=item2aebf6a259:g:qNMAAOSwmoNfcvz3" xlink:type="simple">link</text:a></text:p>
          </table:table-cell>
          <table:table-cell table:style-name="ce42" office:value-type="string" calcext:value-type="string">
            <text:p>Roboter-Bausatz</text:p>
          </table:table-cell>
          <table:table-cell table:style-name="ce49" office:value-type="string" calcext:value-type="string">
            <text:p>reimbursement claimed</text:p>
          </table:table-cell>
          <table:table-cell table:style-name="ce54"/>
          <table:table-cell table:style-name="ce58" office:value-type="string" calcext:value-type="string">
            <text:p>Xanten</text:p>
          </table:table-cell>
          <table:table-cell table:style-name="ce69" office:value-type="currency" office:currency="EUR" office:value="29.44" calcext:value-type="currency">
            <text:p>29.44 €</text:p>
          </table:table-cell>
          <table:table-cell table:style-name="ce74"/>
          <table:table-cell table:style-name="ce75"/>
          <table:table-cell table:style-name="ce85"/>
          <table:table-cell table:style-name="ce91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Heatsink</text:p>
          </table:table-cell>
          <table:table-cell table:style-name="ce2" office:value-type="string" calcext:value-type="string">
            <text:p>SSR Heatsink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currency" office:currency="EUR" office:value="4.69" calcext:value-type="currency">
            <text:p>€4.69</text:p>
          </table:table-cell>
          <table:table-cell table:style-name="ce13" table:formula="of:=[.C59]*[.D59]" office:value-type="currency" office:currency="EUR" office:value="9.38" calcext:value-type="currency">
            <text:p>€9.38</text:p>
          </table:table-cell>
          <table:table-cell table:style-name="ce15" office:value-type="currency" office:currency="EUR" office:value="5.89" calcext:value-type="currency">
            <text:p>€5.89</text:p>
          </table:table-cell>
          <table:table-cell table:style-name="ce33" office:value-type="string" calcext:value-type="string">
            <text:p><text:a xlink:href="https://www.ebay.de/itm/Kuhlkorper-fur-Halbleiterrelais-SSR-bis-10A-Hutschienenmontage-Alu-mit-Bohrungen/272435271831?hash=item3f6e685897:g:4e8AAOSwfiZcd6zB" xlink:type="simple">link</text:a></text:p>
          </table:table-cell>
          <table:table-cell table:style-name="ce38" office:value-type="string" calcext:value-type="string">
            <text:p>Job-Elektronik Inh.Martin Job</text:p>
          </table:table-cell>
          <table:table-cell table:style-name="ce48" office:value-type="string" calcext:value-type="string">
            <text:p>reimbursement claimed</text:p>
          </table:table-cell>
          <table:table-cell table:style-name="ce54" office:value-type="string" calcext:value-type="string">
            <text:p>changed to 2</text:p>
          </table:table-cell>
          <table:table-cell table:style-name="ce58" office:value-type="string" calcext:value-type="string">
            <text:p>Xanten</text:p>
          </table:table-cell>
          <table:table-cell table:style-name="ce69" table:formula="of:=SUM([.E59:.F59])" office:value-type="currency" office:currency="EUR" office:value="15.27" calcext:value-type="currency">
            <text:p>15.27 €</text:p>
          </table:table-cell>
          <table:table-cell table:style-name="ce74"/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Magnet</text:p>
          </table:table-cell>
          <table:table-cell table:style-name="ce8" office:value-type="string" calcext:value-type="string">
            <text:p>Door magners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currency" office:currency="EUR" office:value="1.5" calcext:value-type="currency">
            <text:p>€1.50</text:p>
          </table:table-cell>
          <table:table-cell table:style-name="ce12" table:formula="of:=[.C60]*[.D60]" office:value-type="currency" office:currency="EUR" office:value="6" calcext:value-type="currency">
            <text:p>€6.00</text:p>
          </table:table-cell>
          <table:table-cell table:style-name="ce14" office:value-type="currency" office:currency="EUR" office:value="1.9" calcext:value-type="currency">
            <text:p>€1.90</text:p>
          </table:table-cell>
          <table:table-cell table:style-name="ce31" office:value-type="string" calcext:value-type="string">
            <text:p><text:a xlink:href="https://www.ebay.de/itm/Magnetverschluss-Turmagnet-Schnapper-Schrank-Tur-Mobel-Caravan-Boot-3-4-kg-weis/283717091577?hash=item420edb40f9:g:6lAAAOSwztRevR~-" xlink:type="simple">link</text:a></text:p>
          </table:table-cell>
          <table:table-cell table:style-name="ce38" office:value-type="string" calcext:value-type="string">
            <text:p>pro-Styling Rosemarie Günther GmbH</text:p>
          </table:table-cell>
          <table:table-cell table:style-name="ce48" office:value-type="string" calcext:value-type="string">
            <text:p>Reimbursement claimed</text:p>
          </table:table-cell>
          <table:table-cell table:style-name="ce54"/>
          <table:table-cell table:style-name="ce58" office:value-type="string" calcext:value-type="string">
            <text:p>Xanten</text:p>
          </table:table-cell>
          <table:table-cell table:style-name="ce69" table:formula="of:=SUM([.E60:.F60])" office:value-type="currency" office:currency="EUR" office:value="7.9" calcext:value-type="currency">
            <text:p>7.90 €</text:p>
          </table:table-cell>
          <table:table-cell table:style-name="ce74" office:value-type="float" office:value="36206" calcext:value-type="float">
            <text:p>36206</text:p>
          </table:table-cell>
          <table:table-cell table:style-name="ce75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T-Nuts</text:p>
          </table:table-cell>
          <table:table-cell table:style-name="ce8" office:value-type="string" calcext:value-type="string">
            <text:p>Hammermutter Nut 6 M5</text:p>
          </table:table-cell>
          <table:table-cell table:style-name="ce8" office:value-type="float" office:value="300" calcext:value-type="float">
            <text:p>300</text:p>
          </table:table-cell>
          <table:table-cell table:style-name="ce12" office:value-type="currency" office:currency="EUR" office:value="0.1483" calcext:value-type="currency">
            <text:p>€0.15</text:p>
          </table:table-cell>
          <table:table-cell table:style-name="ce12" table:formula="of:=[.C61]*[.D61]*1.16" office:value-type="currency" office:currency="EUR" office:value="51.6084" calcext:value-type="currency">
            <text:p>€51.61</text:p>
          </table:table-cell>
          <table:table-cell table:style-name="ce14" table:formula="of:=11.58*1.16" office:value-type="currency" office:currency="EUR" office:value="13.4328" calcext:value-type="currency" table:number-columns-spanned="1" table:number-rows-spanned="4">
            <text:p>€13.43</text:p>
          </table:table-cell>
          <table:table-cell table:style-name="ce31" office:value-type="string" calcext:value-type="string">
            <text:p><text:a xlink:href="https://www.motedis.com/shop/Nutprofil-Zubehoer/Zubehoer-20-B-Typ-Nut-6/Nutensteine-Gewindeplatten-Nut-6-B-Typ/Hammermutter-B-Typ-Nut-6-M5::7145.html" xlink:type="simple">link</text:a></text:p>
          </table:table-cell>
          <table:table-cell table:style-name="ce3" office:value-type="string" calcext:value-type="string" table:number-columns-spanned="1" table:number-rows-spanned="4">
            <text:p>Motedis</text:p>
          </table:table-cell>
          <table:table-cell table:style-name="ce48" office:value-type="string" calcext:value-type="string" table:number-columns-spanned="1" table:number-rows-spanned="4">
            <text:p>reimbursement claimed</text:p>
          </table:table-cell>
          <table:table-cell table:style-name="ce54"/>
          <table:table-cell table:style-name="ce63" office:value-type="string" calcext:value-type="string" table:number-columns-spanned="1" table:number-rows-spanned="4">
            <text:p>Xanten</text:p>
          </table:table-cell>
          <table:table-cell table:style-name="ce68" table:formula="of:=SUM([.E61:.F64])" office:value-type="currency" office:currency="EUR" office:value="128.238" calcext:value-type="currency" table:number-columns-spanned="1" table:number-rows-spanned="4">
            <text:p>128.24 €</text:p>
          </table:table-cell>
          <table:table-cell table:style-name="ce76" office:value-type="float" office:value="4972" calcext:value-type="float" table:number-columns-spanned="1" table:number-rows-spanned="4">
            <text:p>4972</text:p>
          </table:table-cell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T-Nuts</text:p>
          </table:table-cell>
          <table:table-cell table:style-name="ce8" office:value-type="string" calcext:value-type="string">
            <text:p>Nut 8 M8 mit steg</text:p>
          </table:table-cell>
          <table:table-cell table:style-name="ce8" office:value-type="float" office:value="100" calcext:value-type="float">
            <text:p>100</text:p>
          </table:table-cell>
          <table:table-cell table:style-name="ce12" office:value-type="currency" office:currency="EUR" office:value="0.1816" calcext:value-type="currency">
            <text:p>€0.18</text:p>
          </table:table-cell>
          <table:table-cell table:style-name="ce12" table:formula="of:=[.C62]*[.D62]*1.16" office:value-type="currency" office:currency="EUR" office:value="21.0656" calcext:value-type="currency">
            <text:p>€21.07</text:p>
          </table:table-cell>
          <table:covered-table-cell table:style-name="ce19"/>
          <table:table-cell table:style-name="ce31" office:value-type="string" calcext:value-type="string">
            <text:p><text:a xlink:href="https://www.motedis.com/shop/Nutprofil-Zubehoer/Zubehoer-40-I-Typ-Nut-8/Nutensteine-und-Hammermuttern-fuer-Nut-8-I-Typ/Nutenstein-mit-Steg-I-Typ-Nut-8-M8::4219.html" xlink:type="simple">link</text:a></text:p>
          </table:table-cell>
          <table:covered-table-cell table:number-columns-repeated="2" table:style-name="ce21"/>
          <table:table-cell table:style-name="ce54"/>
          <table:covered-table-cell table:number-columns-repeated="3"/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T-Nuts</text:p>
          </table:table-cell>
          <table:table-cell table:style-name="ce8" office:value-type="string" calcext:value-type="string">
            <text:p>Nut 8 M4 mit steg</text:p>
          </table:table-cell>
          <table:table-cell table:style-name="ce8" office:value-type="float" office:value="100" calcext:value-type="float">
            <text:p>100</text:p>
          </table:table-cell>
          <table:table-cell table:style-name="ce12" office:value-type="currency" office:currency="EUR" office:value="0.1816" calcext:value-type="currency">
            <text:p>€0.18</text:p>
          </table:table-cell>
          <table:table-cell table:style-name="ce12" table:formula="of:=[.C63]*[.D63]*1.16" office:value-type="currency" office:currency="EUR" office:value="21.0656" calcext:value-type="currency">
            <text:p>€21.07</text:p>
          </table:table-cell>
          <table:covered-table-cell table:style-name="ce19"/>
          <table:table-cell table:style-name="ce31" office:value-type="string" calcext:value-type="string">
            <text:p><text:a xlink:href="https://www.motedis.com/shop/Nutprofil-Zubehoer/Zubehoer-40-I-Typ-Nut-8/Nutensteine-und-Hammermuttern-fuer-Nut-8-I-Typ/Nutenstein-mit-Steg-I-Typ-Nut-8-M4::4216.html" xlink:type="simple">link</text:a></text:p>
          </table:table-cell>
          <table:covered-table-cell table:number-columns-repeated="2" table:style-name="ce21"/>
          <table:table-cell table:style-name="ce54"/>
          <table:covered-table-cell table:number-columns-repeated="3"/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T-Nuts</text:p>
          </table:table-cell>
          <table:table-cell table:style-name="ce8" office:value-type="string" calcext:value-type="string">
            <text:p>Nut 6 M6 mit steg</text:p>
          </table:table-cell>
          <table:table-cell table:style-name="ce8" office:value-type="float" office:value="100" calcext:value-type="float">
            <text:p>100</text:p>
          </table:table-cell>
          <table:table-cell table:style-name="ce12" office:value-type="currency" office:currency="EUR" office:value="0.1816" calcext:value-type="currency">
            <text:p>€0.18</text:p>
          </table:table-cell>
          <table:table-cell table:style-name="ce12" table:formula="of:=[.C64]*[.D64]*1.16" office:value-type="currency" office:currency="EUR" office:value="21.0656" calcext:value-type="currency">
            <text:p>€21.07</text:p>
          </table:table-cell>
          <table:covered-table-cell table:style-name="ce20"/>
          <table:table-cell table:style-name="ce31" office:value-type="string" calcext:value-type="string">
            <text:p><text:a xlink:href="https://www.motedis.com/shop/Nutprofil-Zubehoer/Zubehoer-30-I-Typ-Nut-6/Nutensteine-Nut-6-I-Typ/Nutenstein-mit-Steg-I-Typ-Nut-6-M6::4230.html" xlink:type="simple">link</text:a></text:p>
          </table:table-cell>
          <table:covered-table-cell table:number-columns-repeated="2" table:style-name="ce22"/>
          <table:table-cell table:style-name="ce54"/>
          <table:covered-table-cell table:number-columns-repeated="3"/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Nuts</text:p>
          </table:table-cell>
          <table:table-cell table:style-name="ce8" office:value-type="string" calcext:value-type="string">
            <text:p>DIN 985 M4</text:p>
          </table:table-cell>
          <table:table-cell table:style-name="ce8" office:value-type="float" office:value="100" calcext:value-type="float">
            <text:p>100</text:p>
          </table:table-cell>
          <table:table-cell table:style-name="ce12" office:value-type="currency" office:currency="EUR" office:value="0.0105" calcext:value-type="currency">
            <text:p>€0.01</text:p>
          </table:table-cell>
          <table:table-cell table:style-name="ce8" office:value-type="float" office:value="1.07" calcext:value-type="float">
            <text:p>1.07</text:p>
          </table:table-cell>
          <table:table-cell table:style-name="ce24" office:value-type="currency" office:currency="EUR" office:value="3.95" calcext:value-type="currency" table:number-columns-spanned="1" table:number-rows-spanned="10">
            <text:p>€3.95</text:p>
          </table:table-cell>
          <table:table-cell table:style-name="ce31" office:value-type="string" calcext:value-type="string">
            <text:p><text:a xlink:href="https://malimo24.de/Sicherungsmuttern-DIN-985-galv-verzinkt-M4-100-Stueck" xlink:type="simple">link</text:a></text:p>
          </table:table-cell>
          <table:table-cell table:style-name="ce3" office:value-type="string" calcext:value-type="string" table:number-columns-spanned="1" table:number-rows-spanned="13">
            <text:p>QS Vertriebs</text:p>
          </table:table-cell>
          <table:table-cell table:style-name="ce48" office:value-type="string" calcext:value-type="string" table:number-columns-spanned="1" table:number-rows-spanned="10">
            <text:p>Reimbursement claimed</text:p>
          </table:table-cell>
          <table:table-cell table:style-name="ce54"/>
          <table:table-cell table:style-name="ce63" office:value-type="string" calcext:value-type="string" table:number-columns-spanned="1" table:number-rows-spanned="13">
            <text:p>Xanten</text:p>
          </table:table-cell>
          <table:table-cell table:style-name="ce68" table:formula="of:=SUM([.E65:.F74])" office:value-type="currency" office:currency="EUR" office:value="37.21" calcext:value-type="currency" table:number-columns-spanned="1" table:number-rows-spanned="10">
            <text:p>37.21 €</text:p>
          </table:table-cell>
          <table:table-cell table:style-name="ce76" office:value-type="float" office:value="177372" calcext:value-type="float" table:number-columns-spanned="1" table:number-rows-spanned="10">
            <text:p>177372</text:p>
          </table:table-cell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Nuts</text:p>
          </table:table-cell>
          <table:table-cell table:style-name="ce8" office:value-type="string" calcext:value-type="string">
            <text:p>DIN 985 M5</text:p>
          </table:table-cell>
          <table:table-cell table:style-name="ce8" office:value-type="float" office:value="100" calcext:value-type="float">
            <text:p>100</text:p>
          </table:table-cell>
          <table:table-cell table:style-name="ce12" office:value-type="currency" office:currency="EUR" office:value="0.0105" calcext:value-type="currency">
            <text:p>€0.01</text:p>
          </table:table-cell>
          <table:table-cell table:style-name="ce8" office:value-type="float" office:value="1.07" calcext:value-type="float">
            <text:p>1.07</text:p>
          </table:table-cell>
          <table:covered-table-cell table:style-name="ce19"/>
          <table:table-cell table:style-name="ce31" office:value-type="string" calcext:value-type="string">
            <text:p><text:a xlink:href="https://malimo24.de/Sicherungsmuttern-DIN-985-galv-verzinkt-M5-100-Stueck" xlink:type="simple">link</text:a></text:p>
          </table:table-cell>
          <table:covered-table-cell table:number-columns-repeated="2" table:style-name="ce21"/>
          <table:table-cell table:style-name="ce54"/>
          <table:covered-table-cell table:number-columns-repeated="3"/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Nuts</text:p>
          </table:table-cell>
          <table:table-cell table:style-name="ce8" office:value-type="string" calcext:value-type="string">
            <text:p>DIN 985 M8</text:p>
          </table:table-cell>
          <table:table-cell table:style-name="ce8" office:value-type="float" office:value="100" calcext:value-type="float">
            <text:p>100</text:p>
          </table:table-cell>
          <table:table-cell table:style-name="ce12" table:formula="of:=[.D77]*2" office:value-type="currency" office:currency="EUR" office:value="0.0244" calcext:value-type="currency">
            <text:p>€0.02</text:p>
          </table:table-cell>
          <table:table-cell table:style-name="ce12" table:formula="of:=[.C67]*[.D67]" office:value-type="currency" office:currency="EUR" office:value="2.44" calcext:value-type="currency">
            <text:p>€2.44</text:p>
          </table:table-cell>
          <table:covered-table-cell table:style-name="ce19"/>
          <table:table-cell table:style-name="ce31" office:value-type="string" calcext:value-type="string">
            <text:p><text:a xlink:href="https://malimo24.de/Sicherungsmuttern-DIN-985-galv-verzinkt-M8-50-Stueck" xlink:type="simple">link</text:a></text:p>
          </table:table-cell>
          <table:covered-table-cell table:number-columns-repeated="2" table:style-name="ce21"/>
          <table:table-cell table:style-name="ce54"/>
          <table:covered-table-cell table:number-columns-repeated="3"/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8" office:value-type="string" calcext:value-type="string">
            <text:p>DIN 912 M5 8mm</text:p>
          </table:table-cell>
          <table:table-cell table:style-name="ce8" office:value-type="float" office:value="400" calcext:value-type="float">
            <text:p>400</text:p>
          </table:table-cell>
          <table:table-cell table:style-name="ce12" office:value-type="currency" office:currency="EUR" office:value="0.0289" calcext:value-type="currency">
            <text:p>€0.03</text:p>
          </table:table-cell>
          <table:table-cell table:style-name="ce8" office:value-type="float" office:value="11.54" calcext:value-type="float">
            <text:p>11.54</text:p>
          </table:table-cell>
          <table:covered-table-cell table:style-name="ce19"/>
          <table:table-cell table:style-name="ce31" office:value-type="string" calcext:value-type="string">
            <text:p><text:a xlink:href="https://malimo24.de/DIN-912-Zylinderschrauben-Edelstahl-A2-M5-x-8-mm-100-Stueck" xlink:type="simple">link</text:a></text:p>
          </table:table-cell>
          <table:covered-table-cell table:number-columns-repeated="2" table:style-name="ce21"/>
          <table:table-cell table:style-name="ce54"/>
          <table:covered-table-cell table:number-columns-repeated="3"/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8" office:value-type="string" calcext:value-type="string">
            <text:p>DIN 912 M5 12mm</text:p>
          </table:table-cell>
          <table:table-cell table:style-name="ce8" office:value-type="float" office:value="300" calcext:value-type="float">
            <text:p>300</text:p>
          </table:table-cell>
          <table:table-cell table:style-name="ce12" office:value-type="currency" office:currency="EUR" office:value="0.014" calcext:value-type="currency">
            <text:p>€0.01</text:p>
          </table:table-cell>
          <table:table-cell table:style-name="ce8" office:value-type="float" office:value="4.33" calcext:value-type="float">
            <text:p>4.33</text:p>
          </table:table-cell>
          <table:covered-table-cell table:style-name="ce19"/>
          <table:table-cell table:style-name="ce31" office:value-type="string" calcext:value-type="string">
            <text:p><text:a xlink:href="https://malimo24.de/DIN-912-Zylinderschrauben-galv-verzinkt-88-M5-x-12-mm-100-Stueck" xlink:type="simple">link</text:a></text:p>
          </table:table-cell>
          <table:covered-table-cell table:number-columns-repeated="2" table:style-name="ce21"/>
          <table:table-cell table:style-name="ce54"/>
          <table:covered-table-cell table:number-columns-repeated="3"/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8" office:value-type="string" calcext:value-type="string">
            <text:p>DIN 912 M5 16mm</text:p>
          </table:table-cell>
          <table:table-cell table:style-name="ce8" office:value-type="float" office:value="200" calcext:value-type="float">
            <text:p>200</text:p>
          </table:table-cell>
          <table:table-cell table:style-name="ce12" office:value-type="currency" office:currency="EUR" office:value="0.017" calcext:value-type="currency">
            <text:p>€0.02</text:p>
          </table:table-cell>
          <table:table-cell table:style-name="ce8" office:value-type="float" office:value="3.39" calcext:value-type="float">
            <text:p>3.39</text:p>
          </table:table-cell>
          <table:covered-table-cell table:style-name="ce19"/>
          <table:table-cell table:style-name="ce31" office:value-type="string" calcext:value-type="string">
            <text:p><text:a xlink:href="https://malimo24.de/DIN-912-Zylinderschrauben-galv-verzinkt-88-M5-x-16-mm-100-Stueck" xlink:type="simple">link</text:a></text:p>
          </table:table-cell>
          <table:covered-table-cell table:number-columns-repeated="2" table:style-name="ce21"/>
          <table:table-cell table:style-name="ce54"/>
          <table:covered-table-cell table:number-columns-repeated="3"/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8" office:value-type="string" calcext:value-type="string">
            <text:p>DIN 912 M8 12mm</text:p>
          </table:table-cell>
          <table:table-cell table:style-name="ce8" office:value-type="float" office:value="100" calcext:value-type="float">
            <text:p>100</text:p>
          </table:table-cell>
          <table:table-cell table:style-name="ce12" office:value-type="currency" office:currency="EUR" office:value="0.036" calcext:value-type="currency">
            <text:p>€0.04</text:p>
          </table:table-cell>
          <table:table-cell table:style-name="ce8" office:value-type="float" office:value="3.61" calcext:value-type="float">
            <text:p>3.61</text:p>
          </table:table-cell>
          <table:covered-table-cell table:style-name="ce19"/>
          <table:table-cell table:style-name="ce31" office:value-type="string" calcext:value-type="string">
            <text:p><text:a xlink:href="https://malimo24.de/DIN-912-Zylinderschrauben-galv-verzinkt-88-M8-x-12-mm-50-Stueck" xlink:type="simple">link</text:a></text:p>
          </table:table-cell>
          <table:covered-table-cell table:number-columns-repeated="2" table:style-name="ce21"/>
          <table:table-cell table:style-name="ce54"/>
          <table:covered-table-cell table:number-columns-repeated="3"/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Washers</text:p>
          </table:table-cell>
          <table:table-cell table:style-name="ce2" office:value-type="string" calcext:value-type="string">
            <text:p>DIN 125 M5</text:p>
          </table:table-cell>
          <table:table-cell table:style-name="ce2" office:value-type="float" office:value="200" calcext:value-type="float">
            <text:p>200</text:p>
          </table:table-cell>
          <table:table-cell table:style-name="ce13" office:value-type="currency" office:currency="EUR" office:value="0.01" calcext:value-type="currency">
            <text:p>€0.01</text:p>
          </table:table-cell>
          <table:table-cell table:style-name="ce8" office:value-type="float" office:value="1.93" calcext:value-type="float">
            <text:p>1.93</text:p>
          </table:table-cell>
          <table:covered-table-cell table:style-name="ce19"/>
          <table:table-cell table:style-name="ce33" office:value-type="string" calcext:value-type="string">
            <text:p><text:a xlink:href="https://malimo24.de/Unterlegscheiben-DIN-125-A-Edelstahl-A2-M5-100-Stueck" xlink:type="simple">link</text:a></text:p>
          </table:table-cell>
          <table:covered-table-cell table:number-columns-repeated="2" table:style-name="ce21"/>
          <table:table-cell table:style-name="ce54"/>
          <table:covered-table-cell table:number-columns-repeated="3"/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Washers</text:p>
          </table:table-cell>
          <table:table-cell table:style-name="ce2" office:value-type="string" calcext:value-type="string">
            <text:p>DIN 125 M6</text:p>
          </table:table-cell>
          <table:table-cell table:style-name="ce2" office:value-type="float" office:value="200" calcext:value-type="float">
            <text:p>200</text:p>
          </table:table-cell>
          <table:table-cell table:style-name="ce13" office:value-type="currency" office:currency="EUR" office:value="0.01" calcext:value-type="currency">
            <text:p>€0.01</text:p>
          </table:table-cell>
          <table:table-cell table:style-name="ce8" office:value-type="float" office:value="1.95" calcext:value-type="float">
            <text:p>1.95</text:p>
          </table:table-cell>
          <table:covered-table-cell table:style-name="ce19"/>
          <table:table-cell table:style-name="ce36" office:value-type="string" calcext:value-type="string">
            <text:p><text:a xlink:href="https://malimo24.de/Unterlegscheiben-DIN-125-A-Edelstahl-A2-M6-100-Stueck" xlink:type="simple">link</text:a></text:p>
          </table:table-cell>
          <table:covered-table-cell table:number-columns-repeated="2" table:style-name="ce21"/>
          <table:table-cell table:style-name="ce59"/>
          <table:covered-table-cell table:number-columns-repeated="3"/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Washers</text:p>
          </table:table-cell>
          <table:table-cell table:style-name="ce2" office:value-type="string" calcext:value-type="string">
            <text:p>DIN 125 M8</text:p>
          </table:table-cell>
          <table:table-cell table:style-name="ce2" office:value-type="float" office:value="100" calcext:value-type="float">
            <text:p>100</text:p>
          </table:table-cell>
          <table:table-cell table:style-name="ce12" office:value-type="currency" office:currency="EUR" office:value="0.02" calcext:value-type="currency">
            <text:p>€0.02</text:p>
          </table:table-cell>
          <table:table-cell table:style-name="ce8" office:value-type="float" office:value="1.93" calcext:value-type="float">
            <text:p>1.93</text:p>
          </table:table-cell>
          <table:covered-table-cell table:style-name="ce19"/>
          <table:table-cell table:style-name="ce36" office:value-type="string" calcext:value-type="string">
            <text:p><text:a xlink:href="https://malimo24.de/Unterlegscheiben-DIN-125-A-Edelstahl-A2-M8-50-Stueck" xlink:type="simple">link</text:a></text:p>
          </table:table-cell>
          <table:covered-table-cell table:style-name="ce21"/>
          <table:covered-table-cell table:style-name="ce22"/>
          <table:table-cell table:style-name="ce59"/>
          <table:covered-table-cell table:number-columns-repeated="3"/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8" office:value-type="string" calcext:value-type="string">
            <text:p>DIN 912 M4 20mm</text:p>
          </table:table-cell>
          <table:table-cell table:style-name="ce8" office:value-type="float" office:value="200" calcext:value-type="float">
            <text:p>200</text:p>
          </table:table-cell>
          <table:table-cell table:style-name="ce12" office:value-type="currency" office:currency="EUR" office:value="0.016" calcext:value-type="currency">
            <text:p>€0.02</text:p>
          </table:table-cell>
          <table:table-cell table:style-name="ce8" office:value-type="float" office:value="3.23" calcext:value-type="float">
            <text:p>3.23</text:p>
          </table:table-cell>
          <table:table-cell table:style-name="ce23" office:value-type="currency" office:currency="EUR" office:value="4.95" calcext:value-type="currency" table:number-columns-spanned="1" table:number-rows-spanned="3">
            <text:p>€4.95</text:p>
          </table:table-cell>
          <table:table-cell table:style-name="ce31" office:value-type="string" calcext:value-type="string">
            <text:p><text:a xlink:href="https://www.ebay.de/itm/M4-MaLiMo-DIN-912-Zylinderschrauben-galv-verzinkt-8-8/311791183620?hash=item489833e704:g:JDIAAOSwymxVOKfb" xlink:type="simple">link</text:a></text:p>
          </table:table-cell>
          <table:covered-table-cell table:style-name="ce21"/>
          <table:table-cell table:style-name="ce48" office:value-type="string" calcext:value-type="string" table:number-columns-spanned="1" table:number-rows-spanned="3">
            <text:p>Reimbursement claimed</text:p>
          </table:table-cell>
          <table:table-cell table:style-name="ce54" office:value-type="string" calcext:value-type="string">
            <text:p>updated link</text:p>
          </table:table-cell>
          <table:covered-table-cell/>
          <table:table-cell table:style-name="ce68" table:formula="of:=SUM([.E75:.F77])" office:value-type="currency" office:currency="EUR" office:value="13.93" calcext:value-type="currency" table:number-columns-spanned="1" table:number-rows-spanned="3">
            <text:p>13.93 €</text:p>
          </table:table-cell>
          <table:table-cell table:style-name="ce76" office:value-type="float" office:value="177637" calcext:value-type="float" table:number-columns-spanned="1" table:number-rows-spanned="3">
            <text:p>177637</text:p>
          </table:table-cell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8" office:value-type="string" calcext:value-type="string">
            <text:p>DIN 912 M6 12mm</text:p>
          </table:table-cell>
          <table:table-cell table:style-name="ce8" office:value-type="float" office:value="200" calcext:value-type="float">
            <text:p>200</text:p>
          </table:table-cell>
          <table:table-cell table:style-name="ce12" office:value-type="currency" office:currency="EUR" office:value="0.0202" calcext:value-type="currency">
            <text:p>€0.02</text:p>
          </table:table-cell>
          <table:table-cell table:style-name="ce8" office:value-type="float" office:value="4.75" calcext:value-type="float">
            <text:p>4.75</text:p>
          </table:table-cell>
          <table:covered-table-cell table:style-name="ce19"/>
          <table:table-cell table:style-name="ce31" office:value-type="string" calcext:value-type="string">
            <text:p><text:a xlink:href="https://www.ebay.de/itm/M6-MaLiMo-DIN-912-Zylinderschrauben-galv-verzinkt-8-8/310573297696?hash=item484f9c7020:g:1YAAAOSwBLlVOKeJ" xlink:type="simple">link</text:a></text:p>
          </table:table-cell>
          <table:covered-table-cell table:number-columns-repeated="2" table:style-name="ce21"/>
          <table:table-cell table:style-name="ce54" office:value-type="string" calcext:value-type="string">
            <text:p>updated link</text:p>
          </table:table-cell>
          <table:covered-table-cell table:number-columns-repeated="3"/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>
          <table:table-cell table:style-name="ce2" office:value-type="string" calcext:value-type="string">
            <text:p>Nuts</text:p>
          </table:table-cell>
          <table:table-cell table:style-name="ce8" office:value-type="string" calcext:value-type="string">
            <text:p>DIN 985 M6</text:p>
          </table:table-cell>
          <table:table-cell table:style-name="ce8" office:value-type="float" office:value="100" calcext:value-type="float">
            <text:p>100</text:p>
          </table:table-cell>
          <table:table-cell table:style-name="ce12" office:value-type="currency" office:currency="EUR" office:value="0.0122" calcext:value-type="currency">
            <text:p>€0.01</text:p>
          </table:table-cell>
          <table:table-cell table:style-name="ce8" office:value-type="float" office:value="1" calcext:value-type="float">
            <text:p>1</text:p>
          </table:table-cell>
          <table:covered-table-cell table:style-name="ce20"/>
          <table:table-cell table:style-name="ce31" office:value-type="string" calcext:value-type="string">
            <text:p><text:a xlink:href="https://www.ebay.de/itm/Sicherungsmuttern-Stopmuttern-Muttern-Din-985-verzinkt/150653102538?hash=item23139fe9ca:g:h4wAAOSwBUlfjryu" xlink:type="simple">link</text:a></text:p>
          </table:table-cell>
          <table:covered-table-cell table:number-columns-repeated="2" table:style-name="ce22"/>
          <table:table-cell table:style-name="ce54" office:value-type="string" calcext:value-type="string">
            <text:p>updated link</text:p>
          </table:table-cell>
          <table:covered-table-cell table:number-columns-repeated="3"/>
          <table:table-cell table:style-name="ce75"/>
          <table:table-cell table:style-name="ce86"/>
          <table:table-cell table:style-name="ce74" table:number-columns-repeated="15"/>
          <table:table-cell table:number-columns-repeated="994"/>
        </table:table-row>
        <table:table-row table:style-name="ro1" table:number-rows-repeated="2">
          <table:table-cell table:number-columns-repeated="5"/>
          <table:table-cell table:style-name="ce26"/>
          <table:table-cell/>
          <table:table-cell table:style-name="ce1"/>
          <table:table-cell table:number-columns-repeated="2"/>
          <table:table-cell table:style-name="ce61"/>
          <table:table-cell table:style-name="ce71"/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table:style-name="ce1" table:number-columns-spanned="10" table:number-rows-spanned="1"/>
          <table:covered-table-cell table:number-columns-repeated="8" table:style-name="ce7"/>
          <table:covered-table-cell table:style-name="ce52"/>
          <table:table-cell table:style-name="ce61"/>
          <table:table-cell table:style-name="ce71"/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table:number-columns-repeated="11"/>
          <table:table-cell table:style-name="ce71" table:formula="of:=SUM([.L3:.L77])" office:value-type="currency" office:currency="EUR" office:value="1631.8572" calcext:value-type="currency">
            <text:p>1,631.86 €</text:p>
          </table:table-cell>
          <table:table-cell table:number-columns-repeated="2"/>
          <table:table-cell table:style-name="ce6"/>
          <table:table-cell table:number-columns-repeated="1009"/>
        </table:table-row>
        <table:table-row table:style-name="ro1" table:number-rows-repeated="15">
          <table:table-cell table:number-columns-repeated="11"/>
          <table:table-cell table:style-name="ce71"/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 table:number-columns-repeated="6"/>
          <table:table-cell table:style-name="ce6"/>
          <table:table-cell table:number-columns-repeated="4"/>
          <table:table-cell table:style-name="ce71"/>
          <table:table-cell table:number-columns-repeated="2"/>
          <table:table-cell table:style-name="ce6"/>
          <table:table-cell table:number-columns-repeated="1009"/>
        </table:table-row>
        <table:table-row table:style-name="ro1" table:number-rows-repeated="2">
          <table:table-cell table:number-columns-repeated="6"/>
          <table:table-cell table:style-name="ce6"/>
          <table:table-cell table:number-columns-repeated="4"/>
          <table:table-cell table:style-name="ce70"/>
          <table:table-cell table:style-name="ce75" table:number-columns-repeated="2"/>
          <table:table-cell table:style-name="ce28"/>
          <table:table-cell table:style-name="ce75" table:number-columns-repeated="15"/>
          <table:table-cell table:number-columns-repeated="994"/>
        </table:table-row>
        <table:table-row table:style-name="ro1" table:number-rows-repeated="4">
          <table:table-cell table:number-columns-repeated="6"/>
          <table:table-cell table:style-name="ce6"/>
          <table:table-cell table:number-columns-repeated="4"/>
          <table:table-cell table:style-name="ce71"/>
          <table:table-cell table:number-columns-repeated="2"/>
          <table:table-cell table:style-name="ce6"/>
          <table:table-cell table:number-columns-repeated="1009"/>
        </table:table-row>
        <table:table-row table:style-name="ro1">
          <table:table-cell/>
          <table:table-cell table:style-name="ce6" table:number-columns-repeated="2"/>
          <table:table-cell table:style-name="ce17"/>
          <table:table-cell table:style-name="ce6"/>
          <table:table-cell table:style-name="ce27"/>
          <table:table-cell table:style-name="ce6"/>
          <table:table-cell table:style-name="ce28"/>
          <table:table-cell table:style-name="ce51"/>
          <table:table-cell table:style-name="ce60" table:number-columns-repeated="2"/>
          <table:table-cell table:style-name="ce71"/>
          <table:table-cell table:number-columns-repeated="2"/>
          <table:table-cell table:style-name="ce6"/>
          <table:table-cell table:number-columns-repeated="1009"/>
        </table:table-row>
        <table:table-row table:style-name="ro1" table:number-rows-repeated="2">
          <table:table-cell table:style-name="ce6" table:number-columns-repeated="3"/>
          <table:table-cell table:style-name="ce17"/>
          <table:table-cell table:style-name="ce6"/>
          <table:table-cell table:style-name="ce27"/>
          <table:table-cell table:style-name="ce6"/>
          <table:table-cell table:style-name="ce28"/>
          <table:table-cell table:style-name="ce51"/>
          <table:table-cell table:style-name="ce60" table:number-columns-repeated="2"/>
          <table:table-cell table:style-name="ce71"/>
          <table:table-cell table:number-columns-repeated="2"/>
          <table:table-cell table:style-name="ce6"/>
          <table:table-cell table:number-columns-repeated="1009"/>
        </table:table-row>
        <table:table-row table:style-name="ro1" table:number-rows-repeated="5">
          <table:table-cell table:number-columns-repeated="6"/>
          <table:table-cell table:style-name="ce6"/>
          <table:table-cell table:style-name="ce28"/>
          <table:table-cell table:style-name="ce51"/>
          <table:table-cell table:style-name="ce60" table:number-columns-repeated="2"/>
          <table:table-cell table:style-name="ce71"/>
          <table:table-cell table:number-columns-repeated="2"/>
          <table:table-cell table:style-name="ce6"/>
          <table:table-cell table:number-columns-repeated="1009"/>
        </table:table-row>
        <table:table-row table:style-name="ro1" table:number-rows-repeated="7">
          <table:table-cell table:number-columns-repeated="6"/>
          <table:table-cell table:style-name="ce6"/>
          <table:table-cell table:number-columns-repeated="4"/>
          <table:table-cell table:style-name="ce71"/>
          <table:table-cell table:number-columns-repeated="2"/>
          <table:table-cell table:style-name="ce6"/>
          <table:table-cell table:number-columns-repeated="1009"/>
        </table:table-row>
        <table:table-row table:style-name="ro1" table:number-rows-repeated="971">
          <table:table-cell table:style-name="ce6" table:number-columns-repeated="5"/>
          <table:table-cell table:style-name="ce28"/>
          <table:table-cell table:style-name="ce6"/>
          <table:table-cell table:style-name="ce28"/>
          <table:table-cell table:style-name="ce51"/>
          <table:table-cell table:style-name="ce60" table:number-columns-repeated="2"/>
          <table:table-cell table:style-name="ce71"/>
          <table:table-cell table:number-columns-repeated="2"/>
          <table:table-cell table:style-name="ce6"/>
          <table:table-cell table:number-columns-repeated="1009"/>
        </table:table-row>
        <table:table-row table:style-name="ro3" table:number-rows-repeated="1047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dFDM-Kleve" table:style-name="ta2"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Ready to be ordered/ordered</text:p>
          </table:table-cell>
          <table:covered-table-cell table:number-columns-repeated="9" table:style-name="ce7"/>
          <table:covered-table-cell table:style-name="ce52"/>
          <table:table-cell table:style-name="ce75"/>
          <table:table-cell table:style-name="ce217"/>
          <table:table-cell/>
          <table:table-cell table:style-name="ce232"/>
          <table:table-cell table:style-name="ce61" table:number-columns-repeated="2"/>
          <table:table-cell table:style-name="ce88"/>
          <table:table-cell table:number-columns-repeated="1006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fications</text:p>
          </table:table-cell>
          <table:table-cell table:style-name="ce1" office:value-type="string" calcext:value-type="string">
            <text:p>Amount</text:p>
          </table:table-cell>
          <table:table-cell table:style-name="ce11" office:value-type="string" calcext:value-type="string">
            <text:p>Unit Price</text:p>
          </table:table-cell>
          <table:table-cell table:style-name="ce123" office:value-type="string" calcext:value-type="string">
            <text:p>Total</text:p>
          </table:table-cell>
          <table:table-cell table:style-name="ce142" office:value-type="string" calcext:value-type="string">
            <text:p>Shipping</text:p>
          </table:table-cell>
          <table:table-cell table:style-name="ce37" office:value-type="string" calcext:value-type="string">
            <text:p>Vendor</text:p>
          </table:table-cell>
          <table:table-cell table:style-name="ce37" office:value-type="string" calcext:value-type="string">
            <text:p>Unique Vendor</text:p>
          </table:table-cell>
          <table:table-cell table:style-name="ce186" office:value-type="string" calcext:value-type="string">
            <text:p>Status</text:p>
          </table:table-cell>
          <table:table-cell table:style-name="ce47" office:value-type="string" calcext:value-type="string">
            <text:p>William</text:p>
          </table:table-cell>
          <table:table-cell table:style-name="ce47" office:value-type="string" calcext:value-type="string">
            <text:p>Daniele</text:p>
          </table:table-cell>
          <table:table-cell table:style-name="ce210" office:value-type="string" calcext:value-type="string">
            <text:p>Freigabe</text:p>
          </table:table-cell>
          <table:table-cell table:style-name="ce218" office:value-type="string" calcext:value-type="string">
            <text:p>Invoice Amt</text:p>
          </table:table-cell>
          <table:table-cell table:style-name="ce61" office:value-type="string" calcext:value-type="string">
            <text:p>Invoice No</text:p>
          </table:table-cell>
          <table:table-cell table:style-name="ce37" office:value-type="string" calcext:value-type="string">
            <text:p>Location</text:p>
          </table:table-cell>
          <table:table-cell table:style-name="ce77" office:value-type="string" calcext:value-type="string" table:number-columns-spanned="2" table:number-rows-spanned="1">
            <text:p>Legenda:</text:p>
          </table:table-cell>
          <table:covered-table-cell/>
          <table:table-cell table:style-name="ce88" office:value-type="string" calcext:value-type="string">
            <text:p>Note: prices are MwSt included</text:p>
          </table:table-cell>
          <table:table-cell table:number-columns-repeated="1006"/>
        </table:table-row>
        <table:table-row table:style-name="ro1">
          <table:table-cell table:style-name="ce93" office:value-type="string" calcext:value-type="string">
            <text:p>Aluminum Profile</text:p>
          </table:table-cell>
          <table:table-cell table:style-name="ce93" office:value-type="string" calcext:value-type="string">
            <text:p>40x40 nut 8 740mm</text:p>
          </table:table-cell>
          <table:table-cell table:style-name="ce93" office:value-type="float" office:value="1" calcext:value-type="float">
            <text:p>1</text:p>
          </table:table-cell>
          <table:table-cell table:style-name="ce111" office:value-type="currency" office:currency="EUR" office:value="9" calcext:value-type="currency">
            <text:p>€9.00</text:p>
          </table:table-cell>
          <table:table-cell table:style-name="ce124" table:formula="of:=[.C3]*[.D3]" office:value-type="currency" office:currency="EUR" office:value="9" calcext:value-type="currency">
            <text:p>9.00 €</text:p>
          </table:table-cell>
          <table:table-cell table:style-name="ce143" office:value-type="currency" office:currency="EUR" office:value="15.5" calcext:value-type="currency" table:number-columns-spanned="1" table:number-rows-spanned="18">
            <text:p>15.50 €</text:p>
          </table:table-cell>
          <table:table-cell table:style-name="ce154" office:value-type="string" calcext:value-type="string" table:number-columns-spanned="1" table:number-rows-spanned="6">
            <text:p><text:a xlink:href="https://www.alu-profil-technik.de/Profil-40-x-40-Nut-8-I-Raster-435.html" xlink:type="simple">link</text:a></text:p>
          </table:table-cell>
          <table:table-cell table:style-name="ce170" office:value-type="string" calcext:value-type="string" table:number-columns-spanned="1" table:number-rows-spanned="18">
            <text:p>Aluprofil Technik Kohl</text:p>
          </table:table-cell>
          <table:table-cell table:style-name="ce170"/>
          <table:table-cell table:style-name="ce194" office:value-type="string" calcext:value-type="string" table:number-columns-spanned="1" table:number-rows-spanned="18">
            <text:p>waiting to confirm possible supplier change</text:p>
          </table:table-cell>
          <table:table-cell table:style-name="ce53"/>
          <table:table-cell table:style-name="ce211" table:number-columns-spanned="1" table:number-rows-spanned="18"/>
          <table:table-cell table:style-name="ce219" table:number-columns-spanned="1" table:number-rows-spanned="18"/>
          <table:table-cell table:style-name="ce211" table:number-columns-spanned="1" table:number-rows-spanned="18"/>
          <table:table-cell table:style-name="ce80" table:number-columns-spanned="1" table:number-rows-spanned="18"/>
          <table:table-cell table:style-name="ce61" office:value-type="string" calcext:value-type="string">
            <text:p>To be ordered</text:p>
          </table:table-cell>
          <table:table-cell table:style-name="ce82"/>
          <table:table-cell table:number-columns-repeated="1007"/>
        </table:table-row>
        <table:table-row table:style-name="ro1">
          <table:table-cell table:style-name="ce93" office:value-type="string" calcext:value-type="string">
            <text:p>Aluminum Profile</text:p>
          </table:table-cell>
          <table:table-cell table:style-name="ce93" office:value-type="string" calcext:value-type="string">
            <text:p>40x40 nut 8 830mm</text:p>
          </table:table-cell>
          <table:table-cell table:style-name="ce93" office:value-type="float" office:value="1" calcext:value-type="float">
            <text:p>1</text:p>
          </table:table-cell>
          <table:table-cell table:style-name="ce111" office:value-type="currency" office:currency="EUR" office:value="10" calcext:value-type="currency">
            <text:p>€10.00</text:p>
          </table:table-cell>
          <table:table-cell table:style-name="ce124" table:formula="of:=[.C4]*[.D4]" office:value-type="currency" office:currency="EUR" office:value="10" calcext:value-type="currency">
            <text:p>10.00 €</text:p>
          </table:table-cell>
          <table:covered-table-cell table:style-name="ce19"/>
          <table:covered-table-cell table:number-columns-repeated="2" table:style-name="ce21"/>
          <table:table-cell table:style-name="ce170"/>
          <table:covered-table-cell table:style-name="ce21"/>
          <table:table-cell table:style-name="ce206"/>
          <table:covered-table-cell table:number-columns-repeated="3" table:style-name="ce19"/>
          <table:covered-table-cell table:style-name="ce21"/>
          <table:table-cell table:style-name="ce61" office:value-type="string" calcext:value-type="string">
            <text:p>Ordered</text:p>
          </table:table-cell>
          <table:table-cell table:style-name="ce5"/>
          <table:table-cell table:number-columns-repeated="1007"/>
        </table:table-row>
        <table:table-row table:style-name="ro1">
          <table:table-cell table:style-name="ce93" office:value-type="string" calcext:value-type="string">
            <text:p>Aluminum Profile</text:p>
          </table:table-cell>
          <table:table-cell table:style-name="ce93" office:value-type="string" calcext:value-type="string">
            <text:p>40x40 nut 8 576mm</text:p>
          </table:table-cell>
          <table:table-cell table:style-name="ce93" office:value-type="float" office:value="1" calcext:value-type="float">
            <text:p>1</text:p>
          </table:table-cell>
          <table:table-cell table:style-name="ce111" office:value-type="currency" office:currency="EUR" office:value="6.72" calcext:value-type="currency">
            <text:p>€6.72</text:p>
          </table:table-cell>
          <table:table-cell table:style-name="ce124" table:formula="of:=[.C5]*[.D5]" office:value-type="currency" office:currency="EUR" office:value="6.72" calcext:value-type="currency">
            <text:p>6.72 €</text:p>
          </table:table-cell>
          <table:covered-table-cell table:style-name="ce19"/>
          <table:covered-table-cell table:number-columns-repeated="2" table:style-name="ce21"/>
          <table:table-cell table:style-name="ce170"/>
          <table:covered-table-cell table:style-name="ce21"/>
          <table:table-cell table:style-name="ce206"/>
          <table:covered-table-cell table:number-columns-repeated="3" table:style-name="ce19"/>
          <table:covered-table-cell table:style-name="ce21"/>
          <table:table-cell table:style-name="ce61" office:value-type="string" calcext:value-type="string">
            <text:p>Arrived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93" office:value-type="string" calcext:value-type="string">
            <text:p>Aluminum Profile</text:p>
          </table:table-cell>
          <table:table-cell table:style-name="ce93" office:value-type="string" calcext:value-type="string">
            <text:p>40x40 nut 8 200mm</text:p>
          </table:table-cell>
          <table:table-cell table:style-name="ce102" office:value-type="float" office:value="2" calcext:value-type="float">
            <text:p>2</text:p>
          </table:table-cell>
          <table:table-cell table:style-name="ce111" office:value-type="currency" office:currency="EUR" office:value="2.24" calcext:value-type="currency">
            <text:p>€2.24</text:p>
          </table:table-cell>
          <table:table-cell table:style-name="ce124" table:formula="of:=[.C6]*[.D6]" office:value-type="currency" office:currency="EUR" office:value="4.48" calcext:value-type="currency">
            <text:p>4.48 €</text:p>
          </table:table-cell>
          <table:covered-table-cell table:style-name="ce19"/>
          <table:covered-table-cell table:number-columns-repeated="2" table:style-name="ce21"/>
          <table:table-cell table:style-name="ce170"/>
          <table:covered-table-cell table:style-name="ce21"/>
          <table:table-cell table:style-name="ce206"/>
          <table:covered-table-cell table:number-columns-repeated="3" table:style-name="ce19"/>
          <table:covered-table-cell table:style-name="ce21"/>
          <table:table-cell table:style-name="ce61"/>
          <table:table-cell table:style-name="ce6"/>
          <table:table-cell table:number-columns-repeated="1007"/>
        </table:table-row>
        <table:table-row table:style-name="ro1">
          <table:table-cell table:style-name="ce93" office:value-type="string" calcext:value-type="string">
            <text:p>Aluminum Profile</text:p>
          </table:table-cell>
          <table:table-cell table:style-name="ce93" office:value-type="string" calcext:value-type="string">
            <text:p>40x40 nut 8 300mm</text:p>
          </table:table-cell>
          <table:table-cell table:style-name="ce102" office:value-type="float" office:value="1" calcext:value-type="float">
            <text:p>1</text:p>
          </table:table-cell>
          <table:table-cell table:style-name="ce111" office:value-type="currency" office:currency="EUR" office:value="3.36" calcext:value-type="currency">
            <text:p>€3.36</text:p>
          </table:table-cell>
          <table:table-cell table:style-name="ce124" table:formula="of:=[.C7]*[.D7]" office:value-type="currency" office:currency="EUR" office:value="3.36" calcext:value-type="currency">
            <text:p>3.36 €</text:p>
          </table:table-cell>
          <table:covered-table-cell table:style-name="ce19"/>
          <table:covered-table-cell table:number-columns-repeated="2" table:style-name="ce21"/>
          <table:table-cell table:style-name="ce170"/>
          <table:covered-table-cell table:style-name="ce21"/>
          <table:table-cell table:style-name="ce206"/>
          <table:covered-table-cell table:number-columns-repeated="3" table:style-name="ce19"/>
          <table:covered-table-cell table:style-name="ce21"/>
          <table:table-cell table:style-name="ce1" office:value-type="string" calcext:value-type="string">
            <text:p>Total with MwST (no shipping):</text:p>
          </table:table-cell>
          <table:table-cell table:style-name="ce1" office:value-type="string" calcext:value-type="string">
            <text:p>Total without MwST (no shipping):</text:p>
          </table:table-cell>
          <table:table-cell table:style-name="ce1" office:value-type="string" calcext:value-type="string">
            <text:p>Shipping</text:p>
          </table:table-cell>
          <table:table-cell table:number-columns-repeated="1006"/>
        </table:table-row>
        <table:table-row table:style-name="ro1">
          <table:table-cell table:style-name="ce93" office:value-type="string" calcext:value-type="string">
            <text:p>Aluminum Profile</text:p>
          </table:table-cell>
          <table:table-cell table:style-name="ce93" office:value-type="string" calcext:value-type="string">
            <text:p>40x40 nut 8 330mm</text:p>
          </table:table-cell>
          <table:table-cell table:style-name="ce102" office:value-type="float" office:value="1" calcext:value-type="float">
            <text:p>1</text:p>
          </table:table-cell>
          <table:table-cell table:style-name="ce111" office:value-type="currency" office:currency="EUR" office:value="4.48" calcext:value-type="currency">
            <text:p>€4.48</text:p>
          </table:table-cell>
          <table:table-cell table:style-name="ce124" table:formula="of:=[.C8]*[.D8]" office:value-type="currency" office:currency="EUR" office:value="4.48" calcext:value-type="currency">
            <text:p>4.48 €</text:p>
          </table:table-cell>
          <table:covered-table-cell table:style-name="ce19"/>
          <table:covered-table-cell table:style-name="ce22"/>
          <table:covered-table-cell table:style-name="ce21"/>
          <table:table-cell table:style-name="ce170"/>
          <table:covered-table-cell table:style-name="ce21"/>
          <table:table-cell table:style-name="ce206"/>
          <table:covered-table-cell table:number-columns-repeated="3" table:style-name="ce19"/>
          <table:covered-table-cell table:style-name="ce21"/>
          <table:table-cell table:style-name="ce78" table:formula="of:=SUM([.E$1:.E$1048576])" office:value-type="currency" office:currency="EUR" office:value="3729.394879" calcext:value-type="currency">
            <text:p>€3,729.39</text:p>
          </table:table-cell>
          <table:table-cell table:style-name="ce78" table:formula="of:=[.P8]/1.16" office:value-type="currency" office:currency="EUR" office:value="3214.995586" calcext:value-type="currency">
            <text:p>€3,215.00</text:p>
          </table:table-cell>
          <table:table-cell table:style-name="ce78" table:formula="of:=SUM([.F$1:.F$1048576])" office:value-type="currency" office:currency="EUR" office:value="170.3556044" calcext:value-type="currency">
            <text:p>€170.36</text:p>
          </table:table-cell>
          <table:table-cell table:number-columns-repeated="1006"/>
        </table:table-row>
        <table:table-row table:style-name="ro1">
          <table:table-cell table:style-name="ce93" office:value-type="string" calcext:value-type="string">
            <text:p>Aluminum Profile</text:p>
          </table:table-cell>
          <table:table-cell table:style-name="ce94" office:value-type="string" calcext:value-type="string">
            <text:p>30x60 nut 8 690mm</text:p>
          </table:table-cell>
          <table:table-cell table:style-name="ce102" office:value-type="float" office:value="1" calcext:value-type="float">
            <text:p>1</text:p>
          </table:table-cell>
          <table:table-cell table:style-name="ce111" office:value-type="currency" office:currency="EUR" office:value="16" calcext:value-type="currency">
            <text:p>€16.00</text:p>
          </table:table-cell>
          <table:table-cell table:style-name="ce124" table:formula="of:=[.C9]*[.D9]" office:value-type="currency" office:currency="EUR" office:value="16" calcext:value-type="currency">
            <text:p>16.00 €</text:p>
          </table:table-cell>
          <table:covered-table-cell table:style-name="ce19"/>
          <table:table-cell table:style-name="ce155" office:value-type="string" calcext:value-type="string" table:number-columns-spanned="1" table:number-rows-spanned="2">
            <text:p><text:a xlink:href="https://www.alu-profil-technik.de/Profil-40-x-80-Nut-8-I-Raster.html" xlink:type="simple">link</text:a></text:p>
          </table:table-cell>
          <table:covered-table-cell table:style-name="ce21"/>
          <table:table-cell table:style-name="ce170"/>
          <table:covered-table-cell table:style-name="ce21"/>
          <table:table-cell table:style-name="ce55"/>
          <table:covered-table-cell table:number-columns-repeated="3" table:style-name="ce19"/>
          <table:covered-table-cell table:style-name="ce21"/>
          <table:table-cell table:style-name="ce61"/>
          <table:table-cell table:style-name="ce6"/>
          <table:table-cell table:number-columns-repeated="1007"/>
        </table:table-row>
        <table:table-row table:style-name="ro1">
          <table:table-cell table:style-name="ce93" office:value-type="string" calcext:value-type="string">
            <text:p>Aluminum Profile</text:p>
          </table:table-cell>
          <table:table-cell table:style-name="ce93" office:value-type="string" calcext:value-type="string">
            <text:p>40x80 nut 8 790mm</text:p>
          </table:table-cell>
          <table:table-cell table:style-name="ce102" office:value-type="float" office:value="1" calcext:value-type="float">
            <text:p>1</text:p>
          </table:table-cell>
          <table:table-cell table:style-name="ce111" office:value-type="currency" office:currency="EUR" office:value="16" calcext:value-type="currency">
            <text:p>€16.00</text:p>
          </table:table-cell>
          <table:table-cell table:style-name="ce124" table:formula="of:=[.C10]*[.D10]" office:value-type="currency" office:currency="EUR" office:value="16" calcext:value-type="currency">
            <text:p>16.00 €</text:p>
          </table:table-cell>
          <table:covered-table-cell table:style-name="ce19"/>
          <table:covered-table-cell table:style-name="ce20"/>
          <table:covered-table-cell table:style-name="ce21"/>
          <table:table-cell table:style-name="ce170"/>
          <table:covered-table-cell table:style-name="ce21"/>
          <table:table-cell table:style-name="ce206"/>
          <table:covered-table-cell table:number-columns-repeated="3" table:style-name="ce19"/>
          <table:covered-table-cell table:style-name="ce21"/>
          <table:table-cell table:style-name="ce77" office:value-type="string" calcext:value-type="string" table:number-columns-spanned="2" table:number-rows-spanned="1">
            <text:p>Total per vendor MwSt <text:s/>and shipping included:</text:p>
          </table:table-cell>
          <table:covered-table-cell/>
          <table:table-cell table:number-columns-repeated="1007"/>
        </table:table-row>
        <table:table-row table:style-name="ro1">
          <table:table-cell table:style-name="ce93" office:value-type="string" calcext:value-type="string">
            <text:p>Aluminum Profile</text:p>
          </table:table-cell>
          <table:table-cell table:style-name="ce101" office:value-type="string" calcext:value-type="string">
            <text:p>80x80 nut 8 695mm</text:p>
          </table:table-cell>
          <table:table-cell table:style-name="ce102" office:value-type="float" office:value="1" calcext:value-type="float">
            <text:p>1</text:p>
          </table:table-cell>
          <table:table-cell table:style-name="ce111" office:value-type="currency" office:currency="EUR" office:value="46" calcext:value-type="currency">
            <text:p>€46.00</text:p>
          </table:table-cell>
          <table:table-cell table:style-name="ce124" table:formula="of:=[.C11]*[.D11]" office:value-type="currency" office:currency="EUR" office:value="46" calcext:value-type="currency">
            <text:p>46.00 €</text:p>
          </table:table-cell>
          <table:covered-table-cell table:style-name="ce19"/>
          <table:table-cell table:style-name="ce155" office:value-type="string" calcext:value-type="string">
            <text:p><text:a xlink:href="https://www.alu-profil-technik.de/Profil-40-x-40-Nut-8-I-Raster-560-655.html" xlink:type="simple">link</text:a></text:p>
          </table:table-cell>
          <table:covered-table-cell table:style-name="ce21"/>
          <table:table-cell table:style-name="ce170"/>
          <table:covered-table-cell table:style-name="ce21"/>
          <table:table-cell table:style-name="ce55"/>
          <table:covered-table-cell table:number-columns-repeated="3" table:style-name="ce19"/>
          <table:covered-table-cell table:style-name="ce21"/>
          <table:table-cell table:style-name="ce79" office:value-type="string" calcext:value-type="string">
            <text:p>Aluprofil Technik Kohl</text:p>
          </table:table-cell>
          <table:table-cell table:style-name="ce135" table:formula="of:=SUM([.E3:.E20])" office:value-type="currency" office:currency="EUR" office:value="220.74" calcext:value-type="currency">
            <text:p>220.74 €</text:p>
          </table:table-cell>
          <table:table-cell table:style-name="ce89"/>
          <table:table-cell table:number-columns-repeated="1006"/>
        </table:table-row>
        <table:table-row table:style-name="ro1">
          <table:table-cell table:style-name="ce93" office:value-type="string" calcext:value-type="string">
            <text:p>Aluminum Profile</text:p>
          </table:table-cell>
          <table:table-cell table:style-name="ce102" office:value-type="string" calcext:value-type="string">
            <text:p>20x20 nut 6 790mm</text:p>
          </table:table-cell>
          <table:table-cell table:style-name="ce102" office:value-type="float" office:value="3" calcext:value-type="float">
            <text:p>3</text:p>
          </table:table-cell>
          <table:table-cell table:style-name="ce111" office:value-type="currency" office:currency="EUR" office:value="3.76" calcext:value-type="currency">
            <text:p>€3.76</text:p>
          </table:table-cell>
          <table:table-cell table:style-name="ce124" table:formula="of:=[.C12]*[.D12]" office:value-type="currency" office:currency="EUR" office:value="11.28" calcext:value-type="currency">
            <text:p>11.28 €</text:p>
          </table:table-cell>
          <table:covered-table-cell table:style-name="ce19"/>
          <table:table-cell table:style-name="ce155" office:value-type="string" calcext:value-type="string" table:number-columns-spanned="1" table:number-rows-spanned="4">
            <text:p><text:a xlink:href="https://www.alu-profil-technik.de/Profil20x20-Designprofil-Aluprofile-Strebenprofile-Solarpeofile-Alubaukasten.html" xlink:type="simple">link</text:a></text:p>
          </table:table-cell>
          <table:covered-table-cell table:style-name="ce21"/>
          <table:table-cell table:style-name="ce170"/>
          <table:covered-table-cell table:style-name="ce21"/>
          <table:table-cell table:style-name="ce206"/>
          <table:covered-table-cell table:number-columns-repeated="3" table:style-name="ce19"/>
          <table:covered-table-cell table:style-name="ce21"/>
          <table:table-cell table:style-name="ce79" office:value-type="string" calcext:value-type="string">
            <text:p>Stepperonline</text:p>
          </table:table-cell>
          <table:table-cell table:style-name="ce135" table:formula="of:=SUM([.E22:.E23])+SUM([.F22])" office:value-type="currency" office:currency="EUR" office:value="72.26" calcext:value-type="currency">
            <text:p>72.26 €</text:p>
          </table:table-cell>
          <table:table-cell table:style-name="ce89"/>
          <table:table-cell table:number-columns-repeated="1006"/>
        </table:table-row>
        <table:table-row table:style-name="ro1">
          <table:table-cell table:style-name="ce93" office:value-type="string" calcext:value-type="string">
            <text:p>Aluminum Profile</text:p>
          </table:table-cell>
          <table:table-cell table:style-name="ce102" office:value-type="string" calcext:value-type="string">
            <text:p>20x20 nut 6 550mm</text:p>
          </table:table-cell>
          <table:table-cell table:style-name="ce102" office:value-type="float" office:value="1" calcext:value-type="float">
            <text:p>1</text:p>
          </table:table-cell>
          <table:table-cell table:style-name="ce111" office:value-type="currency" office:currency="EUR" office:value="2.82" calcext:value-type="currency">
            <text:p>€2.82</text:p>
          </table:table-cell>
          <table:table-cell table:style-name="ce124" table:formula="of:=[.C13]*[.D13]" office:value-type="currency" office:currency="EUR" office:value="2.82" calcext:value-type="currency">
            <text:p>2.82 €</text:p>
          </table:table-cell>
          <table:covered-table-cell table:number-columns-repeated="2" table:style-name="ce19"/>
          <table:covered-table-cell table:style-name="ce21"/>
          <table:table-cell table:style-name="ce170"/>
          <table:covered-table-cell table:style-name="ce21"/>
          <table:table-cell table:style-name="ce206"/>
          <table:covered-table-cell table:number-columns-repeated="3" table:style-name="ce19"/>
          <table:covered-table-cell table:style-name="ce21"/>
          <table:table-cell table:style-name="ce79" office:value-type="string" calcext:value-type="string">
            <text:p>CNC Store</text:p>
          </table:table-cell>
          <table:table-cell table:style-name="ce135" table:formula="of:=SUM([.E24:.E26])+SUM([.F24])" office:value-type="currency" office:currency="EUR" office:value="172.32" calcext:value-type="currency">
            <text:p>172.32 €</text:p>
          </table:table-cell>
          <table:table-cell table:style-name="ce79" office:value-type="string" calcext:value-type="string">
            <text:p>Note: from Italy, no MwSt</text:p>
          </table:table-cell>
          <table:table-cell table:number-columns-repeated="1006"/>
        </table:table-row>
        <table:table-row table:style-name="ro1">
          <table:table-cell table:style-name="ce93" office:value-type="string" calcext:value-type="string">
            <text:p>Aluminum Profile</text:p>
          </table:table-cell>
          <table:table-cell table:style-name="ce102" office:value-type="string" calcext:value-type="string">
            <text:p>20x20 nut 6 800mm</text:p>
          </table:table-cell>
          <table:table-cell table:style-name="ce102" office:value-type="float" office:value="5" calcext:value-type="float">
            <text:p>5</text:p>
          </table:table-cell>
          <table:table-cell table:style-name="ce111" office:value-type="currency" office:currency="EUR" office:value="3.76" calcext:value-type="currency">
            <text:p>€3.76</text:p>
          </table:table-cell>
          <table:table-cell table:style-name="ce124" table:formula="of:=[.C14]*[.D14]" office:value-type="currency" office:currency="EUR" office:value="18.8" calcext:value-type="currency">
            <text:p>18.80 €</text:p>
          </table:table-cell>
          <table:covered-table-cell table:number-columns-repeated="2" table:style-name="ce19"/>
          <table:covered-table-cell table:style-name="ce21"/>
          <table:table-cell table:style-name="ce170"/>
          <table:covered-table-cell table:style-name="ce21"/>
          <table:table-cell table:style-name="ce206"/>
          <table:covered-table-cell table:number-columns-repeated="3" table:style-name="ce19"/>
          <table:covered-table-cell table:style-name="ce21"/>
          <table:table-cell table:style-name="ce79" office:value-type="string" calcext:value-type="string">
            <text:p>FistBond</text:p>
          </table:table-cell>
          <table:table-cell table:style-name="ce135" table:formula="of:=[.E28]+[.F28]" office:value-type="currency" office:currency="EUR" office:value="217.30744" calcext:value-type="currency">
            <text:p>217.31 €</text:p>
          </table:table-cell>
          <table:table-cell table:number-columns-repeated="1007"/>
        </table:table-row>
        <table:table-row table:style-name="ro1">
          <table:table-cell table:style-name="ce93" office:value-type="string" calcext:value-type="string">
            <text:p>Aluminum Profile</text:p>
          </table:table-cell>
          <table:table-cell table:style-name="ce102" office:value-type="string" calcext:value-type="string">
            <text:p>20x20 nut 6 760mm</text:p>
          </table:table-cell>
          <table:table-cell table:style-name="ce102" office:value-type="float" office:value="4" calcext:value-type="float">
            <text:p>4</text:p>
          </table:table-cell>
          <table:table-cell table:style-name="ce111" office:value-type="currency" office:currency="EUR" office:value="3.76" calcext:value-type="currency">
            <text:p>€3.76</text:p>
          </table:table-cell>
          <table:table-cell table:style-name="ce124" table:formula="of:=[.C15]*[.D15]" office:value-type="currency" office:currency="EUR" office:value="15.04" calcext:value-type="currency">
            <text:p>15.04 €</text:p>
          </table:table-cell>
          <table:covered-table-cell table:style-name="ce19"/>
          <table:covered-table-cell table:style-name="ce20"/>
          <table:covered-table-cell table:style-name="ce21"/>
          <table:table-cell table:style-name="ce170"/>
          <table:covered-table-cell table:style-name="ce21"/>
          <table:table-cell table:style-name="ce206"/>
          <table:covered-table-cell table:number-columns-repeated="3" table:style-name="ce19"/>
          <table:covered-table-cell table:style-name="ce21"/>
          <table:table-cell table:style-name="ce79" office:value-type="string" calcext:value-type="string">
            <text:p>mechatronics-pro</text:p>
          </table:table-cell>
          <table:table-cell table:style-name="ce135" table:formula="of:=[.E30]+[.F30]" office:value-type="currency" office:currency="EUR" office:value="62.95" calcext:value-type="currency">
            <text:p>62.95 €</text:p>
          </table:table-cell>
          <table:table-cell table:number-columns-repeated="1007"/>
        </table:table-row>
        <table:table-row table:style-name="ro1">
          <table:table-cell table:style-name="ce93" office:value-type="string" calcext:value-type="string">
            <text:p>Aluminum Bracket</text:p>
          </table:table-cell>
          <table:table-cell table:style-name="ce102" office:value-type="string" calcext:value-type="string">
            <text:p>40x40</text:p>
          </table:table-cell>
          <table:table-cell table:style-name="ce102" office:value-type="float" office:value="8" calcext:value-type="float">
            <text:p>8</text:p>
          </table:table-cell>
          <table:table-cell table:style-name="ce111" office:value-type="currency" office:currency="EUR" office:value="1.75" calcext:value-type="currency">
            <text:p>€1.75</text:p>
          </table:table-cell>
          <table:table-cell table:style-name="ce124" table:formula="of:=[.C16]*[.D16]" office:value-type="currency" office:currency="EUR" office:value="14" calcext:value-type="currency">
            <text:p>14.00 €</text:p>
          </table:table-cell>
          <table:covered-table-cell table:style-name="ce19"/>
          <table:table-cell table:style-name="ce155" office:value-type="string" calcext:value-type="string">
            <text:p><text:a xlink:href="https://www.alu-profil-technik.de/Winkel-40-nut-8-Aluprofil-profil40-Strebenprofil-Saarland-Solartechnik-Solarprofile-Maschinenbauprofile-Maschinenbau-Automatisierung-Verbvindung-Eckwinkel-Modellbau-camping-outdor-Wohnmibilausbau-Profilausbau-unterschrank-Aquarium-TV-Schrank-284-700.html" xlink:type="simple">link</text:a></text:p>
          </table:table-cell>
          <table:covered-table-cell table:style-name="ce21"/>
          <table:table-cell table:style-name="ce170"/>
          <table:covered-table-cell table:style-name="ce21"/>
          <table:table-cell table:style-name="ce53"/>
          <table:covered-table-cell table:number-columns-repeated="3" table:style-name="ce19"/>
          <table:covered-table-cell table:style-name="ce21"/>
          <table:table-cell table:style-name="ce79" office:value-type="string" calcext:value-type="string">
            <text:p>Dold-Mechatronik</text:p>
          </table:table-cell>
          <table:table-cell table:style-name="ce135" table:formula="of:=SUM([.E31:.E33])+[.F31]" office:value-type="currency" office:currency="EUR" office:value="185.39" calcext:value-type="currency">
            <text:p>185.39 €</text:p>
          </table:table-cell>
          <table:table-cell table:number-columns-repeated="1007"/>
        </table:table-row>
        <table:table-row table:style-name="ro1">
          <table:table-cell table:style-name="ce94" office:value-type="string" calcext:value-type="string">
            <text:p>Flat connectors</text:p>
          </table:table-cell>
          <table:table-cell table:style-name="ce101" office:value-type="string" calcext:value-type="string">
            <text:p>80 x 80</text:p>
          </table:table-cell>
          <table:table-cell table:style-name="ce101" office:value-type="float" office:value="4" calcext:value-type="float">
            <text:p>4</text:p>
          </table:table-cell>
          <table:table-cell table:style-name="ce112" office:value-type="currency" office:currency="EUR" office:value="4.48" calcext:value-type="currency">
            <text:p>€4.48</text:p>
          </table:table-cell>
          <table:table-cell table:style-name="ce125" table:formula="of:=[.C17]*[.D17]" office:value-type="currency" office:currency="EUR" office:value="17.92" calcext:value-type="currency">
            <text:p>17.92 €</text:p>
          </table:table-cell>
          <table:covered-table-cell table:style-name="ce19"/>
          <table:table-cell table:style-name="ce156" office:value-type="string" calcext:value-type="string">
            <text:p><text:a xlink:href="https://www.alu-profil-technik.de/Knotenblech-Verbinden-Eckverbinder-102-328-329.html" xlink:type="simple">link</text:a></text:p>
          </table:table-cell>
          <table:covered-table-cell table:style-name="ce21"/>
          <table:table-cell table:style-name="ce170"/>
          <table:covered-table-cell table:style-name="ce21"/>
          <table:table-cell table:style-name="ce53"/>
          <table:covered-table-cell table:number-columns-repeated="3" table:style-name="ce19"/>
          <table:covered-table-cell table:style-name="ce21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94" office:value-type="string" calcext:value-type="string">
            <text:p>Aluminum Bracket</text:p>
          </table:table-cell>
          <table:table-cell table:style-name="ce101" office:value-type="string" calcext:value-type="string">
            <text:p>40x80</text:p>
          </table:table-cell>
          <table:table-cell table:style-name="ce101" office:value-type="float" office:value="4" calcext:value-type="float">
            <text:p>4</text:p>
          </table:table-cell>
          <table:table-cell table:style-name="ce112" office:value-type="currency" office:currency="EUR" office:value="3.7" calcext:value-type="currency">
            <text:p>€3.70</text:p>
          </table:table-cell>
          <table:table-cell table:style-name="ce125" table:formula="of:=[.C18]*[.D18]" office:value-type="currency" office:currency="EUR" office:value="14.8" calcext:value-type="currency">
            <text:p>14.80 €</text:p>
          </table:table-cell>
          <table:covered-table-cell table:style-name="ce19"/>
          <table:table-cell table:style-name="ce156" office:value-type="string" calcext:value-type="string">
            <text:p><text:a xlink:href="https://www.alu-profil-technik.de/Winkel-40-x-80-Nut-8-I-Raster-schwere-Ausfuehrung-mit-Befestigungsset.html" xlink:type="simple">link</text:a></text:p>
          </table:table-cell>
          <table:covered-table-cell table:style-name="ce21"/>
          <table:table-cell table:style-name="ce170"/>
          <table:covered-table-cell table:style-name="ce21"/>
          <table:table-cell table:style-name="ce53"/>
          <table:covered-table-cell table:number-columns-repeated="3" table:style-name="ce19"/>
          <table:covered-table-cell table:style-name="ce21"/>
          <table:table-cell table:style-name="ce79" table:number-columns-repeated="2"/>
          <table:table-cell table:number-columns-repeated="1007"/>
        </table:table-row>
        <table:table-row table:style-name="ro1">
          <table:table-cell table:style-name="ce93"/>
          <table:table-cell table:style-name="ce102" table:number-columns-repeated="2"/>
          <table:table-cell table:style-name="ce111"/>
          <table:table-cell table:style-name="ce124"/>
          <table:covered-table-cell table:style-name="ce19"/>
          <table:table-cell table:style-name="ce155"/>
          <table:covered-table-cell table:style-name="ce21"/>
          <table:table-cell table:style-name="ce170"/>
          <table:covered-table-cell table:style-name="ce21"/>
          <table:table-cell table:style-name="ce53"/>
          <table:covered-table-cell table:number-columns-repeated="3" table:style-name="ce19"/>
          <table:covered-table-cell table:style-name="ce21"/>
          <table:table-cell table:style-name="ce80" office:value-type="string" calcext:value-type="string">
            <text:p>3DJake</text:p>
          </table:table-cell>
          <table:table-cell table:style-name="ce78" table:formula="of:=[.D33]" office:value-type="currency" office:currency="EUR" office:value="145.99" calcext:value-type="currency">
            <text:p>€145.99</text:p>
          </table:table-cell>
          <table:table-cell table:number-columns-repeated="1007"/>
        </table:table-row>
        <table:table-row table:style-name="ro1">
          <table:table-cell table:style-name="ce93" office:value-type="string" calcext:value-type="string">
            <text:p>Aluminum Bracket</text:p>
          </table:table-cell>
          <table:table-cell table:style-name="ce102" office:value-type="string" calcext:value-type="string">
            <text:p>40x80</text:p>
          </table:table-cell>
          <table:table-cell table:style-name="ce102" office:value-type="float" office:value="2" calcext:value-type="float">
            <text:p>2</text:p>
          </table:table-cell>
          <table:table-cell table:style-name="ce111" office:value-type="currency" office:currency="EUR" office:value="5.02" calcext:value-type="currency">
            <text:p>€5.02</text:p>
          </table:table-cell>
          <table:table-cell table:style-name="ce124" table:formula="of:=[.C20]*[.D20]" office:value-type="currency" office:currency="EUR" office:value="10.04" calcext:value-type="currency">
            <text:p>10.04 €</text:p>
          </table:table-cell>
          <table:covered-table-cell table:style-name="ce20"/>
          <table:table-cell table:style-name="ce155" office:value-type="string" calcext:value-type="string">
            <text:p><text:a xlink:href="https://www.alu-profil-technik.de/Winkel-40-x-80-Nut-8-I-Raster-schwere-Ausfuehrung-mit-Befestigungsset.html" xlink:type="simple">link</text:a></text:p>
          </table:table-cell>
          <table:covered-table-cell table:style-name="ce22"/>
          <table:table-cell table:style-name="ce170"/>
          <table:covered-table-cell table:style-name="ce22"/>
          <table:table-cell table:style-name="ce206"/>
          <table:covered-table-cell table:number-columns-repeated="3" table:style-name="ce20"/>
          <table:covered-table-cell table:style-name="ce22"/>
          <table:table-cell table:style-name="ce81" office:value-type="string" calcext:value-type="string">
            <text:p>cnc-zubehoer</text:p>
          </table:table-cell>
          <table:table-cell table:style-name="ce83" office:value-type="currency" office:currency="EUR" office:value="231" calcext:value-type="currency">
            <text:p>€231.00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75"/>
          <table:table-cell/>
          <table:table-cell table:style-name="ce28"/>
          <table:table-cell table:number-columns-repeated="2"/>
          <table:table-cell table:style-name="ce75"/>
          <table:table-cell table:style-name="ce217"/>
          <table:table-cell/>
          <table:table-cell table:style-name="ce75"/>
          <table:table-cell table:number-columns-repeated="1009"/>
        </table:table-row>
        <table:table-row table:style-name="ro1">
          <table:table-cell table:style-name="ce95" office:value-type="string" calcext:value-type="string">
            <text:p>Stepper motor</text:p>
          </table:table-cell>
          <table:table-cell table:style-name="ce103" office:value-type="string" calcext:value-type="string">
            <text:p><text:s/>Nema 24 60x60x100mm</text:p>
          </table:table-cell>
          <table:table-cell table:style-name="ce103" office:value-type="float" office:value="1" calcext:value-type="float">
            <text:p>1</text:p>
          </table:table-cell>
          <table:table-cell table:style-name="ce113" office:value-type="currency" office:currency="EUR" office:value="34.88" calcext:value-type="currency">
            <text:p>€34.88</text:p>
          </table:table-cell>
          <table:table-cell table:style-name="ce126" table:formula="of:=[.C22]*[.D22]" office:value-type="currency" office:currency="EUR" office:value="34.88" calcext:value-type="currency">
            <text:p>34.88 €</text:p>
          </table:table-cell>
          <table:table-cell table:style-name="ce137" office:value-type="currency" office:currency="EUR" office:value="6" calcext:value-type="currency" table:number-columns-spanned="1" table:number-rows-spanned="2">
            <text:p>6.00 €</text:p>
          </table:table-cell>
          <table:table-cell table:style-name="ce157" office:value-type="string" calcext:value-type="string">
            <text:p><text:a xlink:href="https://www.omc-stepperonline.com/nema-24-stepper-motor/dual-shaft-nema-24-stepper-motor-42a-4nm-566-ozin-60x60x100mm-4-wires-24hs39-4204d.html" xlink:type="simple">link</text:a></text:p>
          </table:table-cell>
          <table:table-cell table:style-name="ce171" office:value-type="string" calcext:value-type="string" table:number-columns-spanned="1" table:number-rows-spanned="2">
            <text:p>Stepperonline</text:p>
          </table:table-cell>
          <table:table-cell table:style-name="ce171" office:value-type="string" calcext:value-type="string" table:number-columns-spanned="1" table:number-rows-spanned="2">
            <text:p>Arrived</text:p>
          </table:table-cell>
          <table:table-cell table:style-name="ce195" office:value-type="string" calcext:value-type="string" table:number-columns-spanned="1" table:number-rows-spanned="2">
            <text:p>reimbursement claimed</text:p>
          </table:table-cell>
          <table:table-cell table:style-name="ce207"/>
          <table:table-cell table:style-name="ce212" office:value-type="string" calcext:value-type="string" table:number-columns-spanned="1" table:number-rows-spanned="2">
            <text:p>Requested</text:p>
          </table:table-cell>
          <table:table-cell table:style-name="ce220" office:value-type="currency" office:currency="EUR" office:value="77.61" calcext:value-type="currency" table:number-columns-spanned="1" table:number-rows-spanned="2">
            <text:p>77.61 €</text:p>
          </table:table-cell>
          <table:table-cell table:style-name="ce212" office:value-type="float" office:value="57029" calcext:value-type="float" table:number-columns-spanned="1" table:number-rows-spanned="2">
            <text:p>57029</text:p>
          </table:table-cell>
          <table:table-cell table:style-name="ce38" office:value-type="string" calcext:value-type="string" table:number-columns-spanned="1" table:number-rows-spanned="2">
            <text:p>Kleve</text:p>
          </table:table-cell>
          <table:table-cell/>
          <table:table-cell table:style-name="ce6"/>
          <table:table-cell table:number-columns-repeated="1007"/>
        </table:table-row>
        <table:table-row table:style-name="ro4">
          <table:table-cell table:style-name="ce95" office:value-type="string" calcext:value-type="string">
            <text:p>Stepper motor</text:p>
          </table:table-cell>
          <table:table-cell table:style-name="ce103" office:value-type="string" calcext:value-type="string">
            <text:p><text:s/>Nema 23 57x57x56mm</text:p>
          </table:table-cell>
          <table:table-cell table:style-name="ce103" office:value-type="float" office:value="2" calcext:value-type="float">
            <text:p>2</text:p>
          </table:table-cell>
          <table:table-cell table:style-name="ce113" office:value-type="currency" office:currency="EUR" office:value="15.69" calcext:value-type="currency">
            <text:p>€15.69</text:p>
          </table:table-cell>
          <table:table-cell table:style-name="ce126" table:formula="of:=[.C23]*[.D23]" office:value-type="currency" office:currency="EUR" office:value="31.38" calcext:value-type="currency">
            <text:p>31.38 €</text:p>
          </table:table-cell>
          <table:covered-table-cell table:style-name="ce20"/>
          <table:table-cell table:style-name="ce157" office:value-type="string" calcext:value-type="string">
            <text:p><text:a xlink:href="https://www.omc-stepperonline.com/nema-23-stepper-motor/e-series-nema-23-stepper-motor-bipolar-1-8deg-4-8-nm-679-87oz-in-6-0a-86x86x80mm-4-wires.html?mfp=16o-ship-from%5B60%5D" xlink:type="simple">link</text:a></text:p>
          </table:table-cell>
          <table:covered-table-cell table:number-columns-repeated="3" table:style-name="ce22"/>
          <table:table-cell table:style-name="ce207"/>
          <table:covered-table-cell table:number-columns-repeated="3"/>
          <table:covered-table-cell table:style-name="ce22"/>
          <table:table-cell/>
          <table:table-cell table:style-name="ce6"/>
          <table:table-cell table:number-columns-repeated="1007"/>
        </table:table-row>
        <table:table-row table:style-name="ro1">
          <table:table-cell table:style-name="ce96" office:value-type="string" calcext:value-type="string">
            <text:p>Linear Guide</text:p>
          </table:table-cell>
          <table:table-cell table:style-name="ce96" office:value-type="string" calcext:value-type="string">
            <text:p>HGR15 750mm</text:p>
          </table:table-cell>
          <table:table-cell table:style-name="ce96" office:value-type="float" office:value="2" calcext:value-type="float">
            <text:p>2</text:p>
          </table:table-cell>
          <table:table-cell table:style-name="ce114" office:value-type="currency" office:currency="EUR" office:value="38.43" calcext:value-type="currency">
            <text:p>€38.43</text:p>
          </table:table-cell>
          <table:table-cell table:style-name="ce127" table:formula="of:=[.C24]*[.D24]" office:value-type="currency" office:currency="EUR" office:value="76.86" calcext:value-type="currency">
            <text:p>76.86 €</text:p>
          </table:table-cell>
          <table:table-cell table:style-name="ce144" office:value-type="currency" office:currency="EUR" office:value="25" calcext:value-type="currency" table:number-columns-spanned="1" table:number-rows-spanned="3">
            <text:p>25.00 €</text:p>
          </table:table-cell>
          <table:table-cell table:style-name="ce158" office:value-type="string" calcext:value-type="string" table:number-columns-spanned="1" table:number-rows-spanned="3">
            <text:p><text:a xlink:href="https://www.cnc-store.eu/en/linear-guideways-126/guideway-hgr15-r-c.html" xlink:type="simple">link</text:a></text:p>
          </table:table-cell>
          <table:table-cell table:style-name="ce172" office:value-type="string" calcext:value-type="string" table:number-columns-spanned="1" table:number-rows-spanned="3">
            <text:p>CNC Store</text:p>
          </table:table-cell>
          <table:table-cell table:style-name="ce172" office:value-type="string" calcext:value-type="string" table:number-columns-spanned="1" table:number-rows-spanned="3">
            <text:p>Arrived</text:p>
          </table:table-cell>
          <table:table-cell table:style-name="ce196" office:value-type="string" calcext:value-type="string" table:number-columns-spanned="1" table:number-rows-spanned="3">
            <text:p>reimbursement claimed</text:p>
          </table:table-cell>
          <table:table-cell table:style-name="ce208"/>
          <table:table-cell table:style-name="ce213" office:value-type="string" calcext:value-type="string" table:number-columns-spanned="1" table:number-rows-spanned="3">
            <text:p>Requested</text:p>
          </table:table-cell>
          <table:table-cell table:style-name="ce221" office:value-type="currency" office:currency="EUR" office:value="179.04" calcext:value-type="currency" table:number-columns-spanned="1" table:number-rows-spanned="3">
            <text:p>179.04 €</text:p>
          </table:table-cell>
          <table:table-cell table:style-name="ce229"/>
          <table:table-cell table:style-name="ce38" office:value-type="string" calcext:value-type="string" table:number-columns-spanned="1" table:number-rows-spanned="3">
            <text:p>Kleve</text:p>
          </table:table-cell>
          <table:table-cell/>
          <table:table-cell table:style-name="ce6"/>
          <table:table-cell table:number-columns-repeated="1007"/>
        </table:table-row>
        <table:table-row table:style-name="ro1">
          <table:table-cell table:style-name="ce96" office:value-type="string" calcext:value-type="string">
            <text:p>Linear Guide</text:p>
          </table:table-cell>
          <table:table-cell table:style-name="ce96" office:value-type="string" calcext:value-type="string">
            <text:p>HGR15 690mm</text:p>
          </table:table-cell>
          <table:table-cell table:style-name="ce96" office:value-type="float" office:value="1" calcext:value-type="float">
            <text:p>1</text:p>
          </table:table-cell>
          <table:table-cell table:style-name="ce114" office:value-type="currency" office:currency="EUR" office:value="35.36" calcext:value-type="currency">
            <text:p>€35.36</text:p>
          </table:table-cell>
          <table:table-cell table:style-name="ce127" table:formula="of:=[.C25]*[.D25]" office:value-type="currency" office:currency="EUR" office:value="35.36" calcext:value-type="currency">
            <text:p>35.36 €</text:p>
          </table:table-cell>
          <table:covered-table-cell table:number-columns-repeated="5" table:style-name="ce21"/>
          <table:table-cell table:style-name="ce208"/>
          <table:covered-table-cell table:number-columns-repeated="2"/>
          <table:table-cell table:style-name="ce229"/>
          <table:covered-table-cell table:style-name="ce21"/>
          <table:table-cell/>
          <table:table-cell table:style-name="ce6"/>
          <table:table-cell table:number-columns-repeated="1007"/>
        </table:table-row>
        <table:table-row table:style-name="ro1">
          <table:table-cell table:style-name="ce96" office:value-type="string" calcext:value-type="string">
            <text:p>Linear Guide</text:p>
          </table:table-cell>
          <table:table-cell table:style-name="ce96" office:value-type="string" calcext:value-type="string">
            <text:p>HGR15 725mm</text:p>
          </table:table-cell>
          <table:table-cell table:style-name="ce96" office:value-type="float" office:value="1" calcext:value-type="float">
            <text:p>1</text:p>
          </table:table-cell>
          <table:table-cell table:style-name="ce114" office:value-type="currency" office:currency="EUR" office:value="35.1" calcext:value-type="currency">
            <text:p>€35.10</text:p>
          </table:table-cell>
          <table:table-cell table:style-name="ce127" table:formula="of:=[.C26]*[.D26]" office:value-type="currency" office:currency="EUR" office:value="35.1" calcext:value-type="currency">
            <text:p>35.10 €</text:p>
          </table:table-cell>
          <table:covered-table-cell table:number-columns-repeated="5" table:style-name="ce22"/>
          <table:table-cell table:style-name="ce208" office:value-type="string" calcext:value-type="string">
            <text:p>Better buy it 725mm</text:p>
          </table:table-cell>
          <table:covered-table-cell table:number-columns-repeated="2"/>
          <table:table-cell table:style-name="ce229"/>
          <table:covered-table-cell table:style-name="ce22"/>
          <table:table-cell/>
          <table:table-cell table:style-name="ce6"/>
          <table:table-cell table:number-columns-repeated="1007"/>
        </table:table-row>
        <table:table-row table:style-name="ro2">
          <table:table-cell table:style-name="ce46" office:value-type="string" calcext:value-type="string">
            <text:p>Bearing Blocks</text:p>
          </table:table-cell>
          <table:table-cell table:style-name="ce104" office:value-type="string" calcext:value-type="string">
            <text:p>HGH15CA</text:p>
          </table:table-cell>
          <table:table-cell table:style-name="ce107" office:value-type="float" office:value="7" calcext:value-type="float">
            <text:p>7</text:p>
          </table:table-cell>
          <table:table-cell table:style-name="ce115" office:value-type="currency" office:currency="EUR" office:value="33" calcext:value-type="currency">
            <text:p>€33.00</text:p>
          </table:table-cell>
          <table:table-cell table:style-name="ce128" table:formula="of:=[.C27]*[.D27]" office:value-type="currency" office:currency="EUR" office:value="231" calcext:value-type="currency">
            <text:p>231.00 €</text:p>
          </table:table-cell>
          <table:table-cell table:style-name="ce145" office:value-type="currency" office:currency="EUR" office:value="4.9" calcext:value-type="currency">
            <text:p>4.90 €</text:p>
          </table:table-cell>
          <table:table-cell table:style-name="ce159" office:value-type="string" calcext:value-type="string">
            <text:p><text:a xlink:href="https://www.cnc-zubehoer.eu/antriebe/profilschienenfuehrungen/201/hiwin-laufwagen-hgh" xlink:type="simple">link</text:a></text:p>
          </table:table-cell>
          <table:table-cell table:style-name="ce173" office:value-type="string" calcext:value-type="string">
            <text:p>cnc-zubehoer</text:p>
          </table:table-cell>
          <table:table-cell table:style-name="ce173" office:value-type="string" calcext:value-type="string">
            <text:p>Arrived</text:p>
          </table:table-cell>
          <table:table-cell table:style-name="ce197" office:value-type="string" calcext:value-type="string">
            <text:p>reimbursement claimed</text:p>
          </table:table-cell>
          <table:table-cell table:style-name="ce56" office:value-type="string" calcext:value-type="string">
            <text:p>better 5xHGH15CA and 2xHGW15CC</text:p>
          </table:table-cell>
          <table:table-cell table:style-name="ce193" office:value-type="string" calcext:value-type="string">
            <text:p>Requested</text:p>
          </table:table-cell>
          <table:table-cell table:style-name="ce222" table:formula="of:=SUM([.E27:.F27])" office:value-type="currency" office:currency="EUR" office:value="235.9" calcext:value-type="currency">
            <text:p>235.90 €</text:p>
          </table:table-cell>
          <table:table-cell table:style-name="ce193" office:value-type="float" office:value="34597" calcext:value-type="float">
            <text:p>34597</text:p>
          </table:table-cell>
          <table:table-cell table:style-name="ce38" office:value-type="string" calcext:value-type="string">
            <text:p>Kleve</text:p>
          </table:table-cell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95" office:value-type="string" calcext:value-type="string">
            <text:p>Dibond</text:p>
          </table:table-cell>
          <table:table-cell table:style-name="ce103" office:value-type="string" calcext:value-type="string">
            <text:p>White RAL9016 2050x1000x3mm</text:p>
          </table:table-cell>
          <table:table-cell table:style-name="ce103" office:value-type="float" office:value="4" calcext:value-type="float">
            <text:p>4</text:p>
          </table:table-cell>
          <table:table-cell table:style-name="ce113" table:formula="of:=37.591*1.16" office:value-type="currency" office:currency="EUR" office:value="43.60556" calcext:value-type="currency">
            <text:p>€43.61</text:p>
          </table:table-cell>
          <table:table-cell table:style-name="ce126" table:formula="of:=[.C28]*[.D28]" office:value-type="currency" office:currency="EUR" office:value="174.42224" calcext:value-type="currency">
            <text:p>174.42 €</text:p>
          </table:table-cell>
          <table:table-cell table:style-name="ce137" table:formula="of:=36.97*1.16" office:value-type="currency" office:currency="EUR" office:value="42.8852" calcext:value-type="currency">
            <text:p>42.89 €</text:p>
          </table:table-cell>
          <table:table-cell table:style-name="ce157" office:value-type="string" calcext:value-type="string">
            <text:p><text:a xlink:href="https://onlineshop.firstbond.de/product_info.php?info=p2%7B4%7D7%7B626404%7D0_aluverbundplatte-3mm-2050x1000mm-weiss-ral9016.html&amp;no_boost=1" xlink:type="simple">link</text:a></text:p>
          </table:table-cell>
          <table:table-cell table:style-name="ce171" office:value-type="string" calcext:value-type="string">
            <text:p>First Bond</text:p>
          </table:table-cell>
          <table:table-cell table:style-name="ce171" office:value-type="string" calcext:value-type="string">
            <text:p>Arrived</text:p>
          </table:table-cell>
          <table:table-cell table:style-name="ce198" office:value-type="string" calcext:value-type="string">
            <text:p>reimbursement claimed</text:p>
          </table:table-cell>
          <table:table-cell table:style-name="ce207"/>
          <table:table-cell table:style-name="ce190" office:value-type="string" calcext:value-type="string">
            <text:p>Requested</text:p>
          </table:table-cell>
          <table:table-cell table:style-name="ce223" table:formula="of:=[.F28]+[.E28]" office:value-type="currency" office:currency="EUR" office:value="217.30744" calcext:value-type="currency">
            <text:p>217.31 €</text:p>
          </table:table-cell>
          <table:table-cell table:style-name="ce230"/>
          <table:table-cell table:style-name="ce38" office:value-type="string" calcext:value-type="string">
            <text:p>Kleve</text:p>
          </table:table-cell>
          <table:table-cell table:style-name="ce90"/>
          <table:table-cell table:style-name="ce84"/>
          <table:table-cell table:style-name="ce90" table:number-columns-repeated="15"/>
          <table:table-cell table:number-columns-repeated="992"/>
        </table:table-row>
        <table:table-row table:style-name="ro5">
          <table:table-cell table:style-name="ce97" office:value-type="string" calcext:value-type="string">
            <text:p>Dibond</text:p>
          </table:table-cell>
          <table:table-cell table:style-name="ce105" office:value-type="string" calcext:value-type="string">
            <text:p>the missing sheet - donated to the TseNC project</text:p>
          </table:table-cell>
          <table:table-cell table:style-name="ce105" office:value-type="float" office:value="1" calcext:value-type="float">
            <text:p>1</text:p>
          </table:table-cell>
          <table:table-cell table:style-name="ce116"/>
          <table:table-cell table:style-name="ce129"/>
          <table:table-cell table:style-name="ce146"/>
          <table:table-cell table:style-name="ce160"/>
          <table:table-cell table:style-name="ce174" office:value-type="string" calcext:value-type="string">
            <text:p>First Bond</text:p>
          </table:table-cell>
          <table:table-cell table:style-name="ce174"/>
          <table:table-cell table:style-name="ce199" office:value-type="string" calcext:value-type="string">
            <text:p>still to order</text:p>
          </table:table-cell>
          <table:table-cell table:style-name="ce55" office:value-type="string" calcext:value-type="string">
            <text:p>I still recommend to use firstbond!</text:p>
          </table:table-cell>
          <table:table-cell table:style-name="ce193"/>
          <table:table-cell table:style-name="ce222"/>
          <table:table-cell table:style-name="ce60"/>
          <table:table-cell table:style-name="ce80"/>
          <table:table-cell/>
          <table:table-cell table:style-name="ce6"/>
          <table:table-cell table:number-columns-repeated="1007"/>
        </table:table-row>
        <table:table-row table:style-name="ro1">
          <table:table-cell table:style-name="ce5" office:value-type="string" calcext:value-type="string">
            <text:p>Stepper Driver</text:p>
          </table:table-cell>
          <table:table-cell table:style-name="ce106" office:value-type="string" calcext:value-type="string">
            <text:p>TB6600</text:p>
          </table:table-cell>
          <table:table-cell table:style-name="ce106" office:value-type="float" office:value="5" calcext:value-type="float">
            <text:p>5</text:p>
          </table:table-cell>
          <table:table-cell table:style-name="ce117" office:value-type="currency" office:currency="EUR" office:value="12.59" calcext:value-type="currency">
            <text:p>€12.59</text:p>
          </table:table-cell>
          <table:table-cell table:style-name="ce130" table:formula="of:=[.C30]*[.D30]" office:value-type="currency" office:currency="EUR" office:value="62.95" calcext:value-type="currency">
            <text:p>62.95 €</text:p>
          </table:table-cell>
          <table:table-cell table:style-name="ce128"/>
          <table:table-cell table:style-name="ce159" office:value-type="string" calcext:value-type="string">
            <text:p><text:a xlink:href="https://www.mechatronics-pro.de/de/stepper-motor-treiber-tb6600-4a-9-42v-controller-steuerung-cnc-schrittmotor_618.html" xlink:type="simple">link</text:a></text:p>
          </table:table-cell>
          <table:table-cell table:style-name="ce175" office:value-type="string" calcext:value-type="string">
            <text:p>mechatronics-pro</text:p>
          </table:table-cell>
          <table:table-cell table:style-name="ce175" office:value-type="string" calcext:value-type="string">
            <text:p>Arrived</text:p>
          </table:table-cell>
          <table:table-cell table:style-name="ce200" office:value-type="string" calcext:value-type="string">
            <text:p>reimbursement claimed</text:p>
          </table:table-cell>
          <table:table-cell table:style-name="ce206"/>
          <table:table-cell table:style-name="ce80" office:value-type="string" calcext:value-type="string">
            <text:p>Requested</text:p>
          </table:table-cell>
          <table:table-cell table:style-name="ce224" table:formula="of:=SUM([.E30:.F30])" office:value-type="currency" office:currency="EUR" office:value="62.95" calcext:value-type="currency">
            <text:p>62.95 €</text:p>
          </table:table-cell>
          <table:table-cell table:style-name="ce206"/>
          <table:table-cell table:style-name="ce38" office:value-type="string" calcext:value-type="string">
            <text:p>Kleve</text:p>
          </table:table-cell>
          <table:table-cell/>
          <table:table-cell table:style-name="ce6"/>
          <table:table-cell table:number-columns-repeated="1007"/>
        </table:table-row>
        <table:table-row table:style-name="ro1">
          <table:table-cell table:style-name="ce2" office:value-type="string" calcext:value-type="string">
            <text:p>Lead Screw</text:p>
          </table:table-cell>
          <table:table-cell table:style-name="ce8" office:value-type="string" calcext:value-type="string">
            <text:p>TR 16x4 Right 1000m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9,5</text:p>
          </table:table-cell>
          <table:table-cell table:style-name="ce131" table:formula="of:=[.C31]*[.D31]" office:value-type="string" office:string-value="" calcext:value-type="error">
            <text:p>#VALUE!</text:p>
          </table:table-cell>
          <table:table-cell table:style-name="ce147" office:value-type="currency" office:currency="EUR" office:value="6.9" calcext:value-type="currency" table:number-columns-spanned="1" table:number-rows-spanned="2">
            <text:p>6.90 €</text:p>
          </table:table-cell>
          <table:table-cell table:style-name="ce30" office:value-type="string" calcext:value-type="string">
            <text:p><text:a xlink:href="https://www.dold-mechatronik.de/Acme-screw-RTS-TR-16X4-Right-1-meter" xlink:type="simple">link</text:a></text:p>
          </table:table-cell>
          <table:table-cell table:style-name="ce40" office:value-type="string" calcext:value-type="string" table:number-columns-spanned="1" table:number-rows-spanned="2">
            <text:p><text:s/>Dold-Mechatronik</text:p>
          </table:table-cell>
          <table:table-cell table:style-name="ce40" office:value-type="string" calcext:value-type="string" table:number-columns-spanned="1" table:number-rows-spanned="2">
            <text:p>Arrived</text:p>
          </table:table-cell>
          <table:table-cell table:style-name="ce48" office:value-type="string" calcext:value-type="string" table:number-columns-spanned="1" table:number-rows-spanned="2">
            <text:p>forwarded to eRechnung</text:p>
          </table:table-cell>
          <table:table-cell table:style-name="ce54"/>
          <table:table-cell table:style-name="ce38" office:value-type="string" calcext:value-type="string" table:number-columns-spanned="1" table:number-rows-spanned="2">
            <text:p>Not required</text:p>
          </table:table-cell>
          <table:table-cell table:style-name="ce225" table:formula="of:=SUM([.E31:.F32])" office:value-type="currency" office:currency="EUR" office:value="39.4" calcext:value-type="currency" table:number-columns-spanned="1" table:number-rows-spanned="2">
            <text:p>39.40 €</text:p>
          </table:table-cell>
          <table:table-cell table:style-name="ce206"/>
          <table:table-cell table:style-name="ce38" office:value-type="string" calcext:value-type="string" table:number-columns-spanned="1" table:number-rows-spanned="2">
            <text:p>Kleve</text:p>
          </table:table-cell>
          <table:table-cell/>
          <table:table-cell table:style-name="ce6"/>
          <table:table-cell table:number-columns-repeated="1007"/>
        </table:table-row>
        <table:table-row table:style-name="ro1">
          <table:table-cell table:style-name="ce2" office:value-type="string" calcext:value-type="string">
            <text:p>Brass Nut</text:p>
          </table:table-cell>
          <table:table-cell table:style-name="ce8" office:value-type="string" calcext:value-type="string">
            <text:p>Trapezoidal Nut 16x4 Right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currency" office:currency="EUR" office:value="23" calcext:value-type="currency">
            <text:p>€23.00</text:p>
          </table:table-cell>
          <table:table-cell table:style-name="ce131" table:formula="of:=[.C32]*[.D32]" office:value-type="currency" office:currency="EUR" office:value="23" calcext:value-type="currency">
            <text:p>23.00 €</text:p>
          </table:table-cell>
          <table:covered-table-cell table:style-name="ce19"/>
          <table:table-cell table:style-name="ce30" office:value-type="string" calcext:value-type="string">
            <text:p><text:a xlink:href="https://www.dold-mechatronik.de/Trapezoidal-screw-nut-flange-EBFM-16x4-right-gunmetal" xlink:type="simple">link</text:a></text:p>
          </table:table-cell>
          <table:covered-table-cell table:number-columns-repeated="2" table:style-name="ce21"/>
          <table:covered-table-cell table:style-name="ce22"/>
          <table:table-cell table:style-name="ce54"/>
          <table:covered-table-cell table:number-columns-repeated="2" table:style-name="ce22"/>
          <table:table-cell table:style-name="ce206"/>
          <table:covered-table-cell table:style-name="ce22"/>
          <table:table-cell/>
          <table:table-cell table:style-name="ce6"/>
          <table:table-cell table:number-columns-repeated="1007"/>
        </table:table-row>
        <table:table-row table:style-name="ro1">
          <table:table-cell table:style-name="ce46" office:value-type="string" calcext:value-type="string">
            <text:p>Extruder</text:p>
          </table:table-cell>
          <table:table-cell table:style-name="ce107" office:value-type="string" calcext:value-type="string">
            <text:p>Titan Aero 24V with Motor</text:p>
          </table:table-cell>
          <table:table-cell table:style-name="ce46" office:value-type="float" office:value="1" calcext:value-type="float">
            <text:p>1</text:p>
          </table:table-cell>
          <table:table-cell table:style-name="ce25" office:value-type="currency" office:currency="EUR" office:value="145.99" calcext:value-type="currency">
            <text:p>€145.99</text:p>
          </table:table-cell>
          <table:table-cell table:style-name="ce132" table:formula="of:=[.C33]*[.D33]" office:value-type="currency" office:currency="EUR" office:value="145.99" calcext:value-type="currency">
            <text:p>145.99 €</text:p>
          </table:table-cell>
          <table:table-cell table:style-name="ce132" office:value-type="currency" office:currency="EUR" office:value="0" calcext:value-type="currency">
            <text:p>0.00 €</text:p>
          </table:table-cell>
          <table:table-cell table:style-name="ce161" office:value-type="string" calcext:value-type="string">
            <text:p><text:a xlink:href="https://www.dold-mechatronik.de/Titan-Aero-Kit-Standard-3mm-24V-with-motor_1" xlink:type="simple">link</text:a></text:p>
          </table:table-cell>
          <table:table-cell table:style-name="ce175" office:value-type="string" calcext:value-type="string">
            <text:p>Dold-Mechatronik</text:p>
          </table:table-cell>
          <table:table-cell table:style-name="ce175" office:value-type="string" calcext:value-type="string">
            <text:p>Arrived</text:p>
          </table:table-cell>
          <table:table-cell table:style-name="ce197" office:value-type="string" calcext:value-type="string">
            <text:p>reimbursement claimed</text:p>
          </table:table-cell>
          <table:table-cell table:style-name="ce209" office:value-type="string" calcext:value-type="string">
            <text:p>link updated!</text:p>
          </table:table-cell>
          <table:table-cell table:style-name="ce193" office:value-type="string" calcext:value-type="string">
            <text:p>Requested</text:p>
          </table:table-cell>
          <table:table-cell table:style-name="ce222" table:formula="of:=SUM([.E33:.F33])" office:value-type="currency" office:currency="EUR" office:value="145.99" calcext:value-type="currency">
            <text:p>145.99 €</text:p>
          </table:table-cell>
          <table:table-cell table:style-name="ce193"/>
          <table:table-cell table:style-name="ce38" office:value-type="string" calcext:value-type="string">
            <text:p>Kleve</text:p>
          </table:table-cell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98" office:value-type="string" calcext:value-type="string">
            <text:p>Power Supply</text:p>
          </table:table-cell>
          <table:table-cell table:style-name="ce98" office:value-type="string" calcext:value-type="string">
            <text:p>24V 30A power supply</text:p>
          </table:table-cell>
          <table:table-cell table:style-name="ce98" office:value-type="float" office:value="1" calcext:value-type="float">
            <text:p>1</text:p>
          </table:table-cell>
          <table:table-cell table:style-name="ce118" office:value-type="currency" office:currency="EUR" office:value="47.99" calcext:value-type="currency">
            <text:p>€47.99</text:p>
          </table:table-cell>
          <table:table-cell table:style-name="ce133" table:formula="of:=[.C34]*[.D34]" office:value-type="currency" office:currency="EUR" office:value="47.99" calcext:value-type="currency">
            <text:p>47.99 €</text:p>
          </table:table-cell>
          <table:table-cell table:style-name="ce148" office:value-type="currency" office:currency="EUR" office:value="0" calcext:value-type="currency">
            <text:p>0.00 €</text:p>
          </table:table-cell>
          <table:table-cell table:style-name="ce162" office:value-type="string" calcext:value-type="string">
            <text:p><text:a xlink:href="https://www.ebay.de/itm/DC-5V-48V-LED-Trafo-Transformator-Netzteil-Schaltnetzteil-Power-Supply-10W-1000W/383777291197?hash=item595ae8bbbd:g:PPoAAOSwhX1fkrHY" xlink:type="simple">link</text:a></text:p>
          </table:table-cell>
          <table:table-cell/>
          <table:table-cell table:style-name="ce187" office:value-type="string" calcext:value-type="string">
            <text:p>Arrived</text:p>
          </table:table-cell>
          <table:table-cell table:style-name="ce201" office:value-type="string" calcext:value-type="string">
            <text:p>invoice provided</text:p>
          </table:table-cell>
          <table:table-cell table:style-name="ce80" office:value-type="string" calcext:value-type="string" table:number-columns-spanned="1" table:number-rows-spanned="8">
            <text:p>ideas on vendors for these? It was generous of you to donate parts to the Ghana project, but this is for HSRW.</text:p>
          </table:table-cell>
          <table:table-cell table:style-name="ce193" office:value-type="string" calcext:value-type="string">
            <text:p>Not required</text:p>
          </table:table-cell>
          <table:table-cell table:style-name="ce222"/>
          <table:table-cell table:style-name="ce193"/>
          <table:table-cell table:style-name="ce40" office:value-type="string" calcext:value-type="string">
            <text:p>Kleve</text:p>
          </table:table-cell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99" office:value-type="string" calcext:value-type="string">
            <text:p>Bearing</text:p>
          </table:table-cell>
          <table:table-cell table:style-name="ce99" office:value-type="string" calcext:value-type="string">
            <text:p>628ZZ</text:p>
          </table:table-cell>
          <table:table-cell table:style-name="ce99" office:value-type="float" office:value="1" calcext:value-type="float">
            <text:p>1</text:p>
          </table:table-cell>
          <table:table-cell table:style-name="ce83"/>
          <table:table-cell table:style-name="ce134" table:number-columns-repeated="2"/>
          <table:table-cell table:style-name="ce163"/>
          <table:table-cell table:style-name="ce176" office:value-type="string" calcext:value-type="string" table:number-columns-spanned="1" table:number-rows-spanned="6">
            <text:p>Daniele</text:p>
          </table:table-cell>
          <table:table-cell table:style-name="ce188"/>
          <table:table-cell table:style-name="ce202" office:value-type="string" calcext:value-type="string">
            <text:p>Will donate anyway</text:p>
          </table:table-cell>
          <table:covered-table-cell table:style-name="ce21"/>
          <table:table-cell table:style-name="ce193"/>
          <table:table-cell table:style-name="ce222"/>
          <table:table-cell table:style-name="ce193"/>
          <table:table-cell table:style-name="ce233"/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Cable</text:p>
          </table:table-cell>
          <table:table-cell table:style-name="ce79" office:value-type="string" calcext:value-type="string">
            <text:p>USB Cable</text:p>
          </table:table-cell>
          <table:table-cell table:style-name="ce79" office:value-type="float" office:value="1" calcext:value-type="float">
            <text:p>1</text:p>
          </table:table-cell>
          <table:table-cell table:style-name="ce78"/>
          <table:table-cell table:style-name="ce135"/>
          <table:table-cell table:style-name="ce134"/>
          <table:table-cell table:style-name="ce99"/>
          <table:covered-table-cell table:style-name="ce21"/>
          <table:table-cell table:style-name="ce188"/>
          <table:table-cell table:style-name="ce203" office:value-type="string" calcext:value-type="string">
            <text:p>in stock, HSRW</text:p>
          </table:table-cell>
          <table:covered-table-cell table:style-name="ce21"/>
          <table:table-cell table:style-name="ce193"/>
          <table:table-cell table:style-name="ce222"/>
          <table:table-cell table:style-name="ce193"/>
          <table:table-cell table:style-name="ce233"/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Cable</text:p>
          </table:table-cell>
          <table:table-cell table:style-name="ce79" office:value-type="string" calcext:value-type="string">
            <text:p>AC Power Cable</text:p>
          </table:table-cell>
          <table:table-cell table:style-name="ce79" office:value-type="float" office:value="1" calcext:value-type="float">
            <text:p>1</text:p>
          </table:table-cell>
          <table:table-cell table:style-name="ce78"/>
          <table:table-cell table:style-name="ce135"/>
          <table:table-cell table:style-name="ce134"/>
          <table:table-cell table:style-name="ce163"/>
          <table:covered-table-cell table:style-name="ce21"/>
          <table:table-cell table:style-name="ce188"/>
          <table:table-cell table:style-name="ce203" office:value-type="string" calcext:value-type="string">
            <text:p>in stock, HSRW</text:p>
          </table:table-cell>
          <table:covered-table-cell table:style-name="ce21"/>
          <table:table-cell table:style-name="ce193"/>
          <table:table-cell table:style-name="ce222"/>
          <table:table-cell table:style-name="ce193"/>
          <table:table-cell table:style-name="ce233"/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Cable</text:p>
          </table:table-cell>
          <table:table-cell table:style-name="ce79" office:value-type="string" calcext:value-type="string">
            <text:p>Earth Cable</text:p>
          </table:table-cell>
          <table:table-cell table:style-name="ce79" office:value-type="float" office:value="1" calcext:value-type="float">
            <text:p>1</text:p>
          </table:table-cell>
          <table:table-cell table:style-name="ce78"/>
          <table:table-cell table:style-name="ce135"/>
          <table:table-cell table:style-name="ce134"/>
          <table:table-cell table:style-name="ce163"/>
          <table:covered-table-cell table:style-name="ce21"/>
          <table:table-cell table:style-name="ce188"/>
          <table:table-cell table:style-name="ce202" office:value-type="string" calcext:value-type="string">
            <text:p>Will donate anyway</text:p>
          </table:table-cell>
          <table:covered-table-cell table:style-name="ce21"/>
          <table:table-cell table:style-name="ce193"/>
          <table:table-cell table:style-name="ce222"/>
          <table:table-cell table:style-name="ce193"/>
          <table:table-cell table:style-name="ce233"/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Cable</text:p>
          </table:table-cell>
          <table:table-cell table:style-name="ce79" office:value-type="string" calcext:value-type="string">
            <text:p>AC wire</text:p>
          </table:table-cell>
          <table:table-cell table:style-name="ce79" office:value-type="float" office:value="1" calcext:value-type="float">
            <text:p>1</text:p>
          </table:table-cell>
          <table:table-cell table:style-name="ce78"/>
          <table:table-cell table:style-name="ce135"/>
          <table:table-cell table:style-name="ce134"/>
          <table:table-cell table:style-name="ce163"/>
          <table:covered-table-cell table:style-name="ce21"/>
          <table:table-cell table:style-name="ce188"/>
          <table:table-cell table:style-name="ce202" office:value-type="string" calcext:value-type="string">
            <text:p>Will donate anyway</text:p>
          </table:table-cell>
          <table:covered-table-cell table:style-name="ce21"/>
          <table:table-cell table:style-name="ce193"/>
          <table:table-cell table:style-name="ce222"/>
          <table:table-cell table:style-name="ce193"/>
          <table:table-cell table:style-name="ce233"/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Endstops</text:p>
          </table:table-cell>
          <table:table-cell table:style-name="ce79" office:value-type="string" calcext:value-type="string">
            <text:p>Makerbot endstops</text:p>
          </table:table-cell>
          <table:table-cell table:style-name="ce108" office:value-type="float" office:value="6" calcext:value-type="float">
            <text:p>6</text:p>
          </table:table-cell>
          <table:table-cell table:style-name="ce119"/>
          <table:table-cell table:style-name="ce136"/>
          <table:table-cell table:style-name="ce149"/>
          <table:table-cell table:style-name="ce164"/>
          <table:covered-table-cell table:style-name="ce21"/>
          <table:table-cell table:style-name="ce188"/>
          <table:table-cell table:style-name="ce202" office:value-type="string" calcext:value-type="string">
            <text:p>Will donate anyway</text:p>
          </table:table-cell>
          <table:covered-table-cell table:style-name="ce21"/>
          <table:table-cell table:style-name="ce193"/>
          <table:table-cell table:style-name="ce222"/>
          <table:table-cell table:style-name="ce193"/>
          <table:table-cell table:style-name="ce233"/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Controller</text:p>
          </table:table-cell>
          <table:table-cell table:style-name="ce108" office:value-type="string" calcext:value-type="string">
            <text:p>Ramps or SBASE</text:p>
          </table:table-cell>
          <table:table-cell table:style-name="ce108" office:value-type="float" office:value="1" calcext:value-type="float">
            <text:p>1</text:p>
          </table:table-cell>
          <table:table-cell table:style-name="ce119"/>
          <table:table-cell table:style-name="ce136"/>
          <table:table-cell table:style-name="ce149"/>
          <table:table-cell table:style-name="ce165"/>
          <table:table-cell table:style-name="ce177"/>
          <table:table-cell table:style-name="ce81"/>
          <table:table-cell table:style-name="ce204" office:value-type="string" calcext:value-type="string">
            <text:p>Can we buy it later?? I would like to test the SBASE first, anyway is going to be below &lt; 50€</text:p>
          </table:table-cell>
          <table:covered-table-cell table:style-name="ce22"/>
          <table:table-cell table:style-name="ce193"/>
          <table:table-cell table:style-name="ce222"/>
          <table:table-cell table:style-name="ce193"/>
          <table:table-cell table:style-name="ce81"/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84" office:value-type="string" calcext:value-type="string">
            <text:p>Power Plug</text:p>
          </table:table-cell>
          <table:table-cell table:style-name="ce95" office:value-type="string" calcext:value-type="string">
            <text:p>Power Plug With Fuse and Switch</text:p>
          </table:table-cell>
          <table:table-cell table:style-name="ce103" office:value-type="float" office:value="10" calcext:value-type="float">
            <text:p>10</text:p>
          </table:table-cell>
          <table:table-cell table:style-name="ce113" office:value-type="currency" office:currency="EUR" office:value="3.19" calcext:value-type="currency">
            <text:p>€3.19</text:p>
          </table:table-cell>
          <table:table-cell table:style-name="ce126" table:formula="of:=[.C42]*[.D42]" office:value-type="currency" office:currency="EUR" office:value="31.9" calcext:value-type="currency">
            <text:p>31.90 €</text:p>
          </table:table-cell>
          <table:table-cell table:style-name="ce137" office:value-type="currency" office:currency="EUR" office:value="4.9" calcext:value-type="currency">
            <text:p>4.90 €</text:p>
          </table:table-cell>
          <table:table-cell table:style-name="ce157" office:value-type="string" calcext:value-type="string">
            <text:p><text:a xlink:href="https://www.ebay.de/itm/Kaltgerate-C14-Einbaustecker-250-V-10-A-Schalter-Sicherungshalter-Modul-14554/293009802941?hash=item4438bec6bd:m:m99mkA6NLlHJPv05yc4vwPw" xlink:type="simple">link</text:a></text:p>
          </table:table-cell>
          <table:table-cell table:style-name="ce100" office:value-type="string" calcext:value-type="string">
            <text:p>Inetbote.de e.K.</text:p>
          </table:table-cell>
          <table:table-cell table:style-name="ce171" office:value-type="string" calcext:value-type="string">
            <text:p>Arrived</text:p>
          </table:table-cell>
          <table:table-cell table:style-name="ce195" office:value-type="string" calcext:value-type="string">
            <text:p>reimbursement claimed</text:p>
          </table:table-cell>
          <table:table-cell table:style-name="ce171"/>
          <table:table-cell table:style-name="ce190" office:value-type="string" calcext:value-type="string">
            <text:p>Not required</text:p>
          </table:table-cell>
          <table:table-cell table:style-name="ce223" table:formula="of:=SUM([.E42:.F42])" office:value-type="currency" office:currency="EUR" office:value="36.8" calcext:value-type="currency">
            <text:p>36.80 €</text:p>
          </table:table-cell>
          <table:table-cell table:style-name="ce190"/>
          <table:table-cell table:style-name="ce38" office:value-type="string" calcext:value-type="string">
            <text:p>Kleve</text:p>
          </table:table-cell>
          <table:table-cell table:style-name="ce91" office:value-type="string" calcext:value-type="string">
            <text:p>9 additional parts are in stock</text:p>
          </table:table-cell>
          <table:table-cell table:style-name="ce85"/>
          <table:table-cell table:style-name="ce91" table:number-columns-repeated="15"/>
          <table:table-cell table:number-columns-repeated="992"/>
        </table:table-row>
        <table:table-row table:style-name="ro1">
          <table:table-cell table:style-name="ce5" office:value-type="string" calcext:value-type="string">
            <text:p>PETG</text:p>
          </table:table-cell>
          <table:table-cell table:style-name="ce106" office:value-type="string" calcext:value-type="string">
            <text:p>1KG PETG 2.85 White</text:p>
          </table:table-cell>
          <table:table-cell table:style-name="ce106" office:value-type="float" office:value="2" calcext:value-type="float">
            <text:p>2</text:p>
          </table:table-cell>
          <table:table-cell table:style-name="ce117" table:formula="of:=12.025*1.16" office:value-type="currency" office:currency="EUR" office:value="13.949" calcext:value-type="currency">
            <text:p>€13.95</text:p>
          </table:table-cell>
          <table:table-cell table:style-name="ce130" table:formula="of:=[.C43]*[.D43]" office:value-type="currency" office:currency="EUR" office:value="27.898" calcext:value-type="currency">
            <text:p>27.90 €</text:p>
          </table:table-cell>
          <table:table-cell table:style-name="ce128"/>
          <table:table-cell table:style-name="ce159" office:value-type="string" calcext:value-type="string">
            <text:p><text:a xlink:href="https://www.ebay.de/itm/Maertz-Budget-PETG-Filament-Schwarz-Weis-Blau-Rot-Grun-Gelb-1-75mm-2-85mm-1kg/284051614204?hash=item4222cba9fc%3Ag%3A82gAAOSwTyhfjskS&amp;LH_BIN=1" xlink:type="simple">link</text:a></text:p>
          </table:table-cell>
          <table:table-cell table:style-name="ce178" office:value-type="string" calcext:value-type="string">
            <text:p>igo3D</text:p>
          </table:table-cell>
          <table:table-cell table:style-name="ce189" office:value-type="string" calcext:value-type="string">
            <text:p>Arrived</text:p>
          </table:table-cell>
          <table:table-cell table:style-name="ce197" office:value-type="string" calcext:value-type="string">
            <text:p>reimbursement claimed</text:p>
          </table:table-cell>
          <table:table-cell table:style-name="ce80"/>
          <table:table-cell table:style-name="ce193" office:value-type="string" calcext:value-type="string">
            <text:p>Not required</text:p>
          </table:table-cell>
          <table:table-cell table:style-name="ce222" table:formula="of:=[.E43]" office:value-type="currency" office:currency="EUR" office:value="27.898" calcext:value-type="currency">
            <text:p>27.90 €</text:p>
          </table:table-cell>
          <table:table-cell table:style-name="ce193"/>
          <table:table-cell table:style-name="ce38" office:value-type="string" calcext:value-type="string">
            <text:p>Kleve</text:p>
          </table:table-cell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95" office:value-type="string" calcext:value-type="string">
            <text:p>Hinges</text:p>
          </table:table-cell>
          <table:table-cell table:style-name="ce103" office:value-type="string" calcext:value-type="string">
            <text:p>DIN 7954 60x60mm (set of 4)</text:p>
          </table:table-cell>
          <table:table-cell table:style-name="ce103" office:value-type="float" office:value="1" calcext:value-type="float">
            <text:p>1</text:p>
          </table:table-cell>
          <table:table-cell table:style-name="ce113" office:value-type="currency" office:currency="EUR" office:value="5.75" calcext:value-type="currency">
            <text:p>€5.75</text:p>
          </table:table-cell>
          <table:table-cell table:style-name="ce126" table:formula="of:=[.C44]*[.D44]" office:value-type="currency" office:currency="EUR" office:value="5.75" calcext:value-type="currency">
            <text:p>5.75 €</text:p>
          </table:table-cell>
          <table:table-cell table:style-name="ce137" table:formula="of:=4.27*1.16" office:value-type="currency" office:currency="EUR" office:value="4.9532" calcext:value-type="currency">
            <text:p>4.95 €</text:p>
          </table:table-cell>
          <table:table-cell table:style-name="ce157" office:value-type="string" calcext:value-type="string">
            <text:p><text:a xlink:href="https://www.ebay.de/itm/VORMANN-Scharnier-DIN-7954-C-kantig-verzinkt-M%C3%B6belscharniere-T%C3%BCrscharnier/193033697802?ssPageName=STRK%3AMEBIDX%3AIT&amp;var=493228559719&amp;_trksid=p2057872.m2749.l2649" xlink:type="simple">link</text:a></text:p>
          </table:table-cell>
          <table:table-cell table:style-name="ce179" office:value-type="string" calcext:value-type="string">
            <text:p>Huber GmbH</text:p>
          </table:table-cell>
          <table:table-cell table:style-name="ce171" office:value-type="string" calcext:value-type="string">
            <text:p>Arrived</text:p>
          </table:table-cell>
          <table:table-cell table:style-name="ce195" office:value-type="string" calcext:value-type="string">
            <text:p>reimbursement claimed</text:p>
          </table:table-cell>
          <table:table-cell table:style-name="ce171"/>
          <table:table-cell table:style-name="ce190" office:value-type="string" calcext:value-type="string">
            <text:p>Not required</text:p>
          </table:table-cell>
          <table:table-cell table:style-name="ce223" table:formula="of:=SUM([.E44:.F44])" office:value-type="currency" office:currency="EUR" office:value="10.7032" calcext:value-type="currency">
            <text:p>10.70 €</text:p>
          </table:table-cell>
          <table:table-cell table:style-name="ce190"/>
          <table:table-cell table:style-name="ce38" office:value-type="string" calcext:value-type="string">
            <text:p>Kleve</text:p>
          </table:table-cell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95" office:value-type="string" calcext:value-type="string">
            <text:p>Pulley</text:p>
          </table:table-cell>
          <table:table-cell table:style-name="ce103" office:value-type="string" calcext:value-type="string">
            <text:p>GT2 10mm 40 teeth bore 8mm</text:p>
          </table:table-cell>
          <table:table-cell table:style-name="ce103" office:value-type="float" office:value="2" calcext:value-type="float">
            <text:p>2</text:p>
          </table:table-cell>
          <table:table-cell table:style-name="ce113" table:formula="of:=4.50862*1.16" office:value-type="currency" office:currency="EUR" office:value="5.2299992" calcext:value-type="currency">
            <text:p>€5.23</text:p>
          </table:table-cell>
          <table:table-cell table:style-name="ce126" table:formula="of:=[.C45]*[.D45]" office:value-type="currency" office:currency="EUR" office:value="10.4599984" calcext:value-type="currency">
            <text:p>10.46 €</text:p>
          </table:table-cell>
          <table:table-cell table:style-name="ce137" table:formula="of:=2.32759*1.16" office:value-type="currency" office:currency="EUR" office:value="2.7000044" calcext:value-type="currency" table:number-columns-spanned="1" table:number-rows-spanned="2">
            <text:p>2.70 €</text:p>
          </table:table-cell>
          <table:table-cell table:style-name="ce157" office:value-type="string" calcext:value-type="string">
            <text:p><text:a xlink:href="https://www.ebay.de/itm/10mm-Breite-GT2-Pulley-Zahnrad-Ritzel-ver-Zahne-und-ver-GT-2-SOFORTVERSAND/283302996132?_trkparms=ispr%3D1&amp;hash=item41f62ca8a4:g:QHcAAOSwGBNexsH9&amp;amdata=enc%3AAQAFAAACYBaobrjLl8XobRIiIML1V4Imu%252Fn%252BzU5L90Z278x5ickk7PdDazAlGltMLJlUhrWsDx4sMfiOB7BG7QB9QdCQc1OE%252FEXZTlsKafK2NJeRe8yJi4mPRDbMAir%252Flv368eIQpejsVlzvAGQnhcIpFiEg190CspnGNg8SSQqztHhj6ou%252FrE3hewvjkCCbf2zmesbrv6fj8jx4FIAGqdn33nPMjUob4UzuOR8a1BCGRLvn1ZKnwOdnYC9YMpoj7AZDfeC4%252FwIPeFUE5P9hCqOa8frsjBOUwoTCH9Sv%252FNrgA8WS5xHNNAWN5ETtmuXNC%252FiyR%252BFz%252FUj5JtFEvBNrXokhxxJK0hlt98zdumOet0SmjkC2EAdtimy5cbFtYITO6pVcjNq8wq9swBSR0arXj8XmazlICcM80xwnGSZhxukqSSGZ6GCyTdxwSwCHSC42lay%252BOA2lvapS%252FLunapfvyK%252FmVEuE7TWVSanasHZBUY5lj8bsKZlIFN0APzaI2nXtke06M9flm9UBn0tC0d4Wxr9RqGJH1NvqIWOYfTvC8QyntnzEDLD19V6R09Yv4VV%252FVNlCm6WzRNqqz9FeHH%252FgtQU64pDN%252ByNLkSl8N6pajXa8CXpOY6L7Nd3LoDv2uzdp1RLOadVM4D19gO9efRT0ZYlcWLiYR01uCv3%252BKhPPtGMdmL3RblRsiQHA8vphUESnmZyTqGxc2E%252BDDkhacghtKpLZUDrc6ih5r5FInbpCyMUn5XKNlOAFNw9jXKsKmBjz054LyHkJdbY6notm5O9FjJ9QqGXze2l6eth6ILf1a7Xn5aHawfcV%7Ccksum%3A283302996132befa0a83f7a6400dba56706e44aa64b1%7Campid%3APL_CLK%7Cclp%3A2334524" xlink:type="simple">link</text:a></text:p>
          </table:table-cell>
          <table:table-cell table:style-name="ce100" office:value-type="string" calcext:value-type="string" table:number-columns-spanned="1" table:number-rows-spanned="2">
            <text:p>3DHamburg</text:p>
          </table:table-cell>
          <table:table-cell table:style-name="ce171" table:number-columns-spanned="1" table:number-rows-spanned="2"/>
          <table:table-cell table:style-name="ce195" office:value-type="string" calcext:value-type="string" table:number-columns-spanned="1" table:number-rows-spanned="2">
            <text:p>reimbursement claimed</text:p>
          </table:table-cell>
          <table:table-cell table:style-name="ce171"/>
          <table:table-cell table:style-name="ce212" office:value-type="string" calcext:value-type="string" table:number-columns-spanned="1" table:number-rows-spanned="2">
            <text:p>Not required</text:p>
          </table:table-cell>
          <table:table-cell table:style-name="ce220" table:formula="of:=SUM([.E45:.F46])" office:value-type="currency" office:currency="EUR" office:value="17.350004" calcext:value-type="currency" table:number-columns-spanned="1" table:number-rows-spanned="2">
            <text:p>17.35 €</text:p>
          </table:table-cell>
          <table:table-cell table:style-name="ce212" table:number-columns-spanned="1" table:number-rows-spanned="2"/>
          <table:table-cell table:style-name="ce38" office:value-type="string" calcext:value-type="string" table:number-columns-spanned="1" table:number-rows-spanned="2">
            <text:p>Kleve</text:p>
          </table:table-cell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95" office:value-type="string" calcext:value-type="string">
            <text:p>Pulley</text:p>
          </table:table-cell>
          <table:table-cell table:style-name="ce103" office:value-type="string" calcext:value-type="string">
            <text:p>GT2 10mm 24 teeth bore 6.35mm</text:p>
          </table:table-cell>
          <table:table-cell table:style-name="ce103" office:value-type="float" office:value="1" calcext:value-type="float">
            <text:p>1</text:p>
          </table:table-cell>
          <table:table-cell table:style-name="ce113" table:formula="of:=3.61207*1.16" office:value-type="currency" office:currency="EUR" office:value="4.1900012" calcext:value-type="currency">
            <text:p>€4.19</text:p>
          </table:table-cell>
          <table:table-cell table:style-name="ce126" table:formula="of:=[.C46]*[.D46]" office:value-type="currency" office:currency="EUR" office:value="4.1900012" calcext:value-type="currency">
            <text:p>4.19 €</text:p>
          </table:table-cell>
          <table:covered-table-cell table:style-name="ce20"/>
          <table:table-cell table:style-name="ce157" office:value-type="string" calcext:value-type="string">
            <text:p><text:a xlink:href="https://www.ebay.de/itm/10mm-Breite-GT2-Pulley-Zahnrad-Ritzel-ver-Zahne-und-ver-GT-2-SOFORTVERSAND/283302996132?_trkparms=ispr%3D1&amp;hash=item41f62ca8a4:g:QHcAAOSwGBNexsH9&amp;amdata=enc%3AAQAFAAACYBaobrjLl8XobRIiIML1V4Imu%252Fn%252BzU5L90Z278x5ickk7PdDazAlGltMLJlUhrWsDx4sMfiOB7BG7QB9QdCQc1OE%252FEXZTlsKafK2NJeRe8yJi4mPRDbMAir%252Flv368eIQpejsVlzvAGQnhcIpFiEg190CspnGNg8SSQqztHhj6ou%252FrE3hewvjkCCbf2zmesbrv6fj8jx4FIAGqdn33nPMjUob4UzuOR8a1BCGRLvn1ZKnwOdnYC9YMpoj7AZDfeC4%252FwIPeFUE5P9hCqOa8frsjBOUwoTCH9Sv%252FNrgA8WS5xHNNAWN5ETtmuXNC%252FiyR%252BFz%252FUj5JtFEvBNrXokhxxJK0hlt98zdumOet0SmjkC2EAdtimy5cbFtYITO6pVcjNq8wq9swBSR0arXj8XmazlICcM80xwnGSZhxukqSSGZ6GCyTdxwSwCHSC42lay%252BOA2lvapS%252FLunapfvyK%252FmVEuE7TWVSanasHZBUY5lj8bsKZlIFN0APzaI2nXtke06M9flm9UBn0tC0d4Wxr9RqGJH1NvqIWOYfTvC8QyntnzEDLD19V6R09Yv4VV%252FVNlCm6WzRNqqz9FeHH%252FgtQU64pDN%252ByNLkSl8N6pajXa8CXpOY6L7Nd3LoDv2uzdp1RLOadVM4D19gO9efRT0ZYlcWLiYR01uCv3%252BKhPPtGMdmL3RblRsiQHA8vphUESnmZyTqGxc2E%252BDDkhacghtKpLZUDrc6ih5r5FInbpCyMUn5XKNlOAFNw9jXKsKmBjz054LyHkJdbY6notm5O9FjJ9QqGXze2l6eth6ILf1a7Xn5aHawfcV%7Ccksum%3A283302996132befa0a83f7a6400dba56706e44aa64b1%7Campid%3APL_CLK%7Cclp%3A2334524" xlink:type="simple">link</text:a></text:p>
          </table:table-cell>
          <table:covered-table-cell table:number-columns-repeated="3" table:style-name="ce22"/>
          <table:table-cell table:style-name="ce171"/>
          <table:covered-table-cell table:number-columns-repeated="3"/>
          <table:covered-table-cell table:style-name="ce22"/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95" office:value-type="string" calcext:value-type="string">
            <text:p>Bearing</text:p>
          </table:table-cell>
          <table:table-cell table:style-name="ce103" office:value-type="string" calcext:value-type="string">
            <text:p>619/6</text:p>
          </table:table-cell>
          <table:table-cell table:style-name="ce103" office:value-type="float" office:value="2" calcext:value-type="float">
            <text:p>2</text:p>
          </table:table-cell>
          <table:table-cell table:style-name="ce113" table:formula="of:=0.9*1.16" office:value-type="currency" office:currency="EUR" office:value="1.044" calcext:value-type="currency">
            <text:p>€1.04</text:p>
          </table:table-cell>
          <table:table-cell table:style-name="ce126" table:formula="of:=[.C47]*[.D47]" office:value-type="currency" office:currency="EUR" office:value="2.088" calcext:value-type="currency">
            <text:p>2.09 €</text:p>
          </table:table-cell>
          <table:table-cell table:style-name="ce137" table:formula="of:=1.2*1.16" office:value-type="currency" office:currency="EUR" office:value="1.392" calcext:value-type="currency">
            <text:p>1.39 €</text:p>
          </table:table-cell>
          <table:table-cell table:style-name="ce157" office:value-type="string" calcext:value-type="string">
            <text:p><text:a xlink:href="https://www.ebay.de/itm/1-Stk-IBU-Rillenkugellager-696-ZZ-Miniatur-Kugellager-619-6-2Z-6x15x5-mm/372580709140?hash=item56bf8a7314:g:weMAAOSwRLZT1~kV" xlink:type="simple">link</text:a></text:p>
          </table:table-cell>
          <table:table-cell table:style-name="ce180" office:value-type="string" calcext:value-type="string">
            <text:p>KLH Kugellager Handloser</text:p>
          </table:table-cell>
          <table:table-cell table:style-name="ce190"/>
          <table:table-cell table:style-name="ce195" office:value-type="string" calcext:value-type="string">
            <text:p>reimbursement claimed</text:p>
          </table:table-cell>
          <table:table-cell table:style-name="ce171"/>
          <table:table-cell table:style-name="ce190" office:value-type="string" calcext:value-type="string">
            <text:p>Not required</text:p>
          </table:table-cell>
          <table:table-cell table:style-name="ce223" table:formula="of:=SUM([.E47:.F47])" office:value-type="currency" office:currency="EUR" office:value="3.48" calcext:value-type="currency">
            <text:p>3.48 €</text:p>
          </table:table-cell>
          <table:table-cell table:style-name="ce190"/>
          <table:table-cell table:style-name="ce38" office:value-type="string" calcext:value-type="string">
            <text:p>Kleve</text:p>
          </table:table-cell>
          <table:table-cell table:style-name="ce74"/>
          <table:table-cell table:style-name="ce86"/>
          <table:table-cell table:style-name="ce74" table:number-columns-repeated="15"/>
          <table:table-cell table:number-columns-repeated="992"/>
        </table:table-row>
        <table:table-row table:style-name="ro1">
          <table:table-cell table:style-name="ce95" office:value-type="string" calcext:value-type="string">
            <text:p>Bearing</text:p>
          </table:table-cell>
          <table:table-cell table:style-name="ce103" office:value-type="string" calcext:value-type="string">
            <text:p>3200 angular bearing</text:p>
          </table:table-cell>
          <table:table-cell table:style-name="ce103" office:value-type="float" office:value="1" calcext:value-type="float">
            <text:p>1</text:p>
          </table:table-cell>
          <table:table-cell table:style-name="ce113" office:value-type="currency" office:currency="EUR" office:value="4.34" calcext:value-type="currency">
            <text:p>€4.34</text:p>
          </table:table-cell>
          <table:table-cell table:style-name="ce126" table:formula="of:=[.C48]*[.D48]" office:value-type="currency" office:currency="EUR" office:value="4.34" calcext:value-type="currency">
            <text:p>4.34 €</text:p>
          </table:table-cell>
          <table:table-cell table:style-name="ce137" office:value-type="currency" office:currency="EUR" office:value="0" calcext:value-type="currency">
            <text:p>0.00 €</text:p>
          </table:table-cell>
          <table:table-cell table:style-name="ce157" office:value-type="string" calcext:value-type="string">
            <text:p><text:a xlink:href="https://www.ebay.de/itm/1x-3200-2RS-TN-3200RS-TN-Schragkugellager-10x30x14-3-mm-2RS1-2RSR-LLU-2RSH/201443789744?hash=item2ee6fc4bb0:g:EkcAAOSw0HVWE9oy" xlink:type="simple">link</text:a></text:p>
          </table:table-cell>
          <table:table-cell table:style-name="ce179" office:value-type="string" calcext:value-type="string">
            <text:p>CQ GmbH</text:p>
          </table:table-cell>
          <table:table-cell table:style-name="ce171" office:value-type="string" calcext:value-type="string">
            <text:p>Arrived</text:p>
          </table:table-cell>
          <table:table-cell table:style-name="ce195" office:value-type="string" calcext:value-type="string">
            <text:p>reimbursement claimed</text:p>
          </table:table-cell>
          <table:table-cell table:style-name="ce171"/>
          <table:table-cell table:style-name="ce190" office:value-type="string" calcext:value-type="string">
            <text:p>Not required</text:p>
          </table:table-cell>
          <table:table-cell table:style-name="ce223" table:formula="of:=[.E48]" office:value-type="currency" office:currency="EUR" office:value="4.34" calcext:value-type="currency">
            <text:p>4.34 €</text:p>
          </table:table-cell>
          <table:table-cell table:style-name="ce190" office:value-type="float" office:value="65024" calcext:value-type="float">
            <text:p>65024</text:p>
          </table:table-cell>
          <table:table-cell table:style-name="ce38" office:value-type="string" calcext:value-type="string">
            <text:p>Kleve</text:p>
          </table:table-cell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100" office:value-type="string" calcext:value-type="string">
            <text:p>Acrylic</text:p>
          </table:table-cell>
          <table:table-cell table:style-name="ce109" office:value-type="string" calcext:value-type="string">
            <text:p>Acrylic 4mm 600x700mm</text:p>
          </table:table-cell>
          <table:table-cell table:style-name="ce109" office:value-type="float" office:value="3" calcext:value-type="float">
            <text:p>3</text:p>
          </table:table-cell>
          <table:table-cell table:style-name="ce120" office:value-type="currency" office:currency="EUR" office:value="21" calcext:value-type="currency">
            <text:p>€21.00</text:p>
          </table:table-cell>
          <table:table-cell table:style-name="ce137" office:value-type="currency" office:currency="EUR" office:value="5.99" calcext:value-type="currency">
            <text:p>5.99 €</text:p>
          </table:table-cell>
          <table:table-cell table:style-name="ce137"/>
          <table:table-cell table:style-name="ce157" office:value-type="string" calcext:value-type="string">
            <text:p><text:a xlink:href="https://www.ebay.de/itm/PLEXIGLAS-XT-Klar-Materialstarke-Grose-wahlbar-Kostenfreier-Wunschzuschnitt/193564310711?hash=item2d1154fcb7:g:WocAAOSwOtZfKA22" xlink:type="simple">link</text:a></text:p>
          </table:table-cell>
          <table:table-cell table:style-name="ce180" office:value-type="string" calcext:value-type="string">
            <text:p>hbholzmaus</text:p>
          </table:table-cell>
          <table:table-cell table:style-name="ce190" office:value-type="string" calcext:value-type="string">
            <text:p>Arrived</text:p>
          </table:table-cell>
          <table:table-cell table:style-name="ce195" office:value-type="string" calcext:value-type="string">
            <text:p>reimbursement claimed</text:p>
          </table:table-cell>
          <table:table-cell table:style-name="ce171"/>
          <table:table-cell table:style-name="ce190" office:value-type="string" calcext:value-type="string">
            <text:p>Requested</text:p>
          </table:table-cell>
          <table:table-cell table:style-name="ce223" office:value-type="currency" office:currency="EUR" office:value="65.84" calcext:value-type="currency">
            <text:p>65.84 €</text:p>
          </table:table-cell>
          <table:table-cell table:style-name="ce190"/>
          <table:table-cell table:style-name="ce38" office:value-type="string" calcext:value-type="string">
            <text:p>Kleve</text:p>
          </table:table-cell>
          <table:table-cell table:style-name="ce91"/>
          <table:table-cell table:style-name="ce85"/>
          <table:table-cell table:style-name="ce91" table:number-columns-repeated="15"/>
          <table:table-cell table:number-columns-repeated="992"/>
        </table:table-row>
        <table:table-row table:style-name="ro1">
          <table:table-cell table:style-name="ce95" office:value-type="string" calcext:value-type="string">
            <text:p>Aluminum Plate</text:p>
          </table:table-cell>
          <table:table-cell table:style-name="ce103" office:value-type="string" calcext:value-type="string">
            <text:p>6x1000x950mm</text:p>
          </table:table-cell>
          <table:table-cell table:style-name="ce103" office:value-type="float" office:value="1" calcext:value-type="float">
            <text:p>1</text:p>
          </table:table-cell>
          <table:table-cell table:style-name="ce113" office:value-type="currency" office:currency="EUR" office:value="89.99" calcext:value-type="currency">
            <text:p>€89.99</text:p>
          </table:table-cell>
          <table:table-cell table:style-name="ce126" table:formula="of:=[.C50]*[.D50]" office:value-type="currency" office:currency="EUR" office:value="89.99" calcext:value-type="currency">
            <text:p>89.99 €</text:p>
          </table:table-cell>
          <table:table-cell table:style-name="ce137" office:value-type="currency" office:currency="EUR" office:value="6.95" calcext:value-type="currency">
            <text:p>6.95 €</text:p>
          </table:table-cell>
          <table:table-cell table:style-name="ce157" office:value-type="string" calcext:value-type="string">
            <text:p><text:a xlink:href="https://www.ebay.de/itm/Aluminium-1-1-5-2-3-4-5-6mm-1000mm-lang-Beite-bis-950mm-Zuschnitte-Glattblech/132669569488?_trkparms=ispr%3D1&amp;hash=item1ee3b8f9d0:g:AWEAAOSwYVlaBZb7&amp;amdata=enc%3AAQAFAAACcBaobrjLl8XobRIiIML1V4Imu%252Fn%252BzU5L90Z278x5ickkBUIiHwYv5YgVss0WaiENzx5a4DZ0mpskQleSGOS9%252FuX1xOYtYedJruy0%252BBduyF90U7MGp654OyQUVKZXnmcQOgaR2g3Yn606BU71Jfc%252BHtuy3yvvOzRe8Ha2WrduXYO38GiB4aWGafBjX1LvIpcdzJOHLSpEbHwDMII1rhEg2drqcxC0aXJ0CUFGibHVidELT6BgaHz1l0GMWBlLwvpB3E21MI1AJJH4McvnR6fO%252BD2Rl3Vu5EYvTLxR%252Bi4wZ8UQuDQjVFwhuvOVgDXk%252B1e9CtnR7DUbYRwfvHQx%252B44rOR57zSkMq5zJz8TlwRrf3Se48ZiwizMCBvtx1m8WtKhprOVMi0Goy5OyA8mPg%252FboSxcge0BTjPACzWIKFvqKcon9KDDOLAE91kmcLwk3msFiUL%252FABE%252FV2mpP3n27QmVPo8rahqf6C2vPim3PFXpV0Y1Hsc12Z5RDhfHiW4KSQ4x1%252FaK281r1NsqxR%252BYlhkqGVI85HqdDNXINT7b1OcIrBdrCYl3o1op%252B2foefbkhwRUeT%252B7WsNR2kWRCnaW%252FM55qvsz%252Fjv3Q7c6MaNTdJsJ%252BcD3BeLk2P2Z0yW8z4dMGu06TmIYxJa%252FnBFh4hL5jj%252F7xZXHesUy3BmkB0lAuRBQW7dUmAx5%252FOSjp05LrY3aiV%252Fuz9xWZrVb1pSEpbDR4Pe9gj3qGw8hvzsmssug72%252Br%252B%252BDFPgBqfgQioGb6jv9n%252By7lTly8yu3rNGltKfLl6qUXi6JwmbOQ%252Bms2mpTL7kJI3IePnwBA3MFA2dSrpDst%252F3qK80w%253D%253D%7Ccksum%3A1326695694888ef47429cd624b38b3e43874fbe16b24%7Campid%3APL_CLK%7Cclp%3A2334524" xlink:type="simple">link</text:a></text:p>
          </table:table-cell>
          <table:table-cell table:style-name="ce179" office:value-type="string" calcext:value-type="string">
            <text:p>Schlögel GmbH</text:p>
          </table:table-cell>
          <table:table-cell table:style-name="ce171" office:value-type="string" calcext:value-type="string">
            <text:p>Arrived</text:p>
          </table:table-cell>
          <table:table-cell table:style-name="ce195" office:value-type="string" calcext:value-type="string">
            <text:p>reimbursement claimed</text:p>
          </table:table-cell>
          <table:table-cell table:style-name="ce171"/>
          <table:table-cell table:style-name="ce190" office:value-type="string" calcext:value-type="string">
            <text:p>Requested</text:p>
          </table:table-cell>
          <table:table-cell table:style-name="ce223" table:formula="of:=SUM([.E50:.F50])" office:value-type="currency" office:currency="EUR" office:value="96.94" calcext:value-type="currency">
            <text:p>96.94 €</text:p>
          </table:table-cell>
          <table:table-cell table:style-name="ce190"/>
          <table:table-cell table:style-name="ce38" office:value-type="string" calcext:value-type="string">
            <text:p>Kleve</text:p>
          </table:table-cell>
          <table:table-cell table:style-name="ce91"/>
          <table:table-cell table:style-name="ce85"/>
          <table:table-cell table:style-name="ce91" table:number-columns-repeated="15"/>
          <table:table-cell table:number-columns-repeated="992"/>
        </table:table-row>
        <table:table-row table:style-name="ro1">
          <table:table-cell table:style-name="ce95" office:value-type="string" calcext:value-type="string">
            <text:p>Aluminum Plate</text:p>
          </table:table-cell>
          <table:table-cell table:style-name="ce103" office:value-type="string" calcext:value-type="string">
            <text:p>12mm 500x300mm</text:p>
          </table:table-cell>
          <table:table-cell table:style-name="ce103" office:value-type="float" office:value="1" calcext:value-type="float">
            <text:p>1</text:p>
          </table:table-cell>
          <table:table-cell table:style-name="ce113" office:value-type="currency" office:currency="EUR" office:value="38.74" calcext:value-type="currency">
            <text:p>€38.74</text:p>
          </table:table-cell>
          <table:table-cell table:style-name="ce126" table:formula="of:=[.C51]*[.D51]" office:value-type="currency" office:currency="EUR" office:value="38.74" calcext:value-type="currency">
            <text:p>38.74 €</text:p>
          </table:table-cell>
          <table:table-cell table:style-name="ce137" office:value-type="currency" office:currency="EUR" office:value="5.9" calcext:value-type="currency">
            <text:p>5.90 €</text:p>
          </table:table-cell>
          <table:table-cell table:style-name="ce157" office:value-type="string" calcext:value-type="string">
            <text:p><text:a xlink:href="https://www.ebay.de/itm/Aluminiumplatte-AlMg3-Abmessungen-wahlbar-Aluplatte-Alu-Blende-Blech-Platte-Walz/383467300487?_trkparms=ispr%3D1&amp;hash=item59486ea687:g:iPIAAOSwifhecKbk&amp;amdata=enc%3AAQAFAAACcBaobrjLl8XobRIiIML1V4Imu%252Fn%252BzU5L90Z278x5ickkxFtV7J5P58ubuVigtBH%252Fe5wuYX5jVLE5tQTShVrYisUt7lp2R1dzQJIJL7ukW4s7bDvboUFzMZ99nKJh%252BQ3W7AfTIhD8RCI9WuoLAp9O28QJuWJ7V0MQJ0J8XiSoZMVWsSK3HK9L0RIrmM%252FIAdjqNwhKCfU%252B2tScr%252BuzKaGXhov00Bn2y1etzWebVCnPo59HNbTj8VNIHhwhDt2e3ddG6a884aXMRsqVCfBsksV%252FfZEUZzdfKv8ao9jtk976nOy%252FnO8DuPjpquh%252BOuTaG6AYh9rHaUEsQisrhEDrzi1K0qDDZg8ThuR%252FUNN1XXf07manwLCWflgMfyfXgQ3cOlv8HvwL1tn9PB9vTJd92Xi14TbuPV1HHJSB7QtFU85yu5nU2tKxOqnnVuENJj8kK1g3u7UAQafgBy8Gp1PKt4ubqE9EOR85bCX1%252F7O%252Bo5hf9lU1X5MzeqSl6ct02B4AhB%252FC%252Fk6rE9A2z0y2QuExIlSlQ06i2g26HMUDDckufFIkdkDhjB%252B%252BL%252F9Ahncpx1dJxtP8dSjBuzyjJdskmWNI7U%252Fi7aIy9Z06fXDMnXtBpajZnMH9ATBHPGmQgsaWKBHzSgE5qDFEa8QXUN0gMU3iDCEn5Eu0L4EtFpGAWT%252B8hHWvdMWMiBWsdv9j4o7AnpL5ESdm3G%252BstUWhJzr0cg5bOSywk6ySE8Bho3JATPekZC61jZonPmV533K53nHTVQmB9RfC7j492ycVmHAvZBrKDYw5VUVL87kOOjh9aiGyX24VeEGZ%252BueKjnuc5hmMkMAsj4sKdQ%253D%253D%7Ccksum%3A3834673004871ef2723f578e46ddaa4da3271ecf11c9%7Campid%3APL_CLK%7Cclp%3A2334524" xlink:type="simple">link</text:a></text:p>
          </table:table-cell>
          <table:table-cell table:style-name="ce181" office:value-type="string" calcext:value-type="string">
            <text:p>Durr Metall</text:p>
          </table:table-cell>
          <table:table-cell table:style-name="ce171" office:value-type="string" calcext:value-type="string">
            <text:p>Arrived</text:p>
          </table:table-cell>
          <table:table-cell table:style-name="ce195" office:value-type="string" calcext:value-type="string">
            <text:p>reimbursement claimed</text:p>
          </table:table-cell>
          <table:table-cell table:style-name="ce171"/>
          <table:table-cell table:style-name="ce190" office:value-type="string" calcext:value-type="string">
            <text:p>Not required</text:p>
          </table:table-cell>
          <table:table-cell table:style-name="ce223" table:formula="of:=SUM([.E51:.F51])" office:value-type="currency" office:currency="EUR" office:value="44.64" calcext:value-type="currency">
            <text:p>44.64 €</text:p>
          </table:table-cell>
          <table:table-cell table:style-name="ce190" office:value-type="float" office:value="20768" calcext:value-type="float">
            <text:p>20768</text:p>
          </table:table-cell>
          <table:table-cell table:style-name="ce38" office:value-type="string" calcext:value-type="string">
            <text:p>Kleve</text:p>
          </table:table-cell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100" office:value-type="string" calcext:value-type="string">
            <text:p>Aluminum Stock</text:p>
          </table:table-cell>
          <table:table-cell table:style-name="ce109" office:value-type="string" calcext:value-type="string">
            <text:p>50x50x100mm</text:p>
          </table:table-cell>
          <table:table-cell table:style-name="ce109" office:value-type="float" office:value="3" calcext:value-type="float">
            <text:p>3</text:p>
          </table:table-cell>
          <table:table-cell table:style-name="ce120" office:value-type="currency" office:currency="EUR" office:value="7.78" calcext:value-type="currency">
            <text:p>€7.78</text:p>
          </table:table-cell>
          <table:table-cell table:style-name="ce137" table:formula="of:=[.C52]*[.D52]" office:value-type="currency" office:currency="EUR" office:value="23.34" calcext:value-type="currency">
            <text:p>23.34 €</text:p>
          </table:table-cell>
          <table:table-cell table:style-name="ce137" office:value-type="currency" office:currency="EUR" office:value="4.95" calcext:value-type="currency">
            <text:p>4.95 €</text:p>
          </table:table-cell>
          <table:table-cell table:style-name="ce157" office:value-type="string" calcext:value-type="string">
            <text:p><text:a xlink:href="https://www.ebay.de/itm/Aluminium-Alu-Vierkant-50-x-50-mm-100-mm-Lang/283469831287?ssPageName=STRK%3AMEBIDX%3AIT&amp;_trksid=p2057872.m2749.l2649" xlink:type="simple">link</text:a></text:p>
          </table:table-cell>
          <table:table-cell table:style-name="ce182" office:value-type="string" calcext:value-type="string">
            <text:p>Färber Metall- und Kunststoffhandel Maschinenbau</text:p>
          </table:table-cell>
          <table:table-cell table:style-name="ce171" office:value-type="string" calcext:value-type="string">
            <text:p>Arrrived</text:p>
          </table:table-cell>
          <table:table-cell table:style-name="ce195" office:value-type="string" calcext:value-type="string">
            <text:p>reimbursement claimed</text:p>
          </table:table-cell>
          <table:table-cell table:style-name="ce207"/>
          <table:table-cell table:style-name="ce190" office:value-type="string" calcext:value-type="string">
            <text:p>Not required</text:p>
          </table:table-cell>
          <table:table-cell table:style-name="ce223" table:formula="of:=SUM([.E52:.F52])" office:value-type="currency" office:currency="EUR" office:value="28.29" calcext:value-type="currency">
            <text:p>28.29 €</text:p>
          </table:table-cell>
          <table:table-cell table:style-name="ce190"/>
          <table:table-cell table:style-name="ce38" office:value-type="string" calcext:value-type="string">
            <text:p>Kleve</text:p>
          </table:table-cell>
          <table:table-cell table:style-name="ce91"/>
          <table:table-cell table:style-name="ce85"/>
          <table:table-cell table:style-name="ce91" table:number-columns-repeated="15"/>
          <table:table-cell table:number-columns-repeated="992"/>
        </table:table-row>
        <table:table-row table:style-name="ro1">
          <table:table-cell table:style-name="ce5" office:value-type="string" calcext:value-type="string">
            <text:p>Coupler</text:p>
          </table:table-cell>
          <table:table-cell table:style-name="ce5" office:value-type="string" calcext:value-type="string">
            <text:p>6.35mm to 10mm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currency" office:currency="EUR" office:value="3.21" calcext:value-type="currency">
            <text:p>€3.21</text:p>
          </table:table-cell>
          <table:table-cell table:style-name="ce138" table:formula="of:=[.C53]*[.D53]" office:value-type="currency" office:currency="EUR" office:value="6.42" calcext:value-type="currency">
            <text:p>6.42 €</text:p>
          </table:table-cell>
          <table:table-cell table:style-name="ce132" office:value-type="currency" office:currency="EUR" office:value="0" calcext:value-type="currency">
            <text:p>0.00 €</text:p>
          </table:table-cell>
          <table:table-cell table:style-name="ce161" office:value-type="string" calcext:value-type="string">
            <text:p><text:a xlink:href="https://www.ebay.de/itm/Wellenkupplung-Aluminium-flexibel-3D-Drucker-Modellbau-CNC-shaft-coupler-D19L25/332909225030?hash=item4d82efa446:g:lwYAAOSwbKdb~qK7" xlink:type="simple">link</text:a></text:p>
          </table:table-cell>
          <table:table-cell table:style-name="ce46" office:value-type="string" calcext:value-type="string">
            <text:p>Funduino</text:p>
          </table:table-cell>
          <table:table-cell table:style-name="ce175"/>
          <table:table-cell table:style-name="ce197" office:value-type="string" calcext:value-type="string">
            <text:p>reimbursement claimed</text:p>
          </table:table-cell>
          <table:table-cell table:style-name="ce57"/>
          <table:table-cell table:style-name="ce214" office:value-type="string" calcext:value-type="string">
            <text:p>Not required</text:p>
          </table:table-cell>
          <table:table-cell table:style-name="ce226" table:formula="of:=SUM([.E53:.F53])" office:value-type="currency" office:currency="EUR" office:value="6.42" calcext:value-type="currency">
            <text:p>6.42 €</text:p>
          </table:table-cell>
          <table:table-cell table:style-name="ce65"/>
          <table:table-cell table:style-name="ce175" office:value-type="string" calcext:value-type="string">
            <text:p>Xanten?</text:p>
          </table:table-cell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95" office:value-type="string" calcext:value-type="string">
            <text:p>Cable chain</text:p>
          </table:table-cell>
          <table:table-cell table:style-name="ce103" office:value-type="string" calcext:value-type="string">
            <text:p>10x20mm R18</text:p>
          </table:table-cell>
          <table:table-cell table:style-name="ce103" office:value-type="float" office:value="2" calcext:value-type="float">
            <text:p>2</text:p>
          </table:table-cell>
          <table:table-cell table:style-name="ce113" office:value-type="currency" office:currency="EUR" office:value="14" calcext:value-type="currency">
            <text:p>€14.00</text:p>
          </table:table-cell>
          <table:table-cell table:style-name="ce126" table:formula="of:=[.C54]*[.D54]" office:value-type="currency" office:currency="EUR" office:value="28" calcext:value-type="currency">
            <text:p>28.00 €</text:p>
          </table:table-cell>
          <table:table-cell table:style-name="ce137" office:value-type="currency" office:currency="EUR" office:value="0" calcext:value-type="currency">
            <text:p>0.00 €</text:p>
          </table:table-cell>
          <table:table-cell table:style-name="ce157" office:value-type="string" calcext:value-type="string">
            <text:p><text:a xlink:href="https://www.ebay.de/itm/1M-Hochwertige-Nylon-Energiekette-Schleppkette-Drahttrager-Kabelschlepp/383608628106?_trkparms=ispr%3D1&amp;hash=item5950db238a:g:WuAAAOSwQG9eBNqK&amp;amdata=enc%3AAQAFAAACYBaobrjLl8XobRIiIML1V4Imu%252Fn%252BzU5L90Z278x5ickkxFtV7J5P58ubuVigtBH%252Fe5y7mBBZTfqagBlG4zlxJXEDhqfyGP9iKd%252BCi9cnuMcuD9hFjUxN1Lmy2GXLvz5RZQngN45%252Fd%252Bg4hL0xfGLBdBXxcgwsv1t%252By1jrtunmY0yQWLe6fsan45op6y4rUFW5h2238UJzgTERUFidbE9RJ4juUFcbL0vOrSGqba%252FxZkG14GnlQLe8QSdUdu%252F%252FJq%252F2FI53V1fU6Nd0k3d22OO8V89vThQS4iHCADGeqNkedswi9CqIbmdbOr%252BrAMgWIwOkoLUh%252BrLfgTUKez2P7twrI55dPi8ikEJlDeFgYmbpY0U9Hrj58laqITIojzUdUHqV0iAA8czwZoUzyMkYO6wuTB%252FPkun1mUrMUHKmheNORo6UDpqoGxDapeEr%252BUUxd9u5KcAxB2wTSDj17edLbJfv8FlywAxgOlDe8Cffc68bwD1rZBevJTOJPdQLT5WcBjjrMUAEsVXmVNEuAcCXHHCfzP%252BRrJwzCpt3v%252FdKjPUjDqK5UlPnKXrKeza1uEU3tOFdBlQVPg6bNazwK38%252Bm%252BC%252BAKaNZl7dFCwIEp%252FaAqn8UZs5B7QAcZhuO55hnmV%252Bschd7Mn5IDwCU5z3o%252ByCQwuHHINM0zPCFgmhX3pDIUDjB4FXGzlrPRKRO4KHwJrayjvd6lSlT4yroXwaswqy74fSz2J7x8d6s9vDx%252B6GdBW2Z%252BIqQGFUBCpYweMlgmGyymGr%252FFWe8Kd1HvtXtYZahGSR1oLeAYpcmlswaZMnBzmG3I8v%7Ccksum%3A3836086281066a56729f9dee4518bf9bbdc20ab7c0e6%7Campid%3APL_CLK%7Cclp%3A2334524" xlink:type="simple">link</text:a></text:p>
          </table:table-cell>
          <table:table-cell table:style-name="ce100" office:value-type="string" calcext:value-type="string">
            <text:p>cdz gmbh</text:p>
          </table:table-cell>
          <table:table-cell table:style-name="ce171" office:value-type="string" calcext:value-type="string">
            <text:p>Arrived</text:p>
          </table:table-cell>
          <table:table-cell table:style-name="ce195" office:value-type="string" calcext:value-type="string">
            <text:p>reimbursement claimed</text:p>
          </table:table-cell>
          <table:table-cell table:style-name="ce207"/>
          <table:table-cell table:style-name="ce190" office:value-type="string" calcext:value-type="string">
            <text:p>Not required</text:p>
          </table:table-cell>
          <table:table-cell table:style-name="ce223" office:value-type="currency" office:currency="EUR" office:value="32.81" calcext:value-type="currency">
            <text:p>32.81 €</text:p>
          </table:table-cell>
          <table:table-cell table:style-name="ce230"/>
          <table:table-cell table:style-name="ce38" office:value-type="string" calcext:value-type="string">
            <text:p>Kleve</text:p>
          </table:table-cell>
          <table:table-cell table:style-name="ce74"/>
          <table:table-cell table:style-name="ce86"/>
          <table:table-cell table:style-name="ce74" table:number-columns-repeated="15"/>
          <table:table-cell table:number-columns-repeated="992"/>
        </table:table-row>
        <table:table-row table:style-name="ro1">
          <table:table-cell table:style-name="ce5" office:value-type="string" calcext:value-type="string">
            <text:p>Wire</text:p>
          </table:table-cell>
          <table:table-cell table:style-name="ce5" office:value-type="string" calcext:value-type="string">
            <text:p>LIYCY 4x0.5mm 1 meter</text:p>
          </table:table-cell>
          <table:table-cell table:style-name="ce5" office:value-type="float" office:value="15" calcext:value-type="float">
            <text:p>15</text:p>
          </table:table-cell>
          <table:table-cell table:style-name="ce117" office:value-type="currency" office:currency="EUR" office:value="1.06" calcext:value-type="currency">
            <text:p>€1.06</text:p>
          </table:table-cell>
          <table:table-cell table:style-name="ce130" table:formula="of:=[.C55]*[.D55]" office:value-type="currency" office:currency="EUR" office:value="15.9" calcext:value-type="currency">
            <text:p>15.90 €</text:p>
          </table:table-cell>
          <table:table-cell table:style-name="ce128" office:value-type="currency" office:currency="EUR" office:value="6.9" calcext:value-type="currency" table:number-columns-spanned="1" table:number-rows-spanned="3">
            <text:p>6.90 €</text:p>
          </table:table-cell>
          <table:table-cell table:style-name="ce166" office:value-type="string" calcext:value-type="string" table:number-columns-spanned="1" table:number-rows-spanned="2">
            <text:p><text:a xlink:href="https://www.ebay.de/itm/Steuerleitung-geschirmt-Datenleitung-LIYCY-2-12x0-14-1-5-mm-Schnittlange-lauf-M/283736151360?hash=item420ffe1540:m:m-eo4TXTfOR1pXDKKKBsvSg" xlink:type="simple">link</text:a></text:p>
          </table:table-cell>
          <table:table-cell table:style-name="ce46" office:value-type="string" calcext:value-type="string" table:number-columns-spanned="1" table:number-rows-spanned="3">
            <text:p>powercables-shop</text:p>
          </table:table-cell>
          <table:table-cell table:style-name="ce175" office:value-type="string" calcext:value-type="string" table:number-columns-spanned="1" table:number-rows-spanned="3">
            <text:p>Arrived</text:p>
          </table:table-cell>
          <table:table-cell table:style-name="ce197" office:value-type="string" calcext:value-type="string" table:number-columns-spanned="1" table:number-rows-spanned="3">
            <text:p>reimbursement claimed</text:p>
          </table:table-cell>
          <table:table-cell table:style-name="ce206"/>
          <table:table-cell table:style-name="ce215" office:value-type="string" calcext:value-type="string" table:number-columns-spanned="1" table:number-rows-spanned="3">
            <text:p>Requested</text:p>
          </table:table-cell>
          <table:table-cell table:style-name="ce227" office:value-type="currency" office:currency="EUR" office:value="52.95" calcext:value-type="currency" table:number-columns-spanned="1" table:number-rows-spanned="3">
            <text:p>52.95 €</text:p>
          </table:table-cell>
          <table:table-cell table:style-name="ce193"/>
          <table:table-cell table:style-name="ce38" office:value-type="string" calcext:value-type="string" table:number-columns-spanned="1" table:number-rows-spanned="3">
            <text:p>Kleve</text:p>
          </table:table-cell>
          <table:table-cell table:style-name="ce91"/>
          <table:table-cell table:style-name="ce85"/>
          <table:table-cell table:style-name="ce91" table:number-columns-repeated="15"/>
          <table:table-cell table:number-columns-repeated="992"/>
        </table:table-row>
        <table:table-row table:style-name="ro1">
          <table:table-cell table:style-name="ce5" office:value-type="string" calcext:value-type="string">
            <text:p>Wire</text:p>
          </table:table-cell>
          <table:table-cell table:style-name="ce5" office:value-type="string" calcext:value-type="string">
            <text:p>LIYCY 3x0.25mm 1 meter</text:p>
          </table:table-cell>
          <table:table-cell table:style-name="ce106" office:value-type="float" office:value="15" calcext:value-type="float">
            <text:p>15</text:p>
          </table:table-cell>
          <table:table-cell table:style-name="ce117" office:value-type="currency" office:currency="EUR" office:value="1.01" calcext:value-type="currency">
            <text:p>€1.01</text:p>
          </table:table-cell>
          <table:table-cell table:style-name="ce130" table:formula="of:=[.C56]*[.D56]" office:value-type="currency" office:currency="EUR" office:value="15.15" calcext:value-type="currency">
            <text:p>15.15 €</text:p>
          </table:table-cell>
          <table:covered-table-cell table:style-name="ce19"/>
          <table:covered-table-cell table:style-name="ce20"/>
          <table:covered-table-cell table:number-columns-repeated="3" table:style-name="ce21"/>
          <table:table-cell table:style-name="ce206"/>
          <table:covered-table-cell table:number-columns-repeated="2"/>
          <table:table-cell table:style-name="ce193"/>
          <table:covered-table-cell table:style-name="ce21"/>
          <table:table-cell table:style-name="ce91"/>
          <table:table-cell table:style-name="ce85"/>
          <table:table-cell table:style-name="ce91" table:number-columns-repeated="15"/>
          <table:table-cell table:number-columns-repeated="992"/>
        </table:table-row>
        <table:table-row table:style-name="ro1">
          <table:table-cell table:style-name="ce5" office:value-type="string" calcext:value-type="string">
            <text:p>Wire</text:p>
          </table:table-cell>
          <table:table-cell table:style-name="ce106" office:value-type="string" calcext:value-type="string">
            <text:p>2x1.5mm 24V</text:p>
          </table:table-cell>
          <table:table-cell table:style-name="ce106" office:value-type="float" office:value="15" calcext:value-type="float">
            <text:p>15</text:p>
          </table:table-cell>
          <table:table-cell table:style-name="ce117" office:value-type="currency" office:currency="EUR" office:value="1" calcext:value-type="currency">
            <text:p>€1.00</text:p>
          </table:table-cell>
          <table:table-cell table:style-name="ce130" table:formula="of:=[.C57]*[.D57]" office:value-type="currency" office:currency="EUR" office:value="15" calcext:value-type="currency">
            <text:p>15.00 €</text:p>
          </table:table-cell>
          <table:covered-table-cell table:style-name="ce20"/>
          <table:table-cell table:style-name="ce166" office:value-type="string" calcext:value-type="string">
            <text:p><text:a xlink:href="https://www.ebay.de/itm/Niedervoltkabel-2x1-5-4-mm-Niedervoltleitung-max-24-V-SIF-PV-P-laufende-Meter/272840350273?hash=item3f868d5a41:g:kqwAAOSw~iRZmsbM" xlink:type="simple">link</text:a></text:p>
          </table:table-cell>
          <table:covered-table-cell table:number-columns-repeated="3" table:style-name="ce22"/>
          <table:table-cell table:style-name="ce206"/>
          <table:covered-table-cell table:number-columns-repeated="2"/>
          <table:table-cell table:style-name="ce193"/>
          <table:covered-table-cell table:style-name="ce22"/>
          <table:table-cell table:style-name="ce91"/>
          <table:table-cell table:style-name="ce85"/>
          <table:table-cell table:style-name="ce91" table:number-columns-repeated="15"/>
          <table:table-cell table:number-columns-repeated="992"/>
        </table:table-row>
        <table:table-row table:style-name="ro1">
          <table:table-cell table:style-name="ce95" office:value-type="string" calcext:value-type="string">
            <text:p>Solid state Relay</text:p>
          </table:table-cell>
          <table:table-cell table:style-name="ce103" office:value-type="string" calcext:value-type="string">
            <text:p>40A 480V AC CDG1-1DA</text:p>
          </table:table-cell>
          <table:table-cell table:style-name="ce103" office:value-type="float" office:value="2" calcext:value-type="float">
            <text:p>2</text:p>
          </table:table-cell>
          <table:table-cell table:style-name="ce113" office:value-type="currency" office:currency="EUR" office:value="8.99" calcext:value-type="currency">
            <text:p>€8.99</text:p>
          </table:table-cell>
          <table:table-cell table:style-name="ce126" table:formula="of:=[.C58]*[.D58]" office:value-type="currency" office:currency="EUR" office:value="17.98" calcext:value-type="currency">
            <text:p>17.98 €</text:p>
          </table:table-cell>
          <table:table-cell table:style-name="ce150" office:value-type="currency" office:currency="EUR" office:value="0" calcext:value-type="currency">
            <text:p>0.00 €</text:p>
          </table:table-cell>
          <table:table-cell table:style-name="ce157" office:value-type="string" calcext:value-type="string">
            <text:p><text:a xlink:href="https://www.ebay.de/itm/24V-380V-40A-SSR-40-DA-Solid-State-Relay-Relais-Halbleiterrelais-Modul3-32V-W1G1/352736500544?_trkparms=ispr%3D1&amp;hash=item5220bbdb40:g:smQAAOSw6ZBdPsY0&amp;amdata=enc%3AAQAFAAACcBaobrjLl8XobRIiIML1V4Imu%252Fn%252BzU5L90Z278x5ickkWpEuxXwAiCNKyBQsQ5%252Fe6zZDdFZ9WvN4tPu7UExl2%252FT3mFkvs15vyH1k0KzkmcL3mP%252BF7fqZr0rEn9Srrtrhyr326CeZ9riH2TJxfpNXVRh1FYCWNTx8aD5fI4WE1nelD3HFFzP4%252BXG6xnLeFBEkBgQYp1tQkmyEOGgopodfmfVw7yO%252Bm4GgeLFINA4eP47jQmOGBWC2uF%252BZCDhA3iUeF1VqQ8tgfpuMGFzcKuwK%252FiLme5jNxC4MIAqRfj%252Bp3cJxPg69VzlTo%252F9HM6yq4p%252FxUHmgBQVBqwzPvdJLf%252FEdoMyoXPjusa2izpeaY1vqgdtr0usDYGes9GXrdoxn%252BfQP3ZFwHNw45jPs5IY%252F5erN%252FXH9YHcV%252BVoOMgIkQUFDQTeopq%252B3frDKjHifwAjuECx4qg9gE05fhhjTDXF5wiWWLnl9rca%252FNSjwXKahBpbf%252F%252F3p5GbFuK7lZa3EAs6tPjmE7LEzGO1iUuEjrv23mjiptVx3gYT9kzDmVRIK0FI8Mrw6uDWLgWyaMvUdS%252BeSLW9CJ7GUx%252F2cF4CuYwQvhtuPP4%252BTJp4%252F69kYRmPKDiaq96MEgLYPSCAAuwyLoLaKu8CeAT6sSMROUk43hMGYwIzA1tWxOE4hcFZMshlCBzlYrpKiXjC4a5bHvfzJ7Orsonl2rEvRGNbPwLeiwGyWX7bIfm9M60%252F%252FYbeEP3jH7w4DVrnxqtaUuZRwzxcAc3QplnD2J%252F9kBFqk79eSJDDrBHd%252FnARx2aZ%252FmlgHsPZymIg2V%252BQ%252B6YpCi1TgTrXYv%252FmvisQG%252BQ%253D%253D%7Ccksum%3A35273650054439f1a12fe4064a67a921a1d6f6760603%7Campid%3APL_CLK%7Cclp%3A2334524" xlink:type="simple">link</text:a></text:p>
          </table:table-cell>
          <table:table-cell table:style-name="ce183"/>
          <table:table-cell table:style-name="ce191" office:value-type="string" calcext:value-type="string">
            <text:p>Arrived</text:p>
          </table:table-cell>
          <table:table-cell table:style-name="ce195" office:value-type="string" calcext:value-type="string">
            <text:p>reimbursement claimed</text:p>
          </table:table-cell>
          <table:table-cell table:style-name="ce207"/>
          <table:table-cell table:style-name="ce190" office:value-type="string" calcext:value-type="string">
            <text:p>Not required</text:p>
          </table:table-cell>
          <table:table-cell table:style-name="ce223" table:formula="of:=[.E58]" office:value-type="currency" office:currency="EUR" office:value="17.98" calcext:value-type="currency">
            <text:p>17.98 €</text:p>
          </table:table-cell>
          <table:table-cell table:style-name="ce230"/>
          <table:table-cell table:style-name="ce38" office:value-type="string" calcext:value-type="string">
            <text:p>Kleve</text:p>
          </table:table-cell>
          <table:table-cell table:style-name="ce91"/>
          <table:table-cell table:style-name="ce85"/>
          <table:table-cell table:style-name="ce91" table:number-columns-repeated="15"/>
          <table:table-cell table:number-columns-repeated="992"/>
        </table:table-row>
        <table:table-row table:style-name="ro1">
          <table:table-cell table:style-name="ce95" office:value-type="string" calcext:value-type="string">
            <text:p>Heat Element</text:p>
          </table:table-cell>
          <table:table-cell table:style-name="ce103" office:value-type="string" calcext:value-type="string">
            <text:p>Silicon Heater</text:p>
          </table:table-cell>
          <table:table-cell table:style-name="ce103" office:value-type="float" office:value="6" calcext:value-type="float">
            <text:p>6</text:p>
          </table:table-cell>
          <table:table-cell table:style-name="ce113" office:value-type="currency" office:currency="EUR" office:value="24.69" calcext:value-type="currency">
            <text:p>€24.69</text:p>
          </table:table-cell>
          <table:table-cell table:style-name="ce126" table:formula="of:=[.C59]*[.D59]" office:value-type="currency" office:currency="EUR" office:value="148.14" calcext:value-type="currency">
            <text:p>148.14 €</text:p>
          </table:table-cell>
          <table:table-cell table:style-name="ce150"/>
          <table:table-cell table:style-name="ce157"/>
          <table:table-cell table:style-name="ce183" office:value-type="string" calcext:value-type="string">
            <text:p>Vessey</text:p>
          </table:table-cell>
          <table:table-cell table:style-name="ce191" office:value-type="string" calcext:value-type="string">
            <text:p>Arrived</text:p>
          </table:table-cell>
          <table:table-cell table:style-name="ce195" office:value-type="string" calcext:value-type="string">
            <text:p>reimbursement claimed</text:p>
          </table:table-cell>
          <table:table-cell table:style-name="ce207"/>
          <table:table-cell table:style-name="ce190" office:value-type="string" calcext:value-type="string">
            <text:p>Requested</text:p>
          </table:table-cell>
          <table:table-cell table:style-name="ce223" table:formula="of:=[.E59]" office:value-type="currency" office:currency="EUR" office:value="148.14" calcext:value-type="currency">
            <text:p>148.14 €</text:p>
          </table:table-cell>
          <table:table-cell table:style-name="ce230" office:value-type="string" calcext:value-type="string">
            <text:p>0081</text:p>
          </table:table-cell>
          <table:table-cell table:style-name="ce38" office:value-type="string" calcext:value-type="string">
            <text:p>4 in Kleve</text:p>
          </table:table-cell>
          <table:table-cell table:style-name="ce75" office:value-type="string" calcext:value-type="string">
            <text:p>Chase receipt</text:p>
          </table:table-cell>
          <table:table-cell table:style-name="ce87"/>
          <table:table-cell table:style-name="ce92" table:number-columns-repeated="15"/>
          <table:table-cell table:number-columns-repeated="992"/>
        </table:table-row>
        <table:table-row table:style-name="ro1">
          <table:table-cell table:style-name="ce96" office:value-type="string" calcext:value-type="string">
            <text:p>Heat Element</text:p>
          </table:table-cell>
          <table:table-cell table:style-name="ce110" office:value-type="string" calcext:value-type="string">
            <text:p>Silicon Heater</text:p>
          </table:table-cell>
          <table:table-cell table:style-name="ce110" office:value-type="float" office:value="1" calcext:value-type="float">
            <text:p>1</text:p>
          </table:table-cell>
          <table:table-cell table:style-name="ce121" office:value-type="currency" office:currency="EUR" office:value="29.65" calcext:value-type="currency">
            <text:p>€29.65</text:p>
          </table:table-cell>
          <table:table-cell table:style-name="ce139" table:formula="of:=[.C60]*[.D60]" office:value-type="currency" office:currency="EUR" office:value="29.65" calcext:value-type="currency">
            <text:p>29.65 €</text:p>
          </table:table-cell>
          <table:table-cell table:style-name="ce151" office:value-type="currency" office:currency="EUR" office:value="2.49" calcext:value-type="currency">
            <text:p>2.49 €</text:p>
          </table:table-cell>
          <table:table-cell table:style-name="ce167" office:value-type="string" calcext:value-type="string">
            <text:p><text:a xlink:href="https://www.ebay.de/itm/Silikon-Heizmatte-Heizbett-220V-200W-200-x-200mm-RepRap-3D-Drucker-Heat-bed/184347435609?hash=item2aebf6a259:g:qNMAAOSwmoNfcvz3" xlink:type="simple">link</text:a></text:p>
          </table:table-cell>
          <table:table-cell table:style-name="ce184" office:value-type="string" calcext:value-type="string">
            <text:p>Roboter-Bausatz</text:p>
          </table:table-cell>
          <table:table-cell table:style-name="ce192"/>
          <table:table-cell table:style-name="ce196" office:value-type="string" calcext:value-type="string">
            <text:p>reimbursement claimed</text:p>
          </table:table-cell>
          <table:table-cell/>
          <table:table-cell table:style-name="ce216" office:value-type="string" calcext:value-type="string">
            <text:p>Not required</text:p>
          </table:table-cell>
          <table:table-cell table:style-name="ce228" table:formula="of:=SUM([.E60:.F60])" office:value-type="currency" office:currency="EUR" office:value="32.14" calcext:value-type="currency">
            <text:p>32.14 €</text:p>
          </table:table-cell>
          <table:table-cell table:style-name="ce231"/>
          <table:table-cell table:style-name="ce234"/>
          <table:table-cell table:style-name="ce92"/>
          <table:table-cell table:style-name="ce87"/>
          <table:table-cell table:style-name="ce92" table:number-columns-repeated="15"/>
          <table:table-cell table:number-columns-repeated="992"/>
        </table:table-row>
        <table:table-row table:style-name="ro1">
          <table:table-cell table:style-name="ce95" office:value-type="string" calcext:value-type="string">
            <text:p>Heatsink</text:p>
          </table:table-cell>
          <table:table-cell table:style-name="ce95" office:value-type="string" calcext:value-type="string">
            <text:p>SSR Heatsink</text:p>
          </table:table-cell>
          <table:table-cell table:style-name="ce95" office:value-type="float" office:value="2" calcext:value-type="float">
            <text:p>2</text:p>
          </table:table-cell>
          <table:table-cell table:style-name="ce122" office:value-type="currency" office:currency="EUR" office:value="4.69" calcext:value-type="currency">
            <text:p>€4.69</text:p>
          </table:table-cell>
          <table:table-cell table:style-name="ce140" table:formula="of:=[.C61]*[.D61]" office:value-type="currency" office:currency="EUR" office:value="9.38" calcext:value-type="currency">
            <text:p>9.38 €</text:p>
          </table:table-cell>
          <table:table-cell table:style-name="ce152" office:value-type="currency" office:currency="EUR" office:value="5.89" calcext:value-type="currency">
            <text:p>5.89 €</text:p>
          </table:table-cell>
          <table:table-cell table:style-name="ce168" office:value-type="string" calcext:value-type="string">
            <text:p><text:a xlink:href="https://www.ebay.de/itm/Kuhlkorper-fur-Halbleiterrelais-SSR-bis-10A-Hutschienenmontage-Alu-mit-Bohrungen/272435271831?hash=item3f6e685897:g:4e8AAOSwfiZcd6zB" xlink:type="simple">link</text:a></text:p>
          </table:table-cell>
          <table:table-cell table:style-name="ce171" office:value-type="string" calcext:value-type="string">
            <text:p>Job-Elektronik Inh.Martin Job</text:p>
          </table:table-cell>
          <table:table-cell table:style-name="ce171" office:value-type="string" calcext:value-type="string">
            <text:p>Arrived</text:p>
          </table:table-cell>
          <table:table-cell table:style-name="ce195" office:value-type="string" calcext:value-type="string">
            <text:p>reimbursement claimed</text:p>
          </table:table-cell>
          <table:table-cell table:style-name="ce207"/>
          <table:table-cell table:style-name="ce190" office:value-type="string" calcext:value-type="string">
            <text:p>Not required</text:p>
          </table:table-cell>
          <table:table-cell table:style-name="ce223" table:formula="of:=SUM([.E61:.F61])" office:value-type="currency" office:currency="EUR" office:value="15.27" calcext:value-type="currency">
            <text:p>15.27 €</text:p>
          </table:table-cell>
          <table:table-cell table:style-name="ce230"/>
          <table:table-cell table:style-name="ce38" office:value-type="string" calcext:value-type="string">
            <text:p>Kleve</text:p>
          </table:table-cell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5" office:value-type="string" calcext:value-type="string">
            <text:p>Magnet</text:p>
          </table:table-cell>
          <table:table-cell table:style-name="ce106" office:value-type="string" calcext:value-type="string">
            <text:p>Door magners</text:p>
          </table:table-cell>
          <table:table-cell table:style-name="ce106" office:value-type="float" office:value="4" calcext:value-type="float">
            <text:p>4</text:p>
          </table:table-cell>
          <table:table-cell table:style-name="ce117" office:value-type="currency" office:currency="EUR" office:value="1.5" calcext:value-type="currency">
            <text:p>€1.50</text:p>
          </table:table-cell>
          <table:table-cell table:style-name="ce130" table:formula="of:=[.C62]*[.D62]" office:value-type="currency" office:currency="EUR" office:value="6" calcext:value-type="currency">
            <text:p>6.00 €</text:p>
          </table:table-cell>
          <table:table-cell table:style-name="ce128" office:value-type="currency" office:currency="EUR" office:value="2" calcext:value-type="currency">
            <text:p>2.00 €</text:p>
          </table:table-cell>
          <table:table-cell table:style-name="ce159" office:value-type="string" calcext:value-type="string">
            <text:p><text:a xlink:href="https://www.ebay.de/itm/Magnetverschluss-Turmagnet-Schnapper-Schrank-Tur-Mobel-Caravan-Boot-3-4-kg-weis/283717091577?hash=item420edb40f9:g:6lAAAOSwztRevR~-" xlink:type="simple">link</text:a></text:p>
          </table:table-cell>
          <table:table-cell table:style-name="ce175" office:value-type="string" calcext:value-type="string">
            <text:p>pro-Styling Rosemarie Günther GmbH</text:p>
          </table:table-cell>
          <table:table-cell table:style-name="ce175" office:value-type="string" calcext:value-type="string">
            <text:p>Arrived</text:p>
          </table:table-cell>
          <table:table-cell table:style-name="ce197" office:value-type="string" calcext:value-type="string">
            <text:p>reimbursement claimed</text:p>
          </table:table-cell>
          <table:table-cell table:style-name="ce206"/>
          <table:table-cell table:style-name="ce193" office:value-type="string" calcext:value-type="string">
            <text:p>Not required</text:p>
          </table:table-cell>
          <table:table-cell table:style-name="ce222" office:value-type="currency" office:currency="EUR" office:value="6.81" calcext:value-type="currency">
            <text:p>6.81 €</text:p>
          </table:table-cell>
          <table:table-cell table:style-name="ce60"/>
          <table:table-cell table:style-name="ce38" office:value-type="string" calcext:value-type="string">
            <text:p>Kleve</text:p>
          </table:table-cell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5" office:value-type="string" calcext:value-type="string">
            <text:p>T-Nuts</text:p>
          </table:table-cell>
          <table:table-cell table:style-name="ce106" office:value-type="string" calcext:value-type="string">
            <text:p>Hammermutter Nut 6 M5</text:p>
          </table:table-cell>
          <table:table-cell table:style-name="ce106" office:value-type="float" office:value="300" calcext:value-type="float">
            <text:p>300</text:p>
          </table:table-cell>
          <table:table-cell table:style-name="ce117" office:value-type="currency" office:currency="EUR" office:value="0.1475" calcext:value-type="currency">
            <text:p>€0.15</text:p>
          </table:table-cell>
          <table:table-cell table:style-name="ce130" table:formula="of:=[.C63]*[.D63]" office:value-type="currency" office:currency="EUR" office:value="44.25" calcext:value-type="currency">
            <text:p>44.25 €</text:p>
          </table:table-cell>
          <table:table-cell table:style-name="ce153" office:value-type="currency" office:currency="EUR" office:value="5.7" calcext:value-type="currency" table:number-columns-spanned="1" table:number-rows-spanned="3">
            <text:p>5.70 €</text:p>
          </table:table-cell>
          <table:table-cell table:style-name="ce159" office:value-type="string" calcext:value-type="string">
            <text:p><text:a xlink:href="https://www.motedis.com/shop/Nutprofil-Zubehoer/Zubehoer-20-B-Typ-Nut-6/Nutensteine-Gewindeplatten-Nut-6-B-Typ/Hammermutter-B-Typ-Nut-6-M5::7145.html" xlink:type="simple">link</text:a></text:p>
          </table:table-cell>
          <table:table-cell table:style-name="ce46" office:value-type="string" calcext:value-type="string" table:number-columns-spanned="1" table:number-rows-spanned="3">
            <text:p>Motedis</text:p>
          </table:table-cell>
          <table:table-cell table:style-name="ce175" office:value-type="string" calcext:value-type="string" table:number-columns-spanned="1" table:number-rows-spanned="3">
            <text:p>Arrived</text:p>
          </table:table-cell>
          <table:table-cell table:style-name="ce197" office:value-type="string" calcext:value-type="string" table:number-columns-spanned="1" table:number-rows-spanned="3">
            <text:p>reimbursement claimed</text:p>
          </table:table-cell>
          <table:table-cell table:style-name="ce206"/>
          <table:table-cell table:style-name="ce215" office:value-type="string" calcext:value-type="string" table:number-columns-spanned="1" table:number-rows-spanned="3">
            <text:p>Requested</text:p>
          </table:table-cell>
          <table:table-cell table:style-name="ce227" office:value-type="currency" office:currency="EUR" office:value="107.17" calcext:value-type="currency" table:number-columns-spanned="1" table:number-rows-spanned="3">
            <text:p>107.17 €</text:p>
          </table:table-cell>
          <table:table-cell table:style-name="ce193"/>
          <table:table-cell table:style-name="ce40" office:value-type="string" calcext:value-type="string" table:number-columns-spanned="1" table:number-rows-spanned="3">
            <text:p>Kleve</text:p>
          </table:table-cell>
          <table:table-cell table:style-name="ce74"/>
          <table:table-cell table:style-name="ce86"/>
          <table:table-cell table:style-name="ce74" table:number-columns-repeated="15"/>
          <table:table-cell table:number-columns-repeated="992"/>
        </table:table-row>
        <table:table-row table:style-name="ro1">
          <table:table-cell table:style-name="ce5" office:value-type="string" calcext:value-type="string">
            <text:p>T-Nuts</text:p>
          </table:table-cell>
          <table:table-cell table:style-name="ce106" office:value-type="string" calcext:value-type="string">
            <text:p>Nut 8 M8 mit steg</text:p>
          </table:table-cell>
          <table:table-cell table:style-name="ce106" office:value-type="float" office:value="100" calcext:value-type="float">
            <text:p>100</text:p>
          </table:table-cell>
          <table:table-cell table:style-name="ce117" office:value-type="currency" office:currency="EUR" office:value="0.179" calcext:value-type="currency">
            <text:p>€0.18</text:p>
          </table:table-cell>
          <table:table-cell table:style-name="ce130" table:formula="of:=[.C64]*[.D64]" office:value-type="currency" office:currency="EUR" office:value="17.9" calcext:value-type="currency">
            <text:p>17.90 €</text:p>
          </table:table-cell>
          <table:covered-table-cell table:style-name="ce19"/>
          <table:table-cell table:style-name="ce159" office:value-type="string" calcext:value-type="string">
            <text:p><text:a xlink:href="https://www.motedis.com/shop/Nutprofil-Zubehoer/Zubehoer-40-I-Typ-Nut-8/Nutensteine-und-Hammermuttern-fuer-Nut-8-I-Typ/Nutenstein-mit-Steg-I-Typ-Nut-8-M8::4219.html" xlink:type="simple">link</text:a></text:p>
          </table:table-cell>
          <table:covered-table-cell table:number-columns-repeated="3" table:style-name="ce21"/>
          <table:table-cell table:style-name="ce206"/>
          <table:covered-table-cell table:number-columns-repeated="2"/>
          <table:table-cell table:style-name="ce193"/>
          <table:covered-table-cell table:style-name="ce21"/>
          <table:table-cell table:style-name="ce74"/>
          <table:table-cell table:style-name="ce86"/>
          <table:table-cell table:style-name="ce74" table:number-columns-repeated="15"/>
          <table:table-cell table:number-columns-repeated="992"/>
        </table:table-row>
        <table:table-row table:style-name="ro1">
          <table:table-cell table:style-name="ce5" office:value-type="string" calcext:value-type="string">
            <text:p>T-Nuts</text:p>
          </table:table-cell>
          <table:table-cell table:style-name="ce106" office:value-type="string" calcext:value-type="string">
            <text:p>Nut 8 M4 mit steg</text:p>
          </table:table-cell>
          <table:table-cell table:style-name="ce106" office:value-type="float" office:value="100" calcext:value-type="float">
            <text:p>100</text:p>
          </table:table-cell>
          <table:table-cell table:style-name="ce117" office:value-type="currency" office:currency="EUR" office:value="0.179" calcext:value-type="currency">
            <text:p>€0.18</text:p>
          </table:table-cell>
          <table:table-cell table:style-name="ce130" table:formula="of:=[.C65]*[.D65]" office:value-type="currency" office:currency="EUR" office:value="17.9" calcext:value-type="currency">
            <text:p>17.90 €</text:p>
          </table:table-cell>
          <table:covered-table-cell table:style-name="ce19"/>
          <table:table-cell table:style-name="ce159" office:value-type="string" calcext:value-type="string">
            <text:p><text:a xlink:href="https://www.motedis.com/shop/Nutprofil-Zubehoer/Zubehoer-40-I-Typ-Nut-8/Nutensteine-und-Hammermuttern-fuer-Nut-8-I-Typ/Nutenstein-mit-Steg-I-Typ-Nut-8-M4::4216.html" xlink:type="simple">link</text:a></text:p>
          </table:table-cell>
          <table:covered-table-cell table:number-columns-repeated="3" table:style-name="ce22"/>
          <table:table-cell table:style-name="ce206"/>
          <table:covered-table-cell table:number-columns-repeated="2"/>
          <table:table-cell table:style-name="ce193"/>
          <table:covered-table-cell table:style-name="ce21"/>
          <table:table-cell table:style-name="ce74"/>
          <table:table-cell table:style-name="ce86"/>
          <table:table-cell table:style-name="ce74" table:number-columns-repeated="15"/>
          <table:table-cell table:number-columns-repeated="992"/>
        </table:table-row>
        <table:table-row table:style-name="ro1">
          <table:table-cell table:style-name="ce5" office:value-type="string" calcext:value-type="string">
            <text:p>T-Nuts</text:p>
          </table:table-cell>
          <table:table-cell table:style-name="ce106" office:value-type="string" calcext:value-type="string">
            <text:p>Nut 6 M6 mit steg</text:p>
          </table:table-cell>
          <table:table-cell table:style-name="ce106" office:value-type="float" office:value="100" calcext:value-type="float">
            <text:p>100</text:p>
          </table:table-cell>
          <table:table-cell table:style-name="ce117" table:formula="of:=0.2437*1.16" office:value-type="currency" office:currency="EUR" office:value="0.282692" calcext:value-type="currency">
            <text:p>€0.28</text:p>
          </table:table-cell>
          <table:table-cell table:style-name="ce130" table:formula="of:=[.C66]*[.D66]" office:value-type="currency" office:currency="EUR" office:value="28.2692" calcext:value-type="currency">
            <text:p>28.27 €</text:p>
          </table:table-cell>
          <table:table-cell table:style-name="ce145" table:formula="of:=4.22*1.16" office:value-type="currency" office:currency="EUR" office:value="4.8952" calcext:value-type="currency" table:number-columns-spanned="1" table:number-rows-spanned="2">
            <text:p>4.90 €</text:p>
          </table:table-cell>
          <table:table-cell table:style-name="ce159" office:value-type="string" calcext:value-type="string">
            <text:p><text:a xlink:href="https://www.ebay.de/itm/100x-Nutenstein-6-St-Nut-6-Typ-I-mit-Steg-Federkugel-Stahl-verzinkt/251851672402?hash=item3aa3878b52:g:43AAAOSwx2dYGvA2" xlink:type="simple">link</text:a></text:p>
          </table:table-cell>
          <table:table-cell table:style-name="ce185" office:value-type="string" calcext:value-type="string" table:number-columns-spanned="1" table:number-rows-spanned="2">
            <text:p>3d24</text:p>
          </table:table-cell>
          <table:table-cell table:style-name="ce173" office:value-type="string" calcext:value-type="string" table:number-columns-spanned="1" table:number-rows-spanned="2">
            <text:p>Arrived</text:p>
          </table:table-cell>
          <table:table-cell table:style-name="ce197" office:value-type="string" calcext:value-type="string" table:number-columns-spanned="1" table:number-rows-spanned="2">
            <text:p>reimbursement claimed</text:p>
          </table:table-cell>
          <table:table-cell table:style-name="ce55" office:value-type="string" calcext:value-type="string">
            <text:p>link updated! put it together to the 20 x 20 brackets</text:p>
          </table:table-cell>
          <table:table-cell table:style-name="ce215" office:value-type="string" calcext:value-type="string" table:number-columns-spanned="1" table:number-rows-spanned="2">
            <text:p>Requested</text:p>
          </table:table-cell>
          <table:table-cell table:style-name="ce227" table:formula="of:=SUM([.E66:.F67])" office:value-type="currency" office:currency="EUR" office:value="52.3044" calcext:value-type="currency" table:number-columns-spanned="1" table:number-rows-spanned="2">
            <text:p>52.30 €</text:p>
          </table:table-cell>
          <table:table-cell table:style-name="ce193" office:value-type="float" office:value="35219" calcext:value-type="float">
            <text:p>35219</text:p>
          </table:table-cell>
          <table:table-cell table:style-name="ce39" office:value-type="string" calcext:value-type="string" table:number-columns-spanned="1" table:number-rows-spanned="2">
            <text:p>Kleve</text:p>
          </table:table-cell>
          <table:table-cell table:style-name="ce235"/>
          <table:table-cell table:style-name="ce236"/>
          <table:table-cell table:style-name="ce235" table:number-columns-repeated="15"/>
          <table:table-cell table:number-columns-repeated="992"/>
        </table:table-row>
        <table:table-row table:style-name="ro1">
          <table:table-cell table:style-name="ce5" office:value-type="string" calcext:value-type="string">
            <text:p>Aluminum Bracket</text:p>
          </table:table-cell>
          <table:table-cell table:style-name="ce106" office:value-type="string" calcext:value-type="string">
            <text:p>20x20</text:p>
          </table:table-cell>
          <table:table-cell table:style-name="ce106" office:value-type="float" office:value="22" calcext:value-type="float">
            <text:p>22</text:p>
          </table:table-cell>
          <table:table-cell table:style-name="ce117" table:formula="of:=0.75*1.16" office:value-type="currency" office:currency="EUR" office:value="0.87" calcext:value-type="currency">
            <text:p>€0.87</text:p>
          </table:table-cell>
          <table:table-cell table:style-name="ce130" table:formula="of:=[.C67]*[.D67]" office:value-type="currency" office:currency="EUR" office:value="19.14" calcext:value-type="currency">
            <text:p>19.14 €</text:p>
          </table:table-cell>
          <table:covered-table-cell table:style-name="ce20"/>
          <table:table-cell table:style-name="ce159" office:value-type="string" calcext:value-type="string">
            <text:p><text:a xlink:href="https://www.3d24.eu/epages/64086910.sf/de_DE/?ObjectPath=/Shops/64086910/Products/3DMC10304" xlink:type="simple">link</text:a></text:p>
          </table:table-cell>
          <table:covered-table-cell table:number-columns-repeated="3" table:style-name="ce22"/>
          <table:table-cell table:style-name="ce53" office:value-type="string" calcext:value-type="string">
            <text:p>added</text:p>
          </table:table-cell>
          <table:covered-table-cell table:number-columns-repeated="2"/>
          <table:table-cell table:style-name="ce193"/>
          <table:covered-table-cell table:style-name="ce22"/>
          <table:table-cell table:style-name="ce193"/>
          <table:table-cell table:style-name="ce27"/>
          <table:table-cell table:number-columns-repeated="1007"/>
        </table:table-row>
        <table:table-row table:style-name="ro1">
          <table:table-cell table:style-name="ce79" office:value-type="string" calcext:value-type="string">
            <text:p>Belt</text:p>
          </table:table-cell>
          <table:table-cell table:style-name="ce108" office:value-type="string" calcext:value-type="string">
            <text:p>GT2 10mm 1 meter</text:p>
          </table:table-cell>
          <table:table-cell table:style-name="ce108" office:value-type="float" office:value="6" calcext:value-type="float">
            <text:p>6</text:p>
          </table:table-cell>
          <table:table-cell table:style-name="ce119" office:value-type="currency" office:currency="EUR" office:value="4.4" calcext:value-type="currency">
            <text:p>€4.40</text:p>
          </table:table-cell>
          <table:table-cell table:style-name="ce136" table:formula="of:=[.C68]*[.D68]" office:value-type="currency" office:currency="EUR" office:value="26.4" calcext:value-type="currency">
            <text:p>26.40 €</text:p>
          </table:table-cell>
          <table:table-cell table:style-name="ce149" office:value-type="currency" office:currency="EUR" office:value="5.6" calcext:value-type="currency">
            <text:p>5.60 €</text:p>
          </table:table-cell>
          <table:table-cell table:style-name="ce164" office:value-type="string" calcext:value-type="string">
            <text:p><text:a xlink:href="https://www.mechatronics-pro.de/de/gt2-/-2gt-zahnriemen-10mm-neopren-mit-fiberglas-kern-3d-drucker-cnc-linear_685.html" xlink:type="simple">link</text:a></text:p>
          </table:table-cell>
          <table:table-cell table:style-name="ce99" office:value-type="string" calcext:value-type="string">
            <text:p>Mechatronics Pro</text:p>
          </table:table-cell>
          <table:table-cell table:style-name="ce80"/>
          <table:table-cell table:style-name="ce205"/>
          <table:table-cell table:style-name="ce80"/>
          <table:table-cell table:style-name="ce193"/>
          <table:table-cell table:style-name="ce222"/>
          <table:table-cell table:style-name="ce193"/>
          <table:table-cell table:style-name="ce80"/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Nuts</text:p>
          </table:table-cell>
          <table:table-cell table:style-name="ce108" office:value-type="string" calcext:value-type="string">
            <text:p>DIN 985 M4</text:p>
          </table:table-cell>
          <table:table-cell table:style-name="ce108" office:value-type="float" office:value="100" calcext:value-type="float">
            <text:p>100</text:p>
          </table:table-cell>
          <table:table-cell table:style-name="ce119" office:value-type="currency" office:currency="EUR" office:value="0.0105" calcext:value-type="currency">
            <text:p>€0.01</text:p>
          </table:table-cell>
          <table:table-cell table:style-name="ce136" table:formula="of:=[.C69]*[.D69]" office:value-type="currency" office:currency="EUR" office:value="1.05" calcext:value-type="currency">
            <text:p>1.05 €</text:p>
          </table:table-cell>
          <table:table-cell table:style-name="ce149" office:value-type="currency" office:currency="EUR" office:value="3.95" calcext:value-type="currency" table:number-columns-spanned="1" table:number-rows-spanned="13">
            <text:p>3.95 €</text:p>
          </table:table-cell>
          <table:table-cell table:style-name="ce164" office:value-type="string" calcext:value-type="string">
            <text:p><text:a xlink:href="https://malimo24.de/Sicherungsmuttern-DIN-985-galv-verzinkt-M4-100-Stueck" xlink:type="simple">link</text:a></text:p>
          </table:table-cell>
          <table:table-cell table:style-name="ce99" office:value-type="string" calcext:value-type="string" table:number-columns-spanned="1" table:number-rows-spanned="13">
            <text:p>QS Vertriebs</text:p>
          </table:table-cell>
          <table:table-cell table:style-name="ce80"/>
          <table:table-cell table:style-name="ce204"/>
          <table:table-cell table:style-name="ce206"/>
          <table:table-cell table:style-name="ce193"/>
          <table:table-cell table:style-name="ce222"/>
          <table:table-cell table:style-name="ce193"/>
          <table:table-cell table:style-name="ce80" table:number-columns-spanned="1" table:number-rows-spanned="13"/>
          <table:table-cell table:style-name="ce74"/>
          <table:table-cell table:style-name="ce86"/>
          <table:table-cell table:style-name="ce74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Nuts</text:p>
          </table:table-cell>
          <table:table-cell table:style-name="ce108" office:value-type="string" calcext:value-type="string">
            <text:p>DIN 985 M5</text:p>
          </table:table-cell>
          <table:table-cell table:style-name="ce108" office:value-type="float" office:value="100" calcext:value-type="float">
            <text:p>100</text:p>
          </table:table-cell>
          <table:table-cell table:style-name="ce119" office:value-type="currency" office:currency="EUR" office:value="0.0105" calcext:value-type="currency">
            <text:p>€0.01</text:p>
          </table:table-cell>
          <table:table-cell table:style-name="ce136" table:formula="of:=[.C70]*[.D70]" office:value-type="currency" office:currency="EUR" office:value="1.05" calcext:value-type="currency">
            <text:p>1.05 €</text:p>
          </table:table-cell>
          <table:covered-table-cell table:style-name="ce19"/>
          <table:table-cell table:style-name="ce164" office:value-type="string" calcext:value-type="string">
            <text:p><text:a xlink:href="https://malimo24.de/Sicherungsmuttern-DIN-985-galv-verzinkt-M5-100-Stueck" xlink:type="simple">link</text:a></text:p>
          </table:table-cell>
          <table:covered-table-cell table:style-name="ce21"/>
          <table:table-cell table:style-name="ce80"/>
          <table:table-cell table:style-name="ce204"/>
          <table:table-cell table:style-name="ce206"/>
          <table:table-cell table:style-name="ce193"/>
          <table:table-cell table:style-name="ce222"/>
          <table:table-cell table:style-name="ce193"/>
          <table:covered-table-cell table:style-name="ce21"/>
          <table:table-cell table:style-name="ce74"/>
          <table:table-cell table:style-name="ce86"/>
          <table:table-cell table:style-name="ce74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Nuts</text:p>
          </table:table-cell>
          <table:table-cell table:style-name="ce108" office:value-type="string" calcext:value-type="string">
            <text:p>DIN 985 M6</text:p>
          </table:table-cell>
          <table:table-cell table:style-name="ce108" office:value-type="float" office:value="100" calcext:value-type="float">
            <text:p>100</text:p>
          </table:table-cell>
          <table:table-cell table:style-name="ce119" office:value-type="currency" office:currency="EUR" office:value="0.0122" calcext:value-type="currency">
            <text:p>€0.01</text:p>
          </table:table-cell>
          <table:table-cell table:style-name="ce136" table:formula="of:=[.C71]*[.D71]" office:value-type="currency" office:currency="EUR" office:value="1.22" calcext:value-type="currency">
            <text:p>1.22 €</text:p>
          </table:table-cell>
          <table:covered-table-cell table:style-name="ce19"/>
          <table:table-cell table:style-name="ce164" office:value-type="string" calcext:value-type="string">
            <text:p><text:a xlink:href="https://www.ebay.de/itm/Sicherungsmuttern-Stopmuttern-Muttern-Din-985-verzinkt/150653102538?hash=item23139fe9ca:g:h4wAAOSwBUlfjryu" xlink:type="simple">link</text:a></text:p>
          </table:table-cell>
          <table:covered-table-cell table:style-name="ce21"/>
          <table:table-cell table:style-name="ce80"/>
          <table:table-cell table:style-name="ce204"/>
          <table:table-cell table:style-name="ce206" office:value-type="string" calcext:value-type="string">
            <text:p>updated link</text:p>
          </table:table-cell>
          <table:table-cell table:style-name="ce193"/>
          <table:table-cell table:style-name="ce222"/>
          <table:table-cell table:style-name="ce193"/>
          <table:covered-table-cell table:style-name="ce21"/>
          <table:table-cell table:style-name="ce74"/>
          <table:table-cell table:style-name="ce86"/>
          <table:table-cell table:style-name="ce74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Nuts</text:p>
          </table:table-cell>
          <table:table-cell table:style-name="ce108" office:value-type="string" calcext:value-type="string">
            <text:p>DIN 985 M8</text:p>
          </table:table-cell>
          <table:table-cell table:style-name="ce108" office:value-type="float" office:value="100" calcext:value-type="float">
            <text:p>100</text:p>
          </table:table-cell>
          <table:table-cell table:style-name="ce119" table:formula="of:=[.D71]*2" office:value-type="currency" office:currency="EUR" office:value="0.0244" calcext:value-type="currency">
            <text:p>€0.02</text:p>
          </table:table-cell>
          <table:table-cell table:style-name="ce136" table:formula="of:=[.C72]*[.D72]" office:value-type="currency" office:currency="EUR" office:value="2.44" calcext:value-type="currency">
            <text:p>2.44 €</text:p>
          </table:table-cell>
          <table:covered-table-cell table:style-name="ce19"/>
          <table:table-cell table:style-name="ce164" office:value-type="string" calcext:value-type="string">
            <text:p><text:a xlink:href="https://malimo24.de/Sicherungsmuttern-DIN-985-galv-verzinkt-M8-50-Stueck" xlink:type="simple">link</text:a></text:p>
          </table:table-cell>
          <table:covered-table-cell table:style-name="ce21"/>
          <table:table-cell table:style-name="ce80"/>
          <table:table-cell table:style-name="ce204"/>
          <table:table-cell table:style-name="ce206"/>
          <table:table-cell table:style-name="ce193"/>
          <table:table-cell table:style-name="ce222"/>
          <table:table-cell table:style-name="ce193"/>
          <table:covered-table-cell table:style-name="ce21"/>
          <table:table-cell table:style-name="ce74"/>
          <table:table-cell table:style-name="ce86"/>
          <table:table-cell table:style-name="ce74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Screws</text:p>
          </table:table-cell>
          <table:table-cell table:style-name="ce108" office:value-type="string" calcext:value-type="string">
            <text:p>DIN 912 M5 8mm</text:p>
          </table:table-cell>
          <table:table-cell table:style-name="ce108" office:value-type="float" office:value="400" calcext:value-type="float">
            <text:p>400</text:p>
          </table:table-cell>
          <table:table-cell table:style-name="ce119" office:value-type="currency" office:currency="EUR" office:value="0.0289" calcext:value-type="currency">
            <text:p>€0.03</text:p>
          </table:table-cell>
          <table:table-cell table:style-name="ce136" table:formula="of:=[.C73]*[.D73]" office:value-type="currency" office:currency="EUR" office:value="11.56" calcext:value-type="currency">
            <text:p>11.56 €</text:p>
          </table:table-cell>
          <table:covered-table-cell table:style-name="ce19"/>
          <table:table-cell table:style-name="ce164" office:value-type="string" calcext:value-type="string">
            <text:p><text:a xlink:href="https://malimo24.de/DIN-912-Zylinderschrauben-Edelstahl-A2-M5-x-8-mm-100-Stueck" xlink:type="simple">link</text:a></text:p>
          </table:table-cell>
          <table:covered-table-cell table:style-name="ce21"/>
          <table:table-cell table:style-name="ce80"/>
          <table:table-cell table:style-name="ce204"/>
          <table:table-cell table:style-name="ce206"/>
          <table:table-cell table:style-name="ce193"/>
          <table:table-cell table:style-name="ce222"/>
          <table:table-cell table:style-name="ce193"/>
          <table:covered-table-cell table:style-name="ce21"/>
          <table:table-cell table:style-name="ce74"/>
          <table:table-cell table:style-name="ce86"/>
          <table:table-cell table:style-name="ce74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Screws</text:p>
          </table:table-cell>
          <table:table-cell table:style-name="ce108" office:value-type="string" calcext:value-type="string">
            <text:p>DIN 912 M5 12mm</text:p>
          </table:table-cell>
          <table:table-cell table:style-name="ce108" office:value-type="float" office:value="300" calcext:value-type="float">
            <text:p>300</text:p>
          </table:table-cell>
          <table:table-cell table:style-name="ce119" office:value-type="currency" office:currency="EUR" office:value="0.014" calcext:value-type="currency">
            <text:p>€0.01</text:p>
          </table:table-cell>
          <table:table-cell table:style-name="ce136" table:formula="of:=[.C74]*[.D74]" office:value-type="currency" office:currency="EUR" office:value="4.2" calcext:value-type="currency">
            <text:p>4.20 €</text:p>
          </table:table-cell>
          <table:covered-table-cell table:style-name="ce19"/>
          <table:table-cell table:style-name="ce164" office:value-type="string" calcext:value-type="string">
            <text:p><text:a xlink:href="https://malimo24.de/DIN-912-Zylinderschrauben-galv-verzinkt-88-M5-x-12-mm-100-Stueck" xlink:type="simple">link</text:a></text:p>
          </table:table-cell>
          <table:covered-table-cell table:style-name="ce21"/>
          <table:table-cell table:style-name="ce80"/>
          <table:table-cell table:style-name="ce204"/>
          <table:table-cell table:style-name="ce206"/>
          <table:table-cell table:style-name="ce193"/>
          <table:table-cell table:style-name="ce222"/>
          <table:table-cell table:style-name="ce193"/>
          <table:covered-table-cell table:style-name="ce21"/>
          <table:table-cell table:style-name="ce74"/>
          <table:table-cell table:style-name="ce86"/>
          <table:table-cell table:style-name="ce74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Screws</text:p>
          </table:table-cell>
          <table:table-cell table:style-name="ce108" office:value-type="string" calcext:value-type="string">
            <text:p>DIN 912 M5 16mm</text:p>
          </table:table-cell>
          <table:table-cell table:style-name="ce108" office:value-type="float" office:value="200" calcext:value-type="float">
            <text:p>200</text:p>
          </table:table-cell>
          <table:table-cell table:style-name="ce119" office:value-type="currency" office:currency="EUR" office:value="0.017" calcext:value-type="currency">
            <text:p>€0.02</text:p>
          </table:table-cell>
          <table:table-cell table:style-name="ce136" table:formula="of:=[.C75]*[.D75]" office:value-type="currency" office:currency="EUR" office:value="3.4" calcext:value-type="currency">
            <text:p>3.40 €</text:p>
          </table:table-cell>
          <table:covered-table-cell table:style-name="ce19"/>
          <table:table-cell table:style-name="ce164" office:value-type="string" calcext:value-type="string">
            <text:p><text:a xlink:href="https://malimo24.de/DIN-912-Zylinderschrauben-galv-verzinkt-88-M5-x-16-mm-100-Stueck" xlink:type="simple">link</text:a></text:p>
          </table:table-cell>
          <table:covered-table-cell table:style-name="ce21"/>
          <table:table-cell table:style-name="ce80"/>
          <table:table-cell table:style-name="ce204"/>
          <table:table-cell table:style-name="ce206"/>
          <table:table-cell table:style-name="ce193"/>
          <table:table-cell table:style-name="ce222"/>
          <table:table-cell table:style-name="ce193"/>
          <table:covered-table-cell table:style-name="ce21"/>
          <table:table-cell table:style-name="ce74"/>
          <table:table-cell table:style-name="ce86"/>
          <table:table-cell table:style-name="ce74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Screws</text:p>
          </table:table-cell>
          <table:table-cell table:style-name="ce108" office:value-type="string" calcext:value-type="string">
            <text:p>DIN 912 M8 12mm</text:p>
          </table:table-cell>
          <table:table-cell table:style-name="ce108" office:value-type="float" office:value="200" calcext:value-type="float">
            <text:p>200</text:p>
          </table:table-cell>
          <table:table-cell table:style-name="ce119" office:value-type="currency" office:currency="EUR" office:value="0.036" calcext:value-type="currency">
            <text:p>€0.04</text:p>
          </table:table-cell>
          <table:table-cell table:style-name="ce136" table:formula="of:=[.C76]*[.D76]" office:value-type="currency" office:currency="EUR" office:value="7.2" calcext:value-type="currency">
            <text:p>7.20 €</text:p>
          </table:table-cell>
          <table:covered-table-cell table:style-name="ce19"/>
          <table:table-cell table:style-name="ce164" office:value-type="string" calcext:value-type="string">
            <text:p><text:a xlink:href="https://malimo24.de/DIN-912-Zylinderschrauben-galv-verzinkt-88-M8-x-12-mm-50-Stueck" xlink:type="simple">link</text:a></text:p>
          </table:table-cell>
          <table:covered-table-cell table:style-name="ce21"/>
          <table:table-cell table:style-name="ce80"/>
          <table:table-cell table:style-name="ce204"/>
          <table:table-cell table:style-name="ce206"/>
          <table:table-cell table:style-name="ce193"/>
          <table:table-cell table:style-name="ce222"/>
          <table:table-cell table:style-name="ce193"/>
          <table:covered-table-cell table:style-name="ce21"/>
          <table:table-cell table:style-name="ce74"/>
          <table:table-cell table:style-name="ce86"/>
          <table:table-cell table:style-name="ce74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Screws</text:p>
          </table:table-cell>
          <table:table-cell table:style-name="ce108" office:value-type="string" calcext:value-type="string">
            <text:p>DIN 912 M4 20mm</text:p>
          </table:table-cell>
          <table:table-cell table:style-name="ce108" office:value-type="float" office:value="200" calcext:value-type="float">
            <text:p>200</text:p>
          </table:table-cell>
          <table:table-cell table:style-name="ce119" office:value-type="currency" office:currency="EUR" office:value="0.016" calcext:value-type="currency">
            <text:p>€0.02</text:p>
          </table:table-cell>
          <table:table-cell table:style-name="ce136" table:formula="of:=[.C77]*[.D77]" office:value-type="currency" office:currency="EUR" office:value="3.2" calcext:value-type="currency">
            <text:p>3.20 €</text:p>
          </table:table-cell>
          <table:covered-table-cell table:style-name="ce19"/>
          <table:table-cell table:style-name="ce164" office:value-type="string" calcext:value-type="string">
            <text:p><text:a xlink:href="https://www.ebay.de/itm/M4-MaLiMo-DIN-912-Zylinderschrauben-galv-verzinkt-8-8/311791183620?hash=item489833e704:g:JDIAAOSwymxVOKfb" xlink:type="simple">link</text:a></text:p>
          </table:table-cell>
          <table:covered-table-cell table:style-name="ce21"/>
          <table:table-cell table:style-name="ce80"/>
          <table:table-cell table:style-name="ce204"/>
          <table:table-cell table:style-name="ce206" office:value-type="string" calcext:value-type="string">
            <text:p>updated link</text:p>
          </table:table-cell>
          <table:table-cell table:style-name="ce193"/>
          <table:table-cell table:style-name="ce222"/>
          <table:table-cell table:style-name="ce193"/>
          <table:covered-table-cell table:style-name="ce21"/>
          <table:table-cell table:style-name="ce74"/>
          <table:table-cell table:style-name="ce86"/>
          <table:table-cell table:style-name="ce74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Screws</text:p>
          </table:table-cell>
          <table:table-cell table:style-name="ce108" office:value-type="string" calcext:value-type="string">
            <text:p>DIN 912 M6 12mm</text:p>
          </table:table-cell>
          <table:table-cell table:style-name="ce108" office:value-type="float" office:value="200" calcext:value-type="float">
            <text:p>200</text:p>
          </table:table-cell>
          <table:table-cell table:style-name="ce119" office:value-type="currency" office:currency="EUR" office:value="0.0202" calcext:value-type="currency">
            <text:p>€0.02</text:p>
          </table:table-cell>
          <table:table-cell table:style-name="ce136" table:formula="of:=[.C78]*[.D78]" office:value-type="currency" office:currency="EUR" office:value="4.04" calcext:value-type="currency">
            <text:p>4.04 €</text:p>
          </table:table-cell>
          <table:covered-table-cell table:style-name="ce19"/>
          <table:table-cell table:style-name="ce164" office:value-type="string" calcext:value-type="string">
            <text:p><text:a xlink:href="https://www.ebay.de/itm/M6-MaLiMo-DIN-912-Zylinderschrauben-galv-verzinkt-8-8/310573297696?hash=item484f9c7020:g:1YAAAOSwBLlVOKeJ" xlink:type="simple">link</text:a></text:p>
          </table:table-cell>
          <table:covered-table-cell table:style-name="ce21"/>
          <table:table-cell table:style-name="ce80"/>
          <table:table-cell table:style-name="ce204"/>
          <table:table-cell table:style-name="ce206" office:value-type="string" calcext:value-type="string">
            <text:p>updated link</text:p>
          </table:table-cell>
          <table:table-cell table:style-name="ce193"/>
          <table:table-cell table:style-name="ce222"/>
          <table:table-cell table:style-name="ce193"/>
          <table:covered-table-cell table:style-name="ce21"/>
          <table:table-cell table:style-name="ce74"/>
          <table:table-cell table:style-name="ce86"/>
          <table:table-cell table:style-name="ce74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Washers</text:p>
          </table:table-cell>
          <table:table-cell table:style-name="ce79" office:value-type="string" calcext:value-type="string">
            <text:p>DIN 125 M5</text:p>
          </table:table-cell>
          <table:table-cell table:style-name="ce79" office:value-type="float" office:value="200" calcext:value-type="float">
            <text:p>200</text:p>
          </table:table-cell>
          <table:table-cell table:style-name="ce78" office:value-type="currency" office:currency="EUR" office:value="0.01" calcext:value-type="currency">
            <text:p>€0.01</text:p>
          </table:table-cell>
          <table:table-cell table:style-name="ce136" table:formula="of:=[.C79]*[.D79]" office:value-type="currency" office:currency="EUR" office:value="2" calcext:value-type="currency">
            <text:p>2.00 €</text:p>
          </table:table-cell>
          <table:covered-table-cell table:style-name="ce19"/>
          <table:table-cell table:style-name="ce163" office:value-type="string" calcext:value-type="string">
            <text:p><text:a xlink:href="https://malimo24.de/Unterlegscheiben-DIN-125-A-Edelstahl-A2-M5-100-Stueck" xlink:type="simple">link</text:a></text:p>
          </table:table-cell>
          <table:covered-table-cell table:style-name="ce21"/>
          <table:table-cell table:style-name="ce80"/>
          <table:table-cell table:style-name="ce204"/>
          <table:table-cell table:style-name="ce206"/>
          <table:table-cell table:style-name="ce193"/>
          <table:table-cell table:style-name="ce222"/>
          <table:table-cell table:style-name="ce193"/>
          <table:covered-table-cell table:style-name="ce21"/>
          <table:table-cell table:style-name="ce74"/>
          <table:table-cell table:style-name="ce86"/>
          <table:table-cell table:style-name="ce74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Washers</text:p>
          </table:table-cell>
          <table:table-cell table:style-name="ce79" office:value-type="string" calcext:value-type="string">
            <text:p>DIN 125 M6</text:p>
          </table:table-cell>
          <table:table-cell table:style-name="ce79" office:value-type="float" office:value="200" calcext:value-type="float">
            <text:p>200</text:p>
          </table:table-cell>
          <table:table-cell table:style-name="ce78" office:value-type="currency" office:currency="EUR" office:value="0.01" calcext:value-type="currency">
            <text:p>€0.01</text:p>
          </table:table-cell>
          <table:table-cell table:style-name="ce136" table:formula="of:=[.C80]*[.D80]" office:value-type="currency" office:currency="EUR" office:value="2" calcext:value-type="currency">
            <text:p>2.00 €</text:p>
          </table:table-cell>
          <table:covered-table-cell table:style-name="ce19"/>
          <table:table-cell table:style-name="ce169" office:value-type="string" calcext:value-type="string">
            <text:p><text:a xlink:href="https://malimo24.de/Unterlegscheiben-DIN-125-A-Edelstahl-A2-M6-100-Stueck" xlink:type="simple">link</text:a></text:p>
          </table:table-cell>
          <table:covered-table-cell table:style-name="ce21"/>
          <table:table-cell table:style-name="ce80"/>
          <table:table-cell table:style-name="ce204"/>
          <table:table-cell table:style-name="ce89"/>
          <table:table-cell table:style-name="ce193"/>
          <table:table-cell table:style-name="ce222"/>
          <table:table-cell table:style-name="ce193"/>
          <table:covered-table-cell table:style-name="ce21"/>
          <table:table-cell table:style-name="ce74"/>
          <table:table-cell table:style-name="ce86"/>
          <table:table-cell table:style-name="ce74" table:number-columns-repeated="15"/>
          <table:table-cell table:number-columns-repeated="992"/>
        </table:table-row>
        <table:table-row table:style-name="ro1">
          <table:table-cell table:style-name="ce79" office:value-type="string" calcext:value-type="string">
            <text:p>Washers</text:p>
          </table:table-cell>
          <table:table-cell table:style-name="ce79" office:value-type="string" calcext:value-type="string">
            <text:p>DIN 125 M8</text:p>
          </table:table-cell>
          <table:table-cell table:style-name="ce79" office:value-type="float" office:value="100" calcext:value-type="float">
            <text:p>100</text:p>
          </table:table-cell>
          <table:table-cell table:style-name="ce119" office:value-type="currency" office:currency="EUR" office:value="0.02" calcext:value-type="currency">
            <text:p>€0.02</text:p>
          </table:table-cell>
          <table:table-cell table:style-name="ce136" table:formula="of:=[.C81]*[.D81]" office:value-type="currency" office:currency="EUR" office:value="2" calcext:value-type="currency">
            <text:p>2.00 €</text:p>
          </table:table-cell>
          <table:covered-table-cell table:style-name="ce20"/>
          <table:table-cell table:style-name="ce169" office:value-type="string" calcext:value-type="string">
            <text:p><text:a xlink:href="https://malimo24.de/Unterlegscheiben-DIN-125-A-Edelstahl-A2-M8-50-Stueck" xlink:type="simple">link</text:a></text:p>
          </table:table-cell>
          <table:covered-table-cell table:style-name="ce22"/>
          <table:table-cell table:style-name="ce80"/>
          <table:table-cell table:style-name="ce204"/>
          <table:table-cell table:style-name="ce89"/>
          <table:table-cell table:style-name="ce193"/>
          <table:table-cell table:style-name="ce222"/>
          <table:table-cell table:style-name="ce193"/>
          <table:covered-table-cell table:style-name="ce22"/>
          <table:table-cell table:style-name="ce74"/>
          <table:table-cell table:style-name="ce86"/>
          <table:table-cell table:style-name="ce74" table:number-columns-repeated="15"/>
          <table:table-cell table:number-columns-repeated="992"/>
        </table:table-row>
        <table:table-row table:style-name="ro1">
          <table:table-cell table:style-name="ce1" table:number-columns-spanned="11" table:number-rows-spanned="1"/>
          <table:covered-table-cell table:number-columns-repeated="9" table:style-name="ce7"/>
          <table:covered-table-cell table:style-name="ce52"/>
          <table:table-cell table:style-name="ce210"/>
          <table:table-cell table:style-name="ce218"/>
          <table:table-cell table:style-name="ce61"/>
          <table:table-cell table:style-name="ce37"/>
          <table:table-cell/>
          <table:table-cell table:style-name="ce6"/>
          <table:table-cell table:number-columns-repeated="1007"/>
        </table:table-row>
        <table:table-row table:style-name="ro1">
          <table:table-cell table:number-columns-repeated="4"/>
          <table:table-cell table:style-name="ce141" table:formula="of:=SUM([.E3:.E81])" office:value-type="currency" office:currency="EUR" office:value="1864.69744" calcext:value-type="currency">
            <text:p>1,864.70 €</text:p>
          </table:table-cell>
          <table:table-cell table:style-name="ce141"/>
          <table:table-cell table:style-name="ce75"/>
          <table:table-cell/>
          <table:table-cell table:style-name="ce28"/>
          <table:table-cell table:number-columns-repeated="2"/>
          <table:table-cell table:style-name="ce75"/>
          <table:table-cell table:style-name="ce217"/>
          <table:table-cell/>
          <table:table-cell table:style-name="ce232"/>
          <table:table-cell/>
          <table:table-cell table:style-name="ce6"/>
          <table:table-cell table:number-columns-repeated="1007"/>
        </table:table-row>
        <table:table-row table:style-name="ro1" table:number-rows-repeated="15">
          <table:table-cell table:number-columns-repeated="4"/>
          <table:table-cell table:style-name="ce141" table:number-columns-repeated="2"/>
          <table:table-cell table:style-name="ce75"/>
          <table:table-cell/>
          <table:table-cell table:style-name="ce28"/>
          <table:table-cell table:number-columns-repeated="2"/>
          <table:table-cell table:style-name="ce75"/>
          <table:table-cell table:style-name="ce217"/>
          <table:table-cell/>
          <table:table-cell table:style-name="ce232"/>
          <table:table-cell/>
          <table:table-cell table:style-name="ce6"/>
          <table:table-cell table:number-columns-repeated="1007"/>
        </table:table-row>
        <table:table-row table:style-name="ro1">
          <table:table-cell table:number-columns-repeated="4"/>
          <table:table-cell table:style-name="ce141" table:number-columns-repeated="2"/>
          <table:table-cell table:style-name="ce28"/>
          <table:table-cell/>
          <table:table-cell table:style-name="ce28"/>
          <table:table-cell table:number-columns-repeated="2"/>
          <table:table-cell table:style-name="ce75"/>
          <table:table-cell table:style-name="ce217"/>
          <table:table-cell/>
          <table:table-cell table:style-name="ce232"/>
          <table:table-cell/>
          <table:table-cell table:style-name="ce6"/>
          <table:table-cell table:number-columns-repeated="1007"/>
        </table:table-row>
        <table:table-row table:style-name="ro1" table:number-rows-repeated="2">
          <table:table-cell table:number-columns-repeated="4"/>
          <table:table-cell table:style-name="ce141" table:number-columns-repeated="2"/>
          <table:table-cell table:style-name="ce28"/>
          <table:table-cell/>
          <table:table-cell table:style-name="ce28"/>
          <table:table-cell table:number-columns-repeated="2"/>
          <table:table-cell table:style-name="ce75"/>
          <table:table-cell table:style-name="ce217"/>
          <table:table-cell/>
          <table:table-cell table:style-name="ce232"/>
          <table:table-cell table:style-name="ce75"/>
          <table:table-cell table:style-name="ce28"/>
          <table:table-cell table:style-name="ce75" table:number-columns-repeated="15"/>
          <table:table-cell table:number-columns-repeated="992"/>
        </table:table-row>
        <table:table-row table:style-name="ro1">
          <table:table-cell table:number-columns-repeated="4"/>
          <table:table-cell table:style-name="ce141" table:number-columns-repeated="2"/>
          <table:table-cell table:style-name="ce28"/>
          <table:table-cell/>
          <table:table-cell table:style-name="ce28"/>
          <table:table-cell table:number-columns-repeated="2"/>
          <table:table-cell table:style-name="ce75"/>
          <table:table-cell table:style-name="ce217"/>
          <table:table-cell/>
          <table:table-cell table:style-name="ce232"/>
          <table:table-cell/>
          <table:table-cell table:style-name="ce6"/>
          <table:table-cell table:number-columns-repeated="1007"/>
        </table:table-row>
        <table:table-row table:style-name="ro1" table:number-rows-repeated="3">
          <table:table-cell table:number-columns-repeated="4"/>
          <table:table-cell table:style-name="ce141" table:number-columns-repeated="2"/>
          <table:table-cell table:style-name="ce28"/>
          <table:table-cell/>
          <table:table-cell table:style-name="ce28"/>
          <table:table-cell table:number-columns-repeated="2"/>
          <table:table-cell table:style-name="ce75"/>
          <table:table-cell table:style-name="ce217"/>
          <table:table-cell/>
          <table:table-cell table:style-name="ce232"/>
          <table:table-cell/>
          <table:table-cell table:style-name="ce6"/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17"/>
          <table:table-cell table:style-name="ce71"/>
          <table:table-cell table:style-name="ce70"/>
          <table:table-cell table:style-name="ce28" table:number-columns-repeated="2"/>
          <table:table-cell table:style-name="ce193"/>
          <table:table-cell table:style-name="ce51"/>
          <table:table-cell table:style-name="ce60"/>
          <table:table-cell table:style-name="ce193"/>
          <table:table-cell table:style-name="ce222"/>
          <table:table-cell table:style-name="ce60"/>
          <table:table-cell table:style-name="ce80"/>
          <table:table-cell/>
          <table:table-cell table:style-name="ce6"/>
          <table:table-cell table:number-columns-repeated="1007"/>
        </table:table-row>
        <table:table-row table:style-name="ro1" table:number-rows-repeated="2">
          <table:table-cell table:style-name="ce6" table:number-columns-repeated="3"/>
          <table:table-cell table:style-name="ce17"/>
          <table:table-cell table:style-name="ce71"/>
          <table:table-cell table:style-name="ce70"/>
          <table:table-cell table:style-name="ce28" table:number-columns-repeated="2"/>
          <table:table-cell table:style-name="ce193"/>
          <table:table-cell table:style-name="ce51"/>
          <table:table-cell table:style-name="ce60"/>
          <table:table-cell table:style-name="ce193"/>
          <table:table-cell table:style-name="ce222"/>
          <table:table-cell table:style-name="ce60"/>
          <table:table-cell table:style-name="ce80"/>
          <table:table-cell/>
          <table:table-cell table:style-name="ce6"/>
          <table:table-cell table:number-columns-repeated="1007"/>
        </table:table-row>
        <table:table-row table:style-name="ro1" table:number-rows-repeated="5">
          <table:table-cell table:number-columns-repeated="4"/>
          <table:table-cell table:style-name="ce141" table:number-columns-repeated="2"/>
          <table:table-cell table:style-name="ce28" table:number-columns-repeated="2"/>
          <table:table-cell table:style-name="ce193"/>
          <table:table-cell table:style-name="ce51"/>
          <table:table-cell table:style-name="ce60"/>
          <table:table-cell table:style-name="ce193"/>
          <table:table-cell table:style-name="ce222"/>
          <table:table-cell table:style-name="ce60"/>
          <table:table-cell table:style-name="ce80"/>
          <table:table-cell/>
          <table:table-cell table:style-name="ce6"/>
          <table:table-cell table:number-columns-repeated="1007"/>
        </table:table-row>
        <table:table-row table:style-name="ro1" table:number-rows-repeated="7">
          <table:table-cell table:number-columns-repeated="4"/>
          <table:table-cell table:style-name="ce141" table:number-columns-repeated="2"/>
          <table:table-cell table:style-name="ce28"/>
          <table:table-cell/>
          <table:table-cell table:style-name="ce28"/>
          <table:table-cell table:number-columns-repeated="2"/>
          <table:table-cell table:style-name="ce75"/>
          <table:table-cell table:style-name="ce217"/>
          <table:table-cell/>
          <table:table-cell table:style-name="ce232"/>
          <table:table-cell/>
          <table:table-cell table:style-name="ce6"/>
          <table:table-cell table:number-columns-repeated="1007"/>
        </table:table-row>
        <table:table-row table:style-name="ro1">
          <table:table-cell table:style-name="ce6" table:number-columns-repeated="4"/>
          <table:table-cell table:style-name="ce71"/>
          <table:table-cell table:style-name="ce70"/>
          <table:table-cell table:style-name="ce28" table:number-columns-repeated="2"/>
          <table:table-cell table:style-name="ce193"/>
          <table:table-cell table:style-name="ce51"/>
          <table:table-cell table:style-name="ce60"/>
          <table:table-cell table:style-name="ce193"/>
          <table:table-cell table:style-name="ce222"/>
          <table:table-cell table:style-name="ce60"/>
          <table:table-cell table:style-name="ce80"/>
          <table:table-cell/>
          <table:table-cell table:style-name="ce6"/>
          <table:table-cell table:number-columns-repeated="1007"/>
        </table:table-row>
        <table:table-row table:style-name="ro1" table:number-rows-repeated="970">
          <table:table-cell table:style-name="ce6" table:number-columns-repeated="4"/>
          <table:table-cell table:style-name="ce71"/>
          <table:table-cell table:style-name="ce70"/>
          <table:table-cell table:style-name="ce28" table:number-columns-repeated="2"/>
          <table:table-cell table:style-name="ce193"/>
          <table:table-cell table:style-name="ce51"/>
          <table:table-cell table:style-name="ce60"/>
          <table:table-cell table:style-name="ce193"/>
          <table:table-cell table:style-name="ce222"/>
          <table:table-cell table:style-name="ce60"/>
          <table:table-cell table:style-name="ce80"/>
          <table:table-cell/>
          <table:table-cell table:style-name="ce6"/>
          <table:table-cell table:number-columns-repeated="1007"/>
        </table:table-row>
        <table:table-row table:style-name="ro3" table:number-rows-repeated="104748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Arial" svg:font-family="Arial"/>
    <style:font-face style:name="Cambria" svg:font-family="Cambria"/>
    <style:font-face style:name="Skin-market-sans" svg:font-family="Skin-market-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26">
      <number:currency-symbol>€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FDM-HTU" style:display-name="PageStyle_MidFDM-HT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dFDM-Kleve" style:display-name="PageStyle_midFDM-Klev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330" meta:object-count="0"/>
    <meta:generator>LibreOfficeDev/6.0.5.2$Linux_X86_64 LibreOffice_project/</meta:generator>
  </office:meta>
</office:document-meta>
</file>